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472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1.1661in"/>
    </style:style>
    <style:style style:name="co8" style:family="table-column">
      <style:table-column-properties fo:break-before="auto" style:column-width="0.7161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1.2689in"/>
    </style:style>
    <style:style style:name="co14" style:family="table-column">
      <style:table-column-properties fo:break-before="auto" style:column-width="1.569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ter.mean</text:p>
          </table:table-cell>
          <table:table-cell office:value-type="string" calcext:value-type="string">
            <text:p>iter.sd</text:p>
          </table:table-cell>
          <table:table-cell office:value-type="string" calcext:value-type="string">
            <text:p>iter.max</text:p>
          </table:table-cell>
          <table:table-cell office:value-type="string" calcext:value-type="string">
            <text:p>iter.min</text:p>
          </table:table-cell>
          <table:table-cell office:value-type="string" calcext:value-type="string">
            <text:p>time.mean</text:p>
          </table:table-cell>
          <table:table-cell office:value-type="string" calcext:value-type="string">
            <text:p>time.sd</text:p>
          </table:table-cell>
          <table:table-cell office:value-type="string" calcext:value-type="string">
            <text:p>memusage.mean</text:p>
          </table:table-cell>
          <table:table-cell office:value-type="string" calcext:value-type="string">
            <text:p>memusage.sd</text:p>
          </table:table-cell>
          <table:table-cell office:value-type="string" calcext:value-type="string">
            <text:p>cost.initial</text:p>
          </table:table-cell>
          <table:table-cell office:value-type="string" calcext:value-type="string">
            <text:p>cost.mean</text:p>
          </table:table-cell>
          <table:table-cell office:value-type="string" calcext:value-type="string">
            <text:p>cost.sd</text:p>
          </table:table-cell>
          <table:table-cell office:value-type="string" calcext:value-type="string">
            <text:p>cost.min</text:p>
          </table:table-cell>
          <table:table-cell office:value-type="string" calcext:value-type="string">
            <text:p>cost.max</text:p>
          </table:table-cell>
          <table:table-cell office:value-type="string" calcext:value-type="string">
            <text:p>dist.mean</text:p>
          </table:table-cell>
          <table:table-cell office:value-type="string" calcext:value-type="string">
            <text:p>dist.sd</text:p>
          </table:table-cell>
          <table:table-cell office:value-type="string" calcext:value-type="string">
            <text:p>tard.mean</text:p>
          </table:table-cell>
          <table:table-cell office:value-type="string" calcext:value-type="string">
            <text:p>tard.sd</text:p>
          </table:table-cell>
          <table:table-cell office:value-type="string" calcext:value-type="string">
            <text:p>tmax.mean</text:p>
          </table:table-cell>
          <table:table-cell office:value-type="string" calcext:value-type="string">
            <text:p>tmax.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9.45" calcext:value-type="float">
            <text:p>9.45</text:p>
          </table:table-cell>
          <table:table-cell office:value-type="float" office:value="2.0384462607326" calcext:value-type="float">
            <text:p>2.03844626073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316683471391596" calcext:value-type="float">
            <text:p>0.03166834713916</text:p>
          </table:table-cell>
          <table:table-cell office:value-type="float" office:value="134.1353" calcext:value-type="float">
            <text:p>134.1353</text:p>
          </table:table-cell>
          <table:table-cell office:value-type="float" office:value="0.0668762407656673" calcext:value-type="float">
            <text:p>0.066876240765667</text:p>
          </table:table-cell>
          <table:table-cell office:value-type="float" office:value="271.211" calcext:value-type="float">
            <text:p>271.211</text:p>
          </table:table-cell>
          <table:table-cell office:value-type="float" office:value="218.199" calcext:value-type="float">
            <text:p>218.1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.199" calcext:value-type="float">
            <text:p>218.199</text:p>
          </table:table-cell>
          <table:table-cell office:value-type="float" office:value="654.596" calcext:value-type="float">
            <text:p>654.5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3" calcext:value-type="float">
            <text:p>7.3</text:p>
          </table:table-cell>
          <table:table-cell office:value-type="float" office:value="0.57124057057748" calcext:value-type="float">
            <text:p>0.571240570577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9725" calcext:value-type="float">
            <text:p>0.19725</text:p>
          </table:table-cell>
          <table:table-cell office:value-type="float" office:value="0.0193876656394567" calcext:value-type="float">
            <text:p>0.019387665639457</text:p>
          </table:table-cell>
          <table:table-cell office:value-type="float" office:value="134.1267" calcext:value-type="float">
            <text:p>134.1267</text:p>
          </table:table-cell>
          <table:table-cell office:value-type="float" office:value="0.0587520212418251" calcext:value-type="float">
            <text:p>0.058752021241825</text:p>
          </table:table-cell>
          <table:table-cell office:value-type="float" office:value="248.127" calcext:value-type="float">
            <text:p>248.127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.626" calcext:value-type="float">
            <text:p>246.626</text:p>
          </table:table-cell>
          <table:table-cell office:value-type="float" office:value="687.289" calcext:value-type="float">
            <text:p>687.289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  <table:table-cell office:value-type="float" office:value="26.2947" calcext:value-type="float">
            <text:p>26.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3" calcext:value-type="float">
            <text:p>7.3</text:p>
          </table:table-cell>
          <table:table-cell office:value-type="float" office:value="0.57124057057748" calcext:value-type="float">
            <text:p>0.571240570577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52005" calcext:value-type="float">
            <text:p>0.52005</text:p>
          </table:table-cell>
          <table:table-cell office:value-type="float" office:value="0.1494510921585" calcext:value-type="float">
            <text:p>0.1494510921585</text:p>
          </table:table-cell>
          <table:table-cell office:value-type="float" office:value="134.3051" calcext:value-type="float">
            <text:p>134.3051</text:p>
          </table:table-cell>
          <table:table-cell office:value-type="float" office:value="0.155081947777025" calcext:value-type="float">
            <text:p>0.155081947777025</text:p>
          </table:table-cell>
          <table:table-cell office:value-type="float" office:value="339.072" calcext:value-type="float">
            <text:p>339.072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.86" calcext:value-type="float">
            <text:p>305.86</text:p>
          </table:table-cell>
          <table:table-cell office:value-type="float" office:value="741.138" calcext:value-type="float">
            <text:p>741.138</text:p>
          </table:table-cell>
          <table:table-cell office:value-type="float" office:value="0" calcext:value-type="float">
            <text:p>0</text:p>
          </table:table-cell>
          <table:table-cell office:value-type="float" office:value="99.3063" calcext:value-type="float">
            <text:p>99.3063</text:p>
          </table:table-cell>
          <table:table-cell office:value-type="float" office:value="0" calcext:value-type="float">
            <text:p>0</text:p>
          </table:table-cell>
          <table:table-cell office:value-type="float" office:value="77.1347" calcext:value-type="float">
            <text:p>77.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8.5" calcext:value-type="float">
            <text:p>8.5</text:p>
          </table:table-cell>
          <table:table-cell office:value-type="float" office:value="1.7013926184468" calcext:value-type="float">
            <text:p>1.70139261844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.126" calcext:value-type="float">
            <text:p>1.126</text:p>
          </table:table-cell>
          <table:table-cell office:value-type="float" office:value="0.46463047003421" calcext:value-type="float">
            <text:p>0.46463047003421</text:p>
          </table:table-cell>
          <table:table-cell office:value-type="float" office:value="134.2413" calcext:value-type="float">
            <text:p>134.2413</text:p>
          </table:table-cell>
          <table:table-cell office:value-type="float" office:value="0.082650245963908" calcext:value-type="float">
            <text:p>0.082650245963908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189.2488" calcext:value-type="float">
            <text:p>189.2488</text:p>
          </table:table-cell>
          <table:table-cell office:value-type="float" office:value="7.2386876653016" calcext:value-type="float">
            <text:p>7.2386876653016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210.415" calcext:value-type="float">
            <text:p>210.415</text:p>
          </table:table-cell>
          <table:table-cell office:value-type="float" office:value="467.4327" calcext:value-type="float">
            <text:p>467.4327</text:p>
          </table:table-cell>
          <table:table-cell office:value-type="float" office:value="37.4298448386058" calcext:value-type="float">
            <text:p>37.4298448386058</text:p>
          </table:table-cell>
          <table:table-cell office:value-type="float" office:value="61.54266" calcext:value-type="float">
            <text:p>61.54266</text:p>
          </table:table-cell>
          <table:table-cell office:value-type="float" office:value="10.4758750813677" calcext:value-type="float">
            <text:p>10.4758750813677</text:p>
          </table:table-cell>
          <table:table-cell office:value-type="float" office:value="38.77133" calcext:value-type="float">
            <text:p>38.77133</text:p>
          </table:table-cell>
          <table:table-cell office:value-type="float" office:value="5.23793754068386" calcext:value-type="float">
            <text:p>5.23793754068386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4" calcext:value-type="float">
            <text:p>9.4</text:p>
          </table:table-cell>
          <table:table-cell office:value-type="float" office:value="1.56944509134179" calcext:value-type="float">
            <text:p>1.5694450913417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22315" calcext:value-type="float">
            <text:p>0.22315</text:p>
          </table:table-cell>
          <table:table-cell office:value-type="float" office:value="0.0546580518458072" calcext:value-type="float">
            <text:p>0.054658051845807</text:p>
          </table:table-cell>
          <table:table-cell office:value-type="float" office:value="134.2419" calcext:value-type="float">
            <text:p>134.2419</text:p>
          </table:table-cell>
          <table:table-cell office:value-type="float" office:value="0.0791719647349953" calcext:value-type="float">
            <text:p>0.079171964734995</text:p>
          </table:table-cell>
          <table:table-cell office:value-type="float" office:value="271.428" calcext:value-type="float">
            <text:p>271.428</text:p>
          </table:table-cell>
          <table:table-cell office:value-type="float" office:value="191.77305" calcext:value-type="float">
            <text:p>191.77305</text:p>
          </table:table-cell>
          <table:table-cell office:value-type="float" office:value="9.97308678644681" calcext:value-type="float">
            <text:p>9.97308678644681</text:p>
          </table:table-cell>
          <table:table-cell office:value-type="float" office:value="189.543" calcext:value-type="float">
            <text:p>189.543</text:p>
          </table:table-cell>
          <table:table-cell office:value-type="float" office:value="234.144" calcext:value-type="float">
            <text:p>234.144</text:p>
          </table:table-cell>
          <table:table-cell office:value-type="float" office:value="575.3201" calcext:value-type="float">
            <text:p>575.3201</text:p>
          </table:table-cell>
          <table:table-cell office:value-type="float" office:value="29.9190367525427" calcext:value-type="float">
            <text:p>29.91903675254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5" calcext:value-type="float">
            <text:p>8.5</text:p>
          </table:table-cell>
          <table:table-cell office:value-type="float" office:value="1.7013926184468" calcext:value-type="float">
            <text:p>1.701392618446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0514115489790091" calcext:value-type="float">
            <text:p>0.051411548979009</text:p>
          </table:table-cell>
          <table:table-cell office:value-type="float" office:value="134.34965" calcext:value-type="float">
            <text:p>134.34965</text:p>
          </table:table-cell>
          <table:table-cell office:value-type="float" office:value="0.14806231796105" calcext:value-type="float">
            <text:p>0.14806231796105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200.105" calcext:value-type="float">
            <text:p>200.105</text:p>
          </table:table-cell>
          <table:table-cell office:value-type="float" office:value="0.0184676103375335" calcext:value-type="float">
            <text:p>0.018467610337534</text:p>
          </table:table-cell>
          <table:table-cell office:value-type="float" office:value="200.099" calcext:value-type="float">
            <text:p>200.099</text:p>
          </table:table-cell>
          <table:table-cell office:value-type="float" office:value="200.159" calcext:value-type="float">
            <text:p>200.159</text:p>
          </table:table-cell>
          <table:table-cell office:value-type="float" office:value="600.3151" calcext:value-type="float">
            <text:p>600.3151</text:p>
          </table:table-cell>
          <table:table-cell office:value-type="float" office:value="0.0557106245182012" calcext:value-type="float">
            <text:p>0.055710624518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5" calcext:value-type="float">
            <text:p>7.5</text:p>
          </table:table-cell>
          <table:table-cell office:value-type="float" office:value="0.827170191868511" calcext:value-type="float">
            <text:p>0.8271701918685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2535" calcext:value-type="float">
            <text:p>0.12535</text:p>
          </table:table-cell>
          <table:table-cell office:value-type="float" office:value="0.0194321356195566" calcext:value-type="float">
            <text:p>0.019432135619557</text:p>
          </table:table-cell>
          <table:table-cell office:value-type="float" office:value="134.2597" calcext:value-type="float">
            <text:p>134.2597</text:p>
          </table:table-cell>
          <table:table-cell office:value-type="float" office:value="0.106498875704468" calcext:value-type="float">
            <text:p>0.106498875704468</text:p>
          </table:table-cell>
          <table:table-cell office:value-type="float" office:value="383.437" calcext:value-type="float">
            <text:p>383.437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369" calcext:value-type="float">
            <text:p>225.369</text:p>
          </table:table-cell>
          <table:table-cell office:value-type="float" office:value="676.106" calcext:value-type="float">
            <text:p>676.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8" calcext:value-type="float">
            <text:p>8</text:p>
          </table:table-cell>
          <table:table-cell office:value-type="float" office:value="1.07605517369794" calcext:value-type="float">
            <text:p>1.0760551736979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0287678548676159" calcext:value-type="float">
            <text:p>0.028767854867616</text:p>
          </table:table-cell>
          <table:table-cell office:value-type="float" office:value="134.27705" calcext:value-type="float">
            <text:p>134.27705</text:p>
          </table:table-cell>
          <table:table-cell office:value-type="float" office:value="0.0503226170769493" calcext:value-type="float">
            <text:p>0.050322617076949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.049" calcext:value-type="float">
            <text:p>232.049</text:p>
          </table:table-cell>
          <table:table-cell office:value-type="float" office:value="653.268" calcext:value-type="float">
            <text:p>653.268</text:p>
          </table:table-cell>
          <table:table-cell office:value-type="float" office:value="0" calcext:value-type="float">
            <text:p>0</text:p>
          </table:table-cell>
          <table:table-cell office:value-type="float" office:value="26.5071" calcext:value-type="float">
            <text:p>26.5071</text:p>
          </table:table-cell>
          <table:table-cell office:value-type="float" office:value="0" calcext:value-type="float">
            <text:p>0</text:p>
          </table:table-cell>
          <table:table-cell office:value-type="float" office:value="16.3711" calcext:value-type="float">
            <text:p>16.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05" calcext:value-type="float">
            <text:p>8.05</text:p>
          </table:table-cell>
          <table:table-cell office:value-type="float" office:value="2.13923252347043" calcext:value-type="float">
            <text:p>2.1392325234704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83745" calcext:value-type="float">
            <text:p>1.83745</text:p>
          </table:table-cell>
          <table:table-cell office:value-type="float" office:value="1.20483781284584" calcext:value-type="float">
            <text:p>1.20483781284584</text:p>
          </table:table-cell>
          <table:table-cell office:value-type="float" office:value="134.39415" calcext:value-type="float">
            <text:p>134.39415</text:p>
          </table:table-cell>
          <table:table-cell office:value-type="float" office:value="0.109842123546767" calcext:value-type="float">
            <text:p>0.109842123546767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295" calcext:value-type="float">
            <text:p>222.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.295" calcext:value-type="float">
            <text:p>222.295</text:p>
          </table:table-cell>
          <table:table-cell office:value-type="float" office:value="666.885" calcext:value-type="float">
            <text:p>666.8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95" calcext:value-type="float">
            <text:p>7.95</text:p>
          </table:table-cell>
          <table:table-cell office:value-type="float" office:value="0.825577947481897" calcext:value-type="float">
            <text:p>0.8255779474818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0.0269511741761595" calcext:value-type="float">
            <text:p>0.02695117417616</text:p>
          </table:table-cell>
          <table:table-cell office:value-type="float" office:value="134.108" calcext:value-type="float">
            <text:p>134.108</text:p>
          </table:table-cell>
          <table:table-cell office:value-type="float" office:value="0.0738896759400554" calcext:value-type="float">
            <text:p>0.073889675940055</text:p>
          </table:table-cell>
          <table:table-cell office:value-type="float" office:value="261.745" calcext:value-type="float">
            <text:p>261.745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.006" calcext:value-type="float">
            <text:p>225.006</text:p>
          </table:table-cell>
          <table:table-cell office:value-type="float" office:value="675.018" calcext:value-type="float">
            <text:p>675.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341061" calcext:value-type="float">
            <text:p>-3.41061E-14</text:p>
          </table:table-cell>
          <table:table-cell office:value-type="float" office:value="0.0000000000000832979075000339" calcext:value-type="float">
            <text:p>8.32979075000339E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6.9" calcext:value-type="float">
            <text:p>26.9</text:p>
          </table:table-cell>
          <table:table-cell office:value-type="float" office:value="4.82209825480022" calcext:value-type="float">
            <text:p>4.8220982548002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0.59005" calcext:value-type="float">
            <text:p>40.59005</text:p>
          </table:table-cell>
          <table:table-cell office:value-type="float" office:value="27.407336145206" calcext:value-type="float">
            <text:p>27.407336145206</text:p>
          </table:table-cell>
          <table:table-cell office:value-type="float" office:value="137.60675" calcext:value-type="float">
            <text:p>137.60675</text:p>
          </table:table-cell>
          <table:table-cell office:value-type="float" office:value="1.76333186042786" calcext:value-type="float">
            <text:p>1.76333186042786</text:p>
          </table:table-cell>
          <table:table-cell office:value-type="float" office:value="787.913" calcext:value-type="float">
            <text:p>787.913</text:p>
          </table:table-cell>
          <table:table-cell office:value-type="float" office:value="433.85905" calcext:value-type="float">
            <text:p>433.85905</text:p>
          </table:table-cell>
          <table:table-cell office:value-type="float" office:value="8.46074222496871" calcext:value-type="float">
            <text:p>8.46074222496871</text:p>
          </table:table-cell>
          <table:table-cell office:value-type="float" office:value="428.097" calcext:value-type="float">
            <text:p>428.097</text:p>
          </table:table-cell>
          <table:table-cell office:value-type="float" office:value="454.787" calcext:value-type="float">
            <text:p>454.787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7.7183107784604" calcext:value-type="float">
            <text:p>17.7183107784604</text:p>
          </table:table-cell>
          <table:table-cell office:value-type="float" office:value="16.871195" calcext:value-type="float">
            <text:p>16.871195</text:p>
          </table:table-cell>
          <table:table-cell office:value-type="float" office:value="9.55512306067852" calcext:value-type="float">
            <text:p>9.55512306067852</text:p>
          </table:table-cell>
          <table:table-cell office:value-type="float" office:value="10.826525" calcext:value-type="float">
            <text:p>10.826525</text:p>
          </table:table-cell>
          <table:table-cell office:value-type="float" office:value="6.67884252892552" calcext:value-type="float">
            <text:p>6.67884252892552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8.25" calcext:value-type="float">
            <text:p>28.25</text:p>
          </table:table-cell>
          <table:table-cell office:value-type="float" office:value="6.46346004779744" calcext:value-type="float">
            <text:p>6.46346004779744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8.708" calcext:value-type="float">
            <text:p>8.708</text:p>
          </table:table-cell>
          <table:table-cell office:value-type="float" office:value="2.85146584648742" calcext:value-type="float">
            <text:p>2.85146584648742</text:p>
          </table:table-cell>
          <table:table-cell office:value-type="float" office:value="135.4689" calcext:value-type="float">
            <text:p>135.4689</text:p>
          </table:table-cell>
          <table:table-cell office:value-type="float" office:value="0.477194862547899" calcext:value-type="float">
            <text:p>0.477194862547899</text:p>
          </table:table-cell>
          <table:table-cell office:value-type="float" office:value="650.851" calcext:value-type="float">
            <text:p>650.851</text:p>
          </table:table-cell>
          <table:table-cell office:value-type="float" office:value="477.62305" calcext:value-type="float">
            <text:p>477.62305</text:p>
          </table:table-cell>
          <table:table-cell office:value-type="float" office:value="3.85084043424289" calcext:value-type="float">
            <text:p>3.85084043424289</text:p>
          </table:table-cell>
          <table:table-cell office:value-type="float" office:value="476.049" calcext:value-type="float">
            <text:p>476.049</text:p>
          </table:table-cell>
          <table:table-cell office:value-type="float" office:value="486.941" calcext:value-type="float">
            <text:p>486.941</text:p>
          </table:table-cell>
          <table:table-cell office:value-type="float" office:value="1320.5175" calcext:value-type="float">
            <text:p>1320.5175</text:p>
          </table:table-cell>
          <table:table-cell office:value-type="float" office:value="12.2619625264474" calcext:value-type="float">
            <text:p>12.2619625264474</text:p>
          </table:table-cell>
          <table:table-cell office:value-type="float" office:value="58.975535" calcext:value-type="float">
            <text:p>58.975535</text:p>
          </table:table-cell>
          <table:table-cell office:value-type="float" office:value="1.31822915477545" calcext:value-type="float">
            <text:p>1.31822915477545</text:p>
          </table:table-cell>
          <table:table-cell office:value-type="float" office:value="53.375" calcext:value-type="float">
            <text:p>53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2.9" calcext:value-type="float">
            <text:p>32.9</text:p>
          </table:table-cell>
          <table:table-cell office:value-type="float" office:value="7.57349950398375" calcext:value-type="float">
            <text:p>7.57349950398375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0.8757" calcext:value-type="float">
            <text:p>170.8757</text:p>
          </table:table-cell>
          <table:table-cell office:value-type="float" office:value="49.6072340534279" calcext:value-type="float">
            <text:p>49.6072340534279</text:p>
          </table:table-cell>
          <table:table-cell office:value-type="float" office:value="138.4742" calcext:value-type="float">
            <text:p>138.4742</text:p>
          </table:table-cell>
          <table:table-cell office:value-type="float" office:value="0.934976757380691" calcext:value-type="float">
            <text:p>0.934976757380691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18.28605" calcext:value-type="float">
            <text:p>418.28605</text:p>
          </table:table-cell>
          <table:table-cell office:value-type="float" office:value="5.83981482650733" calcext:value-type="float">
            <text:p>5.83981482650733</text:p>
          </table:table-cell>
          <table:table-cell office:value-type="float" office:value="414.496" calcext:value-type="float">
            <text:p>414.496</text:p>
          </table:table-cell>
          <table:table-cell office:value-type="float" office:value="438.579" calcext:value-type="float">
            <text:p>438.579</text:p>
          </table:table-cell>
          <table:table-cell office:value-type="float" office:value="967.8195" calcext:value-type="float">
            <text:p>967.8195</text:p>
          </table:table-cell>
          <table:table-cell office:value-type="float" office:value="15.6900299536798" calcext:value-type="float">
            <text:p>15.6900299536798</text:p>
          </table:table-cell>
          <table:table-cell office:value-type="float" office:value="206.1343" calcext:value-type="float">
            <text:p>206.1343</text:p>
          </table:table-cell>
          <table:table-cell office:value-type="float" office:value="6.25071196029111" calcext:value-type="float">
            <text:p>6.25071196029111</text:p>
          </table:table-cell>
          <table:table-cell office:value-type="float" office:value="80.9043" calcext:value-type="float">
            <text:p>80.9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0.65" calcext:value-type="float">
            <text:p>30.65</text:p>
          </table:table-cell>
          <table:table-cell office:value-type="float" office:value="10.5195307079636" calcext:value-type="float">
            <text:p>10.519530707963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1.1906" calcext:value-type="float">
            <text:p>21.1906</text:p>
          </table:table-cell>
          <table:table-cell office:value-type="float" office:value="8.30734749863986" calcext:value-type="float">
            <text:p>8.30734749863986</text:p>
          </table:table-cell>
          <table:table-cell office:value-type="float" office:value="136.31555" calcext:value-type="float">
            <text:p>136.31555</text:p>
          </table:table-cell>
          <table:table-cell office:value-type="float" office:value="0.144472716418963" calcext:value-type="float">
            <text:p>0.144472716418963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35.78545" calcext:value-type="float">
            <text:p>435.78545</text:p>
          </table:table-cell>
          <table:table-cell office:value-type="float" office:value="17.0689696062305" calcext:value-type="float">
            <text:p>17.0689696062305</text:p>
          </table:table-cell>
          <table:table-cell office:value-type="float" office:value="411.296" calcext:value-type="float">
            <text:p>411.296</text:p>
          </table:table-cell>
          <table:table-cell office:value-type="float" office:value="466.866" calcext:value-type="float">
            <text:p>466.866</text:p>
          </table:table-cell>
          <table:table-cell office:value-type="float" office:value="1219.6955" calcext:value-type="float">
            <text:p>1219.6955</text:p>
          </table:table-cell>
          <table:table-cell office:value-type="float" office:value="53.7157967038218" calcext:value-type="float">
            <text:p>53.7157967038218</text:p>
          </table:table-cell>
          <table:table-cell office:value-type="float" office:value="57.552395" calcext:value-type="float">
            <text:p>57.552395</text:p>
          </table:table-cell>
          <table:table-cell office:value-type="float" office:value="24.8954771077098" calcext:value-type="float">
            <text:p>24.8954771077098</text:p>
          </table:table-cell>
          <table:table-cell office:value-type="float" office:value="30.108215" calcext:value-type="float">
            <text:p>30.108215</text:p>
          </table:table-cell>
          <table:table-cell office:value-type="float" office:value="2.82645700559906" calcext:value-type="float">
            <text:p>2.8264570055990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8.25" calcext:value-type="float">
            <text:p>28.25</text:p>
          </table:table-cell>
          <table:table-cell office:value-type="float" office:value="8.0647054307154" calcext:value-type="float">
            <text:p>8.0647054307154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58.99105" calcext:value-type="float">
            <text:p>58.99105</text:p>
          </table:table-cell>
          <table:table-cell office:value-type="float" office:value="32.7920566480344" calcext:value-type="float">
            <text:p>32.7920566480344</text:p>
          </table:table-cell>
          <table:table-cell office:value-type="float" office:value="139.36465" calcext:value-type="float">
            <text:p>139.36465</text:p>
          </table:table-cell>
          <table:table-cell office:value-type="float" office:value="2.14694873507791" calcext:value-type="float">
            <text:p>2.14694873507791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9.61645" calcext:value-type="float">
            <text:p>389.61645</text:p>
          </table:table-cell>
          <table:table-cell office:value-type="float" office:value="17.4691490121269" calcext:value-type="float">
            <text:p>17.4691490121269</text:p>
          </table:table-cell>
          <table:table-cell office:value-type="float" office:value="366.339" calcext:value-type="float">
            <text:p>366.339</text:p>
          </table:table-cell>
          <table:table-cell office:value-type="float" office:value="433.346" calcext:value-type="float">
            <text:p>433.346</text:p>
          </table:table-cell>
          <table:table-cell office:value-type="float" office:value="1129.2505" calcext:value-type="float">
            <text:p>1129.2505</text:p>
          </table:table-cell>
          <table:table-cell office:value-type="float" office:value="62.8412360824357" calcext:value-type="float">
            <text:p>62.8412360824357</text:p>
          </table:table-cell>
          <table:table-cell office:value-type="float" office:value="24.0166955" calcext:value-type="float">
            <text:p>24.0166955</text:p>
          </table:table-cell>
          <table:table-cell office:value-type="float" office:value="16.8781351335135" calcext:value-type="float">
            <text:p>16.8781351335135</text:p>
          </table:table-cell>
          <table:table-cell office:value-type="float" office:value="15.581418" calcext:value-type="float">
            <text:p>15.581418</text:p>
          </table:table-cell>
          <table:table-cell office:value-type="float" office:value="11.4414650996878" calcext:value-type="float">
            <text:p>11.4414650996878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5.15" calcext:value-type="float">
            <text:p>35.15</text:p>
          </table:table-cell>
          <table:table-cell office:value-type="float" office:value="11.4674596829005" calcext:value-type="float">
            <text:p>11.4674596829005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02.1089" calcext:value-type="float">
            <text:p>202.1089</text:p>
          </table:table-cell>
          <table:table-cell office:value-type="float" office:value="95.9870472374158" calcext:value-type="float">
            <text:p>95.9870472374158</text:p>
          </table:table-cell>
          <table:table-cell office:value-type="float" office:value="138.7951" calcext:value-type="float">
            <text:p>138.7951</text:p>
          </table:table-cell>
          <table:table-cell office:value-type="float" office:value="0.871746697879124" calcext:value-type="float">
            <text:p>0.871746697879124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05.9691" calcext:value-type="float">
            <text:p>505.9691</text:p>
          </table:table-cell>
          <table:table-cell office:value-type="float" office:value="76.7181187567085" calcext:value-type="float">
            <text:p>76.7181187567085</text:p>
          </table:table-cell>
          <table:table-cell office:value-type="float" office:value="441.698" calcext:value-type="float">
            <text:p>441.698</text:p>
          </table:table-cell>
          <table:table-cell office:value-type="float" office:value="776.072" calcext:value-type="float">
            <text:p>776.072</text:p>
          </table:table-cell>
          <table:table-cell office:value-type="float" office:value="1063.75655" calcext:value-type="float">
            <text:p>1063.75655</text:p>
          </table:table-cell>
          <table:table-cell office:value-type="float" office:value="129.904170621624" calcext:value-type="float">
            <text:p>129.904170621624</text:p>
          </table:table-cell>
          <table:table-cell office:value-type="float" office:value="339.5328" calcext:value-type="float">
            <text:p>339.5328</text:p>
          </table:table-cell>
          <table:table-cell office:value-type="float" office:value="126.630841697889" calcext:value-type="float">
            <text:p>126.630841697889</text:p>
          </table:table-cell>
          <table:table-cell office:value-type="float" office:value="114.617" calcext:value-type="float">
            <text:p>114.617</text:p>
          </table:table-cell>
          <table:table-cell office:value-type="float" office:value="12.2532413284254" calcext:value-type="float">
            <text:p>12.2532413284254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" calcext:value-type="float">
            <text:p>31.2</text:p>
          </table:table-cell>
          <table:table-cell office:value-type="float" office:value="5.79110024997523" calcext:value-type="float">
            <text:p>5.79110024997523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9.78015" calcext:value-type="float">
            <text:p>29.78015</text:p>
          </table:table-cell>
          <table:table-cell office:value-type="float" office:value="24.8146239062351" calcext:value-type="float">
            <text:p>24.8146239062351</text:p>
          </table:table-cell>
          <table:table-cell office:value-type="float" office:value="137.30895" calcext:value-type="float">
            <text:p>137.30895</text:p>
          </table:table-cell>
          <table:table-cell office:value-type="float" office:value="0.954235735797859" calcext:value-type="float">
            <text:p>0.954235735797859</text:p>
          </table:table-cell>
          <table:table-cell office:value-type="float" office:value="496.669" calcext:value-type="float">
            <text:p>496.669</text:p>
          </table:table-cell>
          <table:table-cell office:value-type="float" office:value="335.72955" calcext:value-type="float">
            <text:p>335.72955</text:p>
          </table:table-cell>
          <table:table-cell office:value-type="float" office:value="21.3472534347605" calcext:value-type="float">
            <text:p>21.3472534347605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421.539" calcext:value-type="float">
            <text:p>421.539</text:p>
          </table:table-cell>
          <table:table-cell office:value-type="float" office:value="999.69135" calcext:value-type="float">
            <text:p>999.69135</text:p>
          </table:table-cell>
          <table:table-cell office:value-type="float" office:value="34.096525068006" calcext:value-type="float">
            <text:p>34.096525068006</text:p>
          </table:table-cell>
          <table:table-cell office:value-type="float" office:value="5.3828" calcext:value-type="float">
            <text:p>5.3828</text:p>
          </table:table-cell>
          <table:table-cell office:value-type="float" office:value="24.0726134185717" calcext:value-type="float">
            <text:p>24.0726134185717</text:p>
          </table:table-cell>
          <table:table-cell office:value-type="float" office:value="2.113315" calcext:value-type="float">
            <text:p>2.113315</text:p>
          </table:table-cell>
          <table:table-cell office:value-type="float" office:value="9.45103199573994" calcext:value-type="float">
            <text:p>9.4510319957399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.75" calcext:value-type="float">
            <text:p>33.75</text:p>
          </table:table-cell>
          <table:table-cell office:value-type="float" office:value="8.05817662541073" calcext:value-type="float">
            <text:p>8.0581766254107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5.2064" calcext:value-type="float">
            <text:p>25.2064</text:p>
          </table:table-cell>
          <table:table-cell office:value-type="float" office:value="16.1855034241984" calcext:value-type="float">
            <text:p>16.1855034241984</text:p>
          </table:table-cell>
          <table:table-cell office:value-type="float" office:value="137.28755" calcext:value-type="float">
            <text:p>137.28755</text:p>
          </table:table-cell>
          <table:table-cell office:value-type="float" office:value="1.3735078209499" calcext:value-type="float">
            <text:p>1.3735078209499</text:p>
          </table:table-cell>
          <table:table-cell office:value-type="float" office:value="717.198" calcext:value-type="float">
            <text:p>717.198</text:p>
          </table:table-cell>
          <table:table-cell office:value-type="float" office:value="374.55595" calcext:value-type="float">
            <text:p>374.55595</text:p>
          </table:table-cell>
          <table:table-cell office:value-type="float" office:value="16.9533204090557" calcext:value-type="float">
            <text:p>16.9533204090557</text:p>
          </table:table-cell>
          <table:table-cell office:value-type="float" office:value="357.684" calcext:value-type="float">
            <text:p>357.684</text:p>
          </table:table-cell>
          <table:table-cell office:value-type="float" office:value="404.387" calcext:value-type="float">
            <text:p>404.387</text:p>
          </table:table-cell>
          <table:table-cell office:value-type="float" office:value="1104.4195" calcext:value-type="float">
            <text:p>1104.4195</text:p>
          </table:table-cell>
          <table:table-cell office:value-type="float" office:value="46.5986054088814" calcext:value-type="float">
            <text:p>46.5986054088814</text:p>
          </table:table-cell>
          <table:table-cell office:value-type="float" office:value="10.58897" calcext:value-type="float">
            <text:p>10.58897</text:p>
          </table:table-cell>
          <table:table-cell office:value-type="float" office:value="16.0870268053387" calcext:value-type="float">
            <text:p>16.0870268053387</text:p>
          </table:table-cell>
          <table:table-cell office:value-type="float" office:value="8.661742" calcext:value-type="float">
            <text:p>8.661742</text:p>
          </table:table-cell>
          <table:table-cell office:value-type="float" office:value="13.3539182660606" calcext:value-type="float">
            <text:p>13.353918266060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5.35" calcext:value-type="float">
            <text:p>35.35</text:p>
          </table:table-cell>
          <table:table-cell office:value-type="float" office:value="9.64787950522644" calcext:value-type="float">
            <text:p>9.64787950522644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73.07555" calcext:value-type="float">
            <text:p>173.07555</text:p>
          </table:table-cell>
          <table:table-cell office:value-type="float" office:value="76.8495264961443" calcext:value-type="float">
            <text:p>76.8495264961443</text:p>
          </table:table-cell>
          <table:table-cell office:value-type="float" office:value="139.6491" calcext:value-type="float">
            <text:p>139.6491</text:p>
          </table:table-cell>
          <table:table-cell office:value-type="float" office:value="2.14395112130065" calcext:value-type="float">
            <text:p>2.14395112130065</text:p>
          </table:table-cell>
          <table:table-cell office:value-type="float" office:value="840.199" calcext:value-type="float">
            <text:p>840.199</text:p>
          </table:table-cell>
          <table:table-cell office:value-type="float" office:value="407.42705" calcext:value-type="float">
            <text:p>407.42705</text:p>
          </table:table-cell>
          <table:table-cell office:value-type="float" office:value="6.13032076498276" calcext:value-type="float">
            <text:p>6.13032076498276</text:p>
          </table:table-cell>
          <table:table-cell office:value-type="float" office:value="402.671" calcext:value-type="float">
            <text:p>402.671</text:p>
          </table:table-cell>
          <table:table-cell office:value-type="float" office:value="430.816" calcext:value-type="float">
            <text:p>430.816</text:p>
          </table:table-cell>
          <table:table-cell office:value-type="float" office:value="1179.608" calcext:value-type="float">
            <text:p>1179.608</text:p>
          </table:table-cell>
          <table:table-cell office:value-type="float" office:value="32.0553908102834" calcext:value-type="float">
            <text:p>32.0553908102834</text:p>
          </table:table-cell>
          <table:table-cell office:value-type="float" office:value="28.43659" calcext:value-type="float">
            <text:p>28.43659</text:p>
          </table:table-cell>
          <table:table-cell office:value-type="float" office:value="33.4634199311946" calcext:value-type="float">
            <text:p>33.4634199311946</text:p>
          </table:table-cell>
          <table:table-cell office:value-type="float" office:value="14.235587" calcext:value-type="float">
            <text:p>14.235587</text:p>
          </table:table-cell>
          <table:table-cell office:value-type="float" office:value="5.73558239009789" calcext:value-type="float">
            <text:p>5.73558239009789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1.8" calcext:value-type="float">
            <text:p>31.8</text:p>
          </table:table-cell>
          <table:table-cell office:value-type="float" office:value="7.88469536841035" calcext:value-type="float">
            <text:p>7.88469536841035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46.9172" calcext:value-type="float">
            <text:p>146.9172</text:p>
          </table:table-cell>
          <table:table-cell office:value-type="float" office:value="49.6779885754774" calcext:value-type="float">
            <text:p>49.6779885754774</text:p>
          </table:table-cell>
          <table:table-cell office:value-type="float" office:value="140.81755" calcext:value-type="float">
            <text:p>140.81755</text:p>
          </table:table-cell>
          <table:table-cell office:value-type="float" office:value="3.12611755974858" calcext:value-type="float">
            <text:p>3.12611755974858</text:p>
          </table:table-cell>
          <table:table-cell office:value-type="float" office:value="987.874" calcext:value-type="float">
            <text:p>987.874</text:p>
          </table:table-cell>
          <table:table-cell office:value-type="float" office:value="479.6091" calcext:value-type="float">
            <text:p>479.6091</text:p>
          </table:table-cell>
          <table:table-cell office:value-type="float" office:value="14.2411490403504" calcext:value-type="float">
            <text:p>14.2411490403504</text:p>
          </table:table-cell>
          <table:table-cell office:value-type="float" office:value="462.749" calcext:value-type="float">
            <text:p>462.749</text:p>
          </table:table-cell>
          <table:table-cell office:value-type="float" office:value="517.481" calcext:value-type="float">
            <text:p>517.481</text:p>
          </table:table-cell>
          <table:table-cell office:value-type="float" office:value="1366.054" calcext:value-type="float">
            <text:p>1366.054</text:p>
          </table:table-cell>
          <table:table-cell office:value-type="float" office:value="36.8545538713011" calcext:value-type="float">
            <text:p>36.8545538713011</text:p>
          </table:table-cell>
          <table:table-cell office:value-type="float" office:value="45.93497" calcext:value-type="float">
            <text:p>45.93497</text:p>
          </table:table-cell>
          <table:table-cell office:value-type="float" office:value="18.6997779399171" calcext:value-type="float">
            <text:p>18.6997779399171</text:p>
          </table:table-cell>
          <table:table-cell office:value-type="float" office:value="26.83801" calcext:value-type="float">
            <text:p>26.83801</text:p>
          </table:table-cell>
          <table:table-cell office:value-type="float" office:value="5.33383912382461" calcext:value-type="float">
            <text:p>5.3338391238246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27.3" calcext:value-type="float">
            <text:p>127.3</text:p>
          </table:table-cell>
          <table:table-cell office:value-type="float" office:value="32.3306926033224" calcext:value-type="float">
            <text:p>32.3306926033224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827.2499" calcext:value-type="float">
            <text:p>827.2499</text:p>
          </table:table-cell>
          <table:table-cell office:value-type="float" office:value="250.699104875252" calcext:value-type="float">
            <text:p>250.699104875252</text:p>
          </table:table-cell>
          <table:table-cell office:value-type="float" office:value="148.3568" calcext:value-type="float">
            <text:p>148.3568</text:p>
          </table:table-cell>
          <table:table-cell office:value-type="float" office:value="2.57250904760314" calcext:value-type="float">
            <text:p>2.57250904760314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5.04635" calcext:value-type="float">
            <text:p>995.04635</text:p>
          </table:table-cell>
          <table:table-cell office:value-type="float" office:value="43.8441007533631" calcext:value-type="float">
            <text:p>43.8441007533631</text:p>
          </table:table-cell>
          <table:table-cell office:value-type="float" office:value="947.722" calcext:value-type="float">
            <text:p>947.722</text:p>
          </table:table-cell>
          <table:table-cell office:value-type="float" office:value="1150.56" calcext:value-type="float">
            <text:p>1150.56</text:p>
          </table:table-cell>
          <table:table-cell office:value-type="float" office:value="1729.722" calcext:value-type="float">
            <text:p>1729.722</text:p>
          </table:table-cell>
          <table:table-cell office:value-type="float" office:value="39.5803722755823" calcext:value-type="float">
            <text:p>39.5803722755823</text:p>
          </table:table-cell>
          <table:table-cell office:value-type="float" office:value="1064.7138" calcext:value-type="float">
            <text:p>1064.7138</text:p>
          </table:table-cell>
          <table:table-cell office:value-type="float" office:value="122.047528137974" calcext:value-type="float">
            <text:p>122.047528137974</text:p>
          </table:table-cell>
          <table:table-cell office:value-type="float" office:value="190.7039" calcext:value-type="float">
            <text:p>190.7039</text:p>
          </table:table-cell>
          <table:table-cell office:value-type="float" office:value="14.9452436366188" calcext:value-type="float">
            <text:p>14.945243636618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1.5" calcext:value-type="float">
            <text:p>131.5</text:p>
          </table:table-cell>
          <table:table-cell office:value-type="float" office:value="49.2057976900669" calcext:value-type="float">
            <text:p>49.2057976900669</text:p>
          </table:table-cell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304.5238" calcext:value-type="float">
            <text:p>304.5238</text:p>
          </table:table-cell>
          <table:table-cell office:value-type="float" office:value="122.272783862709" calcext:value-type="float">
            <text:p>122.272783862709</text:p>
          </table:table-cell>
          <table:table-cell office:value-type="float" office:value="149.9285" calcext:value-type="float">
            <text:p>149.9285</text:p>
          </table:table-cell>
          <table:table-cell office:value-type="float" office:value="4.44907940211408" calcext:value-type="float">
            <text:p>4.44907940211408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08.29305" calcext:value-type="float">
            <text:p>608.29305</text:p>
          </table:table-cell>
          <table:table-cell office:value-type="float" office:value="23.1396786778287" calcext:value-type="float">
            <text:p>23.1396786778287</text:p>
          </table:table-cell>
          <table:table-cell office:value-type="float" office:value="584.889" calcext:value-type="float">
            <text:p>584.889</text:p>
          </table:table-cell>
          <table:table-cell office:value-type="float" office:value="664.257" calcext:value-type="float">
            <text:p>664.257</text:p>
          </table:table-cell>
          <table:table-cell office:value-type="float" office:value="1757.6355" calcext:value-type="float">
            <text:p>1757.6355</text:p>
          </table:table-cell>
          <table:table-cell office:value-type="float" office:value="66.5656269347065" calcext:value-type="float">
            <text:p>66.5656269347065</text:p>
          </table:table-cell>
          <table:table-cell office:value-type="float" office:value="45.724813" calcext:value-type="float">
            <text:p>45.724813</text:p>
          </table:table-cell>
          <table:table-cell office:value-type="float" office:value="26.7574363422997" calcext:value-type="float">
            <text:p>26.7574363422997</text:p>
          </table:table-cell>
          <table:table-cell office:value-type="float" office:value="21.519612" calcext:value-type="float">
            <text:p>21.519612</text:p>
          </table:table-cell>
          <table:table-cell office:value-type="float" office:value="13.195668974065" calcext:value-type="float">
            <text:p>13.19566897406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2.2" calcext:value-type="float">
            <text:p>142.2</text:p>
          </table:table-cell>
          <table:table-cell office:value-type="float" office:value="40.4547830754808" calcext:value-type="float">
            <text:p>40.4547830754808</text:p>
          </table:table-cell>
          <table:table-cell office:value-type="float" office:value="218" calcext:value-type="float">
            <text:p>218</text:p>
          </table:table-cell>
          <table:table-cell office:value-type="float" office:value="76" calcext:value-type="float">
            <text:p>76</text:p>
          </table:table-cell>
          <table:table-cell office:value-type="float" office:value="415.7032" calcext:value-type="float">
            <text:p>415.7032</text:p>
          </table:table-cell>
          <table:table-cell office:value-type="float" office:value="159.315514554775" calcext:value-type="float">
            <text:p>159.315514554775</text:p>
          </table:table-cell>
          <table:table-cell office:value-type="float" office:value="148.21405" calcext:value-type="float">
            <text:p>148.21405</text:p>
          </table:table-cell>
          <table:table-cell office:value-type="float" office:value="5.84428192406002" calcext:value-type="float">
            <text:p>5.84428192406002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60.8477" calcext:value-type="float">
            <text:p>660.8477</text:p>
          </table:table-cell>
          <table:table-cell office:value-type="float" office:value="109.580623087872" calcext:value-type="float">
            <text:p>109.580623087872</text:p>
          </table:table-cell>
          <table:table-cell office:value-type="float" office:value="554.263" calcext:value-type="float">
            <text:p>554.263</text:p>
          </table:table-cell>
          <table:table-cell office:value-type="float" office:value="961.653" calcext:value-type="float">
            <text:p>961.653</text:p>
          </table:table-cell>
          <table:table-cell office:value-type="float" office:value="1785.2805" calcext:value-type="float">
            <text:p>1785.2805</text:p>
          </table:table-cell>
          <table:table-cell office:value-type="float" office:value="111.923964061839" calcext:value-type="float">
            <text:p>111.923964061839</text:p>
          </table:table-cell>
          <table:table-cell office:value-type="float" office:value="162.402262" calcext:value-type="float">
            <text:p>162.402262</text:p>
          </table:table-cell>
          <table:table-cell office:value-type="float" office:value="200.578988812064" calcext:value-type="float">
            <text:p>200.578988812064</text:p>
          </table:table-cell>
          <table:table-cell office:value-type="float" office:value="34.8615685" calcext:value-type="float">
            <text:p>34.8615685</text:p>
          </table:table-cell>
          <table:table-cell office:value-type="float" office:value="31.0855792493448" calcext:value-type="float">
            <text:p>31.085579249344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5.65" calcext:value-type="float">
            <text:p>115.65</text:p>
          </table:table-cell>
          <table:table-cell office:value-type="float" office:value="41.0792238434339" calcext:value-type="float">
            <text:p>41.0792238434339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155.95555" calcext:value-type="float">
            <text:p>155.95555</text:p>
          </table:table-cell>
          <table:table-cell office:value-type="float" office:value="68.5134350685477" calcext:value-type="float">
            <text:p>68.5134350685477</text:p>
          </table:table-cell>
          <table:table-cell office:value-type="float" office:value="146.16845" calcext:value-type="float">
            <text:p>146.16845</text:p>
          </table:table-cell>
          <table:table-cell office:value-type="float" office:value="2.3260265300338" calcext:value-type="float">
            <text:p>2.3260265300338</text:p>
          </table:table-cell>
          <table:table-cell office:value-type="float" office:value="816.243" calcext:value-type="float">
            <text:p>816.243</text:p>
          </table:table-cell>
          <table:table-cell office:value-type="float" office:value="529.13675" calcext:value-type="float">
            <text:p>529.13675</text:p>
          </table:table-cell>
          <table:table-cell office:value-type="float" office:value="16.9481555055255" calcext:value-type="float">
            <text:p>16.9481555055255</text:p>
          </table:table-cell>
          <table:table-cell office:value-type="float" office:value="506.727" calcext:value-type="float">
            <text:p>506.727</text:p>
          </table:table-cell>
          <table:table-cell office:value-type="float" office:value="561.096" calcext:value-type="float">
            <text:p>561.096</text:p>
          </table:table-cell>
          <table:table-cell office:value-type="float" office:value="1555.963" calcext:value-type="float">
            <text:p>1555.963</text:p>
          </table:table-cell>
          <table:table-cell office:value-type="float" office:value="47.0139059047539" calcext:value-type="float">
            <text:p>47.0139059047539</text:p>
          </table:table-cell>
          <table:table-cell office:value-type="float" office:value="21.298038" calcext:value-type="float">
            <text:p>21.298038</text:p>
          </table:table-cell>
          <table:table-cell office:value-type="float" office:value="14.5527512230938" calcext:value-type="float">
            <text:p>14.5527512230938</text:p>
          </table:table-cell>
          <table:table-cell office:value-type="float" office:value="10.148461" calcext:value-type="float">
            <text:p>10.148461</text:p>
          </table:table-cell>
          <table:table-cell office:value-type="float" office:value="6.24778192778837" calcext:value-type="float">
            <text:p>6.24778192778837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5.2" calcext:value-type="float">
            <text:p>105.2</text:p>
          </table:table-cell>
          <table:table-cell office:value-type="float" office:value="25.8916771833812" calcext:value-type="float">
            <text:p>25.8916771833812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office:value-type="float" office:value="216.93155" calcext:value-type="float">
            <text:p>216.93155</text:p>
          </table:table-cell>
          <table:table-cell office:value-type="float" office:value="77.8816001582395" calcext:value-type="float">
            <text:p>77.8816001582395</text:p>
          </table:table-cell>
          <table:table-cell office:value-type="float" office:value="144.0101" calcext:value-type="float">
            <text:p>144.0101</text:p>
          </table:table-cell>
          <table:table-cell office:value-type="float" office:value="1.54163812055127" calcext:value-type="float">
            <text:p>1.54163812055127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87.1589" calcext:value-type="float">
            <text:p>687.1589</text:p>
          </table:table-cell>
          <table:table-cell office:value-type="float" office:value="17.3501293121224" calcext:value-type="float">
            <text:p>17.3501293121224</text:p>
          </table:table-cell>
          <table:table-cell office:value-type="float" office:value="665.832" calcext:value-type="float">
            <text:p>665.832</text:p>
          </table:table-cell>
          <table:table-cell office:value-type="float" office:value="725.339" calcext:value-type="float">
            <text:p>725.339</text:p>
          </table:table-cell>
          <table:table-cell office:value-type="float" office:value="1761.151" calcext:value-type="float">
            <text:p>1761.151</text:p>
          </table:table-cell>
          <table:table-cell office:value-type="float" office:value="55.7761672269287" calcext:value-type="float">
            <text:p>55.7761672269287</text:p>
          </table:table-cell>
          <table:table-cell office:value-type="float" office:value="233.3818" calcext:value-type="float">
            <text:p>233.3818</text:p>
          </table:table-cell>
          <table:table-cell office:value-type="float" office:value="13.9316629966645" calcext:value-type="float">
            <text:p>13.9316629966645</text:p>
          </table:table-cell>
          <table:table-cell office:value-type="float" office:value="66.9429" calcext:value-type="float">
            <text:p>66.9429</text:p>
          </table:table-cell>
          <table:table-cell office:value-type="float" office:value="13.8668272524187" calcext:value-type="float">
            <text:p>13.866827252418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49.1" calcext:value-type="float">
            <text:p>149.1</text:p>
          </table:table-cell>
          <table:table-cell office:value-type="float" office:value="41.8592880971476" calcext:value-type="float">
            <text:p>41.8592880971476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office:value-type="float" office:value="835.43635" calcext:value-type="float">
            <text:p>835.43635</text:p>
          </table:table-cell>
          <table:table-cell office:value-type="float" office:value="286.923897062082" calcext:value-type="float">
            <text:p>286.923897062082</text:p>
          </table:table-cell>
          <table:table-cell office:value-type="float" office:value="148.7157" calcext:value-type="float">
            <text:p>148.7157</text:p>
          </table:table-cell>
          <table:table-cell office:value-type="float" office:value="3.99679208339572" calcext:value-type="float">
            <text:p>3.99679208339572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2.539" calcext:value-type="float">
            <text:p>902.539</text:p>
          </table:table-cell>
          <table:table-cell office:value-type="float" office:value="61.9212653353987" calcext:value-type="float">
            <text:p>61.9212653353987</text:p>
          </table:table-cell>
          <table:table-cell office:value-type="float" office:value="815.121" calcext:value-type="float">
            <text:p>815.121</text:p>
          </table:table-cell>
          <table:table-cell office:value-type="float" office:value="1008.48" calcext:value-type="float">
            <text:p>1008.48</text:p>
          </table:table-cell>
          <table:table-cell office:value-type="float" office:value="1603.73" calcext:value-type="float">
            <text:p>1603.73</text:p>
          </table:table-cell>
          <table:table-cell office:value-type="float" office:value="41.0132936086774" calcext:value-type="float">
            <text:p>41.0132936086774</text:p>
          </table:table-cell>
          <table:table-cell office:value-type="float" office:value="907.54525" calcext:value-type="float">
            <text:p>907.54525</text:p>
          </table:table-cell>
          <table:table-cell office:value-type="float" office:value="166.719805072329" calcext:value-type="float">
            <text:p>166.719805072329</text:p>
          </table:table-cell>
          <table:table-cell office:value-type="float" office:value="196.3395" calcext:value-type="float">
            <text:p>196.3395</text:p>
          </table:table-cell>
          <table:table-cell office:value-type="float" office:value="17.2468986853625" calcext:value-type="float">
            <text:p>17.246898685362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0.35" calcext:value-type="float">
            <text:p>120.35</text:p>
          </table:table-cell>
          <table:table-cell office:value-type="float" office:value="33.9926849716075" calcext:value-type="float">
            <text:p>33.992684971607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00.1839" calcext:value-type="float">
            <text:p>300.1839</text:p>
          </table:table-cell>
          <table:table-cell office:value-type="float" office:value="97.2494458779505" calcext:value-type="float">
            <text:p>97.2494458779505</text:p>
          </table:table-cell>
          <table:table-cell office:value-type="float" office:value="150.51945" calcext:value-type="float">
            <text:p>150.51945</text:p>
          </table:table-cell>
          <table:table-cell office:value-type="float" office:value="2.90946170595543" calcext:value-type="float">
            <text:p>2.90946170595543</text:p>
          </table:table-cell>
          <table:table-cell office:value-type="float" office:value="893.736" calcext:value-type="float">
            <text:p>893.736</text:p>
          </table:table-cell>
          <table:table-cell office:value-type="float" office:value="540.38655" calcext:value-type="float">
            <text:p>540.38655</text:p>
          </table:table-cell>
          <table:table-cell office:value-type="float" office:value="16.5164350985856" calcext:value-type="float">
            <text:p>16.5164350985856</text:p>
          </table:table-cell>
          <table:table-cell office:value-type="float" office:value="516.27" calcext:value-type="float">
            <text:p>516.27</text:p>
          </table:table-cell>
          <table:table-cell office:value-type="float" office:value="583.062" calcext:value-type="float">
            <text:p>583.062</text:p>
          </table:table-cell>
          <table:table-cell office:value-type="float" office:value="1538.783" calcext:value-type="float">
            <text:p>1538.783</text:p>
          </table:table-cell>
          <table:table-cell office:value-type="float" office:value="77.9185363460826" calcext:value-type="float">
            <text:p>77.9185363460826</text:p>
          </table:table-cell>
          <table:table-cell office:value-type="float" office:value="58.322579" calcext:value-type="float">
            <text:p>58.322579</text:p>
          </table:table-cell>
          <table:table-cell office:value-type="float" office:value="38.4348344659799" calcext:value-type="float">
            <text:p>38.4348344659799</text:p>
          </table:table-cell>
          <table:table-cell office:value-type="float" office:value="24.054386" calcext:value-type="float">
            <text:p>24.054386</text:p>
          </table:table-cell>
          <table:table-cell office:value-type="float" office:value="13.4229208163916" calcext:value-type="float">
            <text:p>13.4229208163916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33.35" calcext:value-type="float">
            <text:p>133.35</text:p>
          </table:table-cell>
          <table:table-cell office:value-type="float" office:value="24.3294817908341" calcext:value-type="float">
            <text:p>24.3294817908341</text:p>
          </table:table-cell>
          <table:table-cell office:value-type="float" office:value="193" calcext:value-type="float">
            <text:p>193</text:p>
          </table:table-cell>
          <table:table-cell office:value-type="float" office:value="99" calcext:value-type="float">
            <text:p>99</text:p>
          </table:table-cell>
          <table:table-cell office:value-type="float" office:value="147.61165" calcext:value-type="float">
            <text:p>147.61165</text:p>
          </table:table-cell>
          <table:table-cell office:value-type="float" office:value="55.3845037735238" calcext:value-type="float">
            <text:p>55.3845037735238</text:p>
          </table:table-cell>
          <table:table-cell office:value-type="float" office:value="147.03385" calcext:value-type="float">
            <text:p>147.03385</text:p>
          </table:table-cell>
          <table:table-cell office:value-type="float" office:value="2.83561468830416" calcext:value-type="float">
            <text:p>2.83561468830416</text:p>
          </table:table-cell>
          <table:table-cell office:value-type="float" office:value="783.887" calcext:value-type="float">
            <text:p>783.887</text:p>
          </table:table-cell>
          <table:table-cell office:value-type="float" office:value="484.1987" calcext:value-type="float">
            <text:p>484.1987</text:p>
          </table:table-cell>
          <table:table-cell office:value-type="float" office:value="10.544589488653" calcext:value-type="float">
            <text:p>10.544589488653</text:p>
          </table:table-cell>
          <table:table-cell office:value-type="float" office:value="470.803" calcext:value-type="float">
            <text:p>470.803</text:p>
          </table:table-cell>
          <table:table-cell office:value-type="float" office:value="503.58" calcext:value-type="float">
            <text:p>503.58</text:p>
          </table:table-cell>
          <table:table-cell office:value-type="float" office:value="1417.0015" calcext:value-type="float">
            <text:p>1417.0015</text:p>
          </table:table-cell>
          <table:table-cell office:value-type="float" office:value="36.6769044315931" calcext:value-type="float">
            <text:p>36.6769044315931</text:p>
          </table:table-cell>
          <table:table-cell office:value-type="float" office:value="26.3149855" calcext:value-type="float">
            <text:p>26.3149855</text:p>
          </table:table-cell>
          <table:table-cell office:value-type="float" office:value="9.82602739102928" calcext:value-type="float">
            <text:p>9.82602739102928</text:p>
          </table:table-cell>
          <table:table-cell office:value-type="float" office:value="9.279387" calcext:value-type="float">
            <text:p>9.279387</text:p>
          </table:table-cell>
          <table:table-cell office:value-type="float" office:value="2.60901633814073" calcext:value-type="float">
            <text:p>2.60901633814073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85" calcext:value-type="float">
            <text:p>144.85</text:p>
          </table:table-cell>
          <table:table-cell office:value-type="float" office:value="39.4985342832657" calcext:value-type="float">
            <text:p>39.4985342832657</text:p>
          </table:table-cell>
          <table:table-cell office:value-type="float" office:value="217" calcext:value-type="float">
            <text:p>217</text:p>
          </table:table-cell>
          <table:table-cell office:value-type="float" office:value="69" calcext:value-type="float">
            <text:p>69</text:p>
          </table:table-cell>
          <table:table-cell office:value-type="float" office:value="386.48775" calcext:value-type="float">
            <text:p>386.48775</text:p>
          </table:table-cell>
          <table:table-cell office:value-type="float" office:value="124.422846475817" calcext:value-type="float">
            <text:p>124.422846475817</text:p>
          </table:table-cell>
          <table:table-cell office:value-type="float" office:value="153.012" calcext:value-type="float">
            <text:p>153.012</text:p>
          </table:table-cell>
          <table:table-cell office:value-type="float" office:value="3.95787004121635" calcext:value-type="float">
            <text:p>3.95787004121635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70.5789" calcext:value-type="float">
            <text:p>570.5789</text:p>
          </table:table-cell>
          <table:table-cell office:value-type="float" office:value="28.7911332493" calcext:value-type="float">
            <text:p>28.7911332493</text:p>
          </table:table-cell>
          <table:table-cell office:value-type="float" office:value="536.609" calcext:value-type="float">
            <text:p>536.609</text:p>
          </table:table-cell>
          <table:table-cell office:value-type="float" office:value="631.855" calcext:value-type="float">
            <text:p>631.855</text:p>
          </table:table-cell>
          <table:table-cell office:value-type="float" office:value="1684.298" calcext:value-type="float">
            <text:p>1684.298</text:p>
          </table:table-cell>
          <table:table-cell office:value-type="float" office:value="78.5098991814006" calcext:value-type="float">
            <text:p>78.5098991814006</text:p>
          </table:table-cell>
          <table:table-cell office:value-type="float" office:value="17.940323" calcext:value-type="float">
            <text:p>17.940323</text:p>
          </table:table-cell>
          <table:table-cell office:value-type="float" office:value="19.279454645315" calcext:value-type="float">
            <text:p>19.279454645315</text:p>
          </table:table-cell>
          <table:table-cell office:value-type="float" office:value="9.4982465" calcext:value-type="float">
            <text:p>9.4982465</text:p>
          </table:table-cell>
          <table:table-cell office:value-type="float" office:value="9.51348939641761" calcext:value-type="float">
            <text:p>9.5134893964176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08.7" calcext:value-type="float">
            <text:p>108.7</text:p>
          </table:table-cell>
          <table:table-cell office:value-type="float" office:value="27.2244085528526" calcext:value-type="float">
            <text:p>27.2244085528526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float" office:value="224.43095" calcext:value-type="float">
            <text:p>224.43095</text:p>
          </table:table-cell>
          <table:table-cell office:value-type="float" office:value="78.7525477385536" calcext:value-type="float">
            <text:p>78.7525477385536</text:p>
          </table:table-cell>
          <table:table-cell office:value-type="float" office:value="147.10515" calcext:value-type="float">
            <text:p>147.10515</text:p>
          </table:table-cell>
          <table:table-cell office:value-type="float" office:value="2.8478763884137" calcext:value-type="float">
            <text:p>2.8478763884137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1.955" calcext:value-type="float">
            <text:p>621.955</text:p>
          </table:table-cell>
          <table:table-cell office:value-type="float" office:value="25.3744588181855" calcext:value-type="float">
            <text:p>25.3744588181855</text:p>
          </table:table-cell>
          <table:table-cell office:value-type="float" office:value="590.26" calcext:value-type="float">
            <text:p>590.26</text:p>
          </table:table-cell>
          <table:table-cell office:value-type="float" office:value="685.941" calcext:value-type="float">
            <text:p>685.941</text:p>
          </table:table-cell>
          <table:table-cell office:value-type="float" office:value="1751.194" calcext:value-type="float">
            <text:p>1751.194</text:p>
          </table:table-cell>
          <table:table-cell office:value-type="float" office:value="78.8460967495004" calcext:value-type="float">
            <text:p>78.8460967495004</text:p>
          </table:table-cell>
          <table:table-cell office:value-type="float" office:value="90.060695" calcext:value-type="float">
            <text:p>90.060695</text:p>
          </table:table-cell>
          <table:table-cell office:value-type="float" office:value="47.4360067470235" calcext:value-type="float">
            <text:p>47.4360067470235</text:p>
          </table:table-cell>
          <table:table-cell office:value-type="float" office:value="24.610105" calcext:value-type="float">
            <text:p>24.610105</text:p>
          </table:table-cell>
          <table:table-cell office:value-type="float" office:value="14.8445604974197" calcext:value-type="float">
            <text:p>14.844560497419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88.5" calcext:value-type="float">
            <text:p>288.5</text:p>
          </table:table-cell>
          <table:table-cell office:value-type="float" office:value="98.9383114555945" calcext:value-type="float">
            <text:p>98.9383114555945</text:p>
          </table:table-cell>
          <table:table-cell office:value-type="float" office:value="539" calcext:value-type="float">
            <text:p>539</text:p>
          </table:table-cell>
          <table:table-cell office:value-type="float" office:value="170" calcext:value-type="float">
            <text:p>170</text:p>
          </table:table-cell>
          <table:table-cell office:value-type="float" office:value="1932.5165" calcext:value-type="float">
            <text:p>1932.5165</text:p>
          </table:table-cell>
          <table:table-cell office:value-type="float" office:value="688.989650921245" calcext:value-type="float">
            <text:p>688.989650921245</text:p>
          </table:table-cell>
          <table:table-cell office:value-type="float" office:value="174.72405" calcext:value-type="float">
            <text:p>174.72405</text:p>
          </table:table-cell>
          <table:table-cell office:value-type="float" office:value="5.50511247052755" calcext:value-type="float">
            <text:p>5.50511247052755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208.307" calcext:value-type="float">
            <text:p>1208.307</text:p>
          </table:table-cell>
          <table:table-cell office:value-type="float" office:value="55.1539782503684" calcext:value-type="float">
            <text:p>55.1539782503684</text:p>
          </table:table-cell>
          <table:table-cell office:value-type="float" office:value="1131.43" calcext:value-type="float">
            <text:p>1131.43</text:p>
          </table:table-cell>
          <table:table-cell office:value-type="float" office:value="1370.3" calcext:value-type="float">
            <text:p>1370.3</text:p>
          </table:table-cell>
          <table:table-cell office:value-type="float" office:value="2483.8525" calcext:value-type="float">
            <text:p>2483.8525</text:p>
          </table:table-cell>
          <table:table-cell office:value-type="float" office:value="99.5638599024978" calcext:value-type="float">
            <text:p>99.5638599024978</text:p>
          </table:table-cell>
          <table:table-cell office:value-type="float" office:value="949.7156" calcext:value-type="float">
            <text:p>949.7156</text:p>
          </table:table-cell>
          <table:table-cell office:value-type="float" office:value="115.027137335592" calcext:value-type="float">
            <text:p>115.027137335592</text:p>
          </table:table-cell>
          <table:table-cell office:value-type="float" office:value="191.35155" calcext:value-type="float">
            <text:p>191.35155</text:p>
          </table:table-cell>
          <table:table-cell office:value-type="float" office:value="42.8565786259669" calcext:value-type="float">
            <text:p>42.856578625966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81.4" calcext:value-type="float">
            <text:p>281.4</text:p>
          </table:table-cell>
          <table:table-cell office:value-type="float" office:value="98.3508221141355" calcext:value-type="float">
            <text:p>98.3508221141355</text:p>
          </table:table-cell>
          <table:table-cell office:value-type="float" office:value="563" calcext:value-type="float">
            <text:p>563</text:p>
          </table:table-cell>
          <table:table-cell office:value-type="float" office:value="160" calcext:value-type="float">
            <text:p>160</text:p>
          </table:table-cell>
          <table:table-cell office:value-type="float" office:value="806.297" calcext:value-type="float">
            <text:p>806.297</text:p>
          </table:table-cell>
          <table:table-cell office:value-type="float" office:value="392.148805559963" calcext:value-type="float">
            <text:p>392.148805559963</text:p>
          </table:table-cell>
          <table:table-cell office:value-type="float" office:value="167.4337" calcext:value-type="float">
            <text:p>167.4337</text:p>
          </table:table-cell>
          <table:table-cell office:value-type="float" office:value="8.65952438890874" calcext:value-type="float">
            <text:p>8.65952438890874</text:p>
          </table:table-cell>
          <table:table-cell office:value-type="float" office:value="1411.1" calcext:value-type="float">
            <text:p>1411.1</text:p>
          </table:table-cell>
          <table:table-cell office:value-type="float" office:value="781.9329" calcext:value-type="float">
            <text:p>781.9329</text:p>
          </table:table-cell>
          <table:table-cell office:value-type="float" office:value="45.1240289528411" calcext:value-type="float">
            <text:p>45.1240289528411</text:p>
          </table:table-cell>
          <table:table-cell office:value-type="float" office:value="686.952" calcext:value-type="float">
            <text:p>686.952</text:p>
          </table:table-cell>
          <table:table-cell office:value-type="float" office:value="850.49" calcext:value-type="float">
            <text:p>850.49</text:p>
          </table:table-cell>
          <table:table-cell office:value-type="float" office:value="2273.74" calcext:value-type="float">
            <text:p>2273.74</text:p>
          </table:table-cell>
          <table:table-cell office:value-type="float" office:value="142.467009846971" calcext:value-type="float">
            <text:p>142.467009846971</text:p>
          </table:table-cell>
          <table:table-cell office:value-type="float" office:value="48.543986" calcext:value-type="float">
            <text:p>48.543986</text:p>
          </table:table-cell>
          <table:table-cell office:value-type="float" office:value="33.3331161917079" calcext:value-type="float">
            <text:p>33.3331161917079</text:p>
          </table:table-cell>
          <table:table-cell office:value-type="float" office:value="23.51557" calcext:value-type="float">
            <text:p>23.51557</text:p>
          </table:table-cell>
          <table:table-cell office:value-type="float" office:value="16.4537083818451" calcext:value-type="float">
            <text:p>16.453708381845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81" calcext:value-type="float">
            <text:p>281</text:p>
          </table:table-cell>
          <table:table-cell office:value-type="float" office:value="108.725632478706" calcext:value-type="float">
            <text:p>108.725632478706</text:p>
          </table:table-cell>
          <table:table-cell office:value-type="float" office:value="608" calcext:value-type="float">
            <text:p>608</text:p>
          </table:table-cell>
          <table:table-cell office:value-type="float" office:value="119" calcext:value-type="float">
            <text:p>119</text:p>
          </table:table-cell>
          <table:table-cell office:value-type="float" office:value="1326.6927" calcext:value-type="float">
            <text:p>1326.6927</text:p>
          </table:table-cell>
          <table:table-cell office:value-type="float" office:value="521.387483842982" calcext:value-type="float">
            <text:p>521.387483842982</text:p>
          </table:table-cell>
          <table:table-cell office:value-type="float" office:value="178.3982" calcext:value-type="float">
            <text:p>178.3982</text:p>
          </table:table-cell>
          <table:table-cell office:value-type="float" office:value="4.23888840443614" calcext:value-type="float">
            <text:p>4.23888840443614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716.29085" calcext:value-type="float">
            <text:p>716.29085</text:p>
          </table:table-cell>
          <table:table-cell office:value-type="float" office:value="76.0043567368103" calcext:value-type="float">
            <text:p>76.0043567368103</text:p>
          </table:table-cell>
          <table:table-cell office:value-type="float" office:value="644.205" calcext:value-type="float">
            <text:p>644.205</text:p>
          </table:table-cell>
          <table:table-cell office:value-type="float" office:value="897.511" calcext:value-type="float">
            <text:p>897.511</text:p>
          </table:table-cell>
          <table:table-cell office:value-type="float" office:value="2021.2995" calcext:value-type="float">
            <text:p>2021.2995</text:p>
          </table:table-cell>
          <table:table-cell office:value-type="float" office:value="131.256684460359" calcext:value-type="float">
            <text:p>131.256684460359</text:p>
          </table:table-cell>
          <table:table-cell office:value-type="float" office:value="87.564215" calcext:value-type="float">
            <text:p>87.564215</text:p>
          </table:table-cell>
          <table:table-cell office:value-type="float" office:value="75.7914687739102" calcext:value-type="float">
            <text:p>75.7914687739102</text:p>
          </table:table-cell>
          <table:table-cell office:value-type="float" office:value="40.00957" calcext:value-type="float">
            <text:p>40.00957</text:p>
          </table:table-cell>
          <table:table-cell office:value-type="float" office:value="38.7943378636368" calcext:value-type="float">
            <text:p>38.794337863636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46.7" calcext:value-type="float">
            <text:p>246.7</text:p>
          </table:table-cell>
          <table:table-cell office:value-type="float" office:value="85.1154633733681" calcext:value-type="float">
            <text:p>85.1154633733681</text:p>
          </table:table-cell>
          <table:table-cell office:value-type="float" office:value="457" calcext:value-type="float">
            <text:p>457</text:p>
          </table:table-cell>
          <table:table-cell office:value-type="float" office:value="102" calcext:value-type="float">
            <text:p>102</text:p>
          </table:table-cell>
          <table:table-cell office:value-type="float" office:value="1051.07625" calcext:value-type="float">
            <text:p>1051.07625</text:p>
          </table:table-cell>
          <table:table-cell office:value-type="float" office:value="370.726006904216" calcext:value-type="float">
            <text:p>370.726006904216</text:p>
          </table:table-cell>
          <table:table-cell office:value-type="float" office:value="167.07685" calcext:value-type="float">
            <text:p>167.07685</text:p>
          </table:table-cell>
          <table:table-cell office:value-type="float" office:value="6.3808154591466" calcext:value-type="float">
            <text:p>6.3808154591466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5.5831" calcext:value-type="float">
            <text:p>835.5831</text:p>
          </table:table-cell>
          <table:table-cell office:value-type="float" office:value="38.5807198807356" calcext:value-type="float">
            <text:p>38.5807198807356</text:p>
          </table:table-cell>
          <table:table-cell office:value-type="float" office:value="793.337" calcext:value-type="float">
            <text:p>793.337</text:p>
          </table:table-cell>
          <table:table-cell office:value-type="float" office:value="941.787" calcext:value-type="float">
            <text:p>941.787</text:p>
          </table:table-cell>
          <table:table-cell office:value-type="float" office:value="2019.6175" calcext:value-type="float">
            <text:p>2019.6175</text:p>
          </table:table-cell>
          <table:table-cell office:value-type="float" office:value="115.120450735877" calcext:value-type="float">
            <text:p>115.120450735877</text:p>
          </table:table-cell>
          <table:table-cell office:value-type="float" office:value="388.75515" calcext:value-type="float">
            <text:p>388.75515</text:p>
          </table:table-cell>
          <table:table-cell office:value-type="float" office:value="21.3348782594309" calcext:value-type="float">
            <text:p>21.3348782594309</text:p>
          </table:table-cell>
          <table:table-cell office:value-type="float" office:value="98.3771" calcext:value-type="float">
            <text:p>98.3771</text:p>
          </table:table-cell>
          <table:table-cell office:value-type="float" office:value="0.974354669025933" calcext:value-type="float">
            <text:p>0.97435466902593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2.15" calcext:value-type="float">
            <text:p>282.15</text:p>
          </table:table-cell>
          <table:table-cell office:value-type="float" office:value="89.9346400097549" calcext:value-type="float">
            <text:p>89.9346400097549</text:p>
          </table:table-cell>
          <table:table-cell office:value-type="float" office:value="509" calcext:value-type="float">
            <text:p>509</text:p>
          </table:table-cell>
          <table:table-cell office:value-type="float" office:value="160" calcext:value-type="float">
            <text:p>160</text:p>
          </table:table-cell>
          <table:table-cell office:value-type="float" office:value="999.29555" calcext:value-type="float">
            <text:p>999.29555</text:p>
          </table:table-cell>
          <table:table-cell office:value-type="float" office:value="294.479833984117" calcext:value-type="float">
            <text:p>294.479833984117</text:p>
          </table:table-cell>
          <table:table-cell office:value-type="float" office:value="174.8935" calcext:value-type="float">
            <text:p>174.8935</text:p>
          </table:table-cell>
          <table:table-cell office:value-type="float" office:value="10.7773989221108" calcext:value-type="float">
            <text:p>10.7773989221108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59.4743" calcext:value-type="float">
            <text:p>759.4743</text:p>
          </table:table-cell>
          <table:table-cell office:value-type="float" office:value="46.23634904101" calcext:value-type="float">
            <text:p>46.23634904101</text:p>
          </table:table-cell>
          <table:table-cell office:value-type="float" office:value="672.762" calcext:value-type="float">
            <text:p>672.762</text:p>
          </table:table-cell>
          <table:table-cell office:value-type="float" office:value="849.177" calcext:value-type="float">
            <text:p>849.177</text:p>
          </table:table-cell>
          <table:table-cell office:value-type="float" office:value="2249.17" calcext:value-type="float">
            <text:p>2249.17</text:p>
          </table:table-cell>
          <table:table-cell office:value-type="float" office:value="128.62201911026" calcext:value-type="float">
            <text:p>128.62201911026</text:p>
          </table:table-cell>
          <table:table-cell office:value-type="float" office:value="19.34012745" calcext:value-type="float">
            <text:p>19.34012745</text:p>
          </table:table-cell>
          <table:table-cell office:value-type="float" office:value="15.5878296568746" calcext:value-type="float">
            <text:p>15.5878296568746</text:p>
          </table:table-cell>
          <table:table-cell office:value-type="float" office:value="9.91433745" calcext:value-type="float">
            <text:p>9.91433745</text:p>
          </table:table-cell>
          <table:table-cell office:value-type="float" office:value="7.71023268944408" calcext:value-type="float">
            <text:p>7.71023268944408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77.6" calcext:value-type="float">
            <text:p>277.6</text:p>
          </table:table-cell>
          <table:table-cell office:value-type="float" office:value="88.9863383955798" calcext:value-type="float">
            <text:p>88.9863383955798</text:p>
          </table:table-cell>
          <table:table-cell office:value-type="float" office:value="517" calcext:value-type="float">
            <text:p>517</text:p>
          </table:table-cell>
          <table:table-cell office:value-type="float" office:value="142" calcext:value-type="float">
            <text:p>142</text:p>
          </table:table-cell>
          <table:table-cell office:value-type="float" office:value="989.8701" calcext:value-type="float">
            <text:p>989.8701</text:p>
          </table:table-cell>
          <table:table-cell office:value-type="float" office:value="359.626223625952" calcext:value-type="float">
            <text:p>359.626223625952</text:p>
          </table:table-cell>
          <table:table-cell office:value-type="float" office:value="175.55785" calcext:value-type="float">
            <text:p>175.55785</text:p>
          </table:table-cell>
          <table:table-cell office:value-type="float" office:value="3.21667938089479" calcext:value-type="float">
            <text:p>3.21667938089479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8.2156" calcext:value-type="float">
            <text:p>788.2156</text:p>
          </table:table-cell>
          <table:table-cell office:value-type="float" office:value="42.668972261253" calcext:value-type="float">
            <text:p>42.668972261253</text:p>
          </table:table-cell>
          <table:table-cell office:value-type="float" office:value="731.95" calcext:value-type="float">
            <text:p>731.95</text:p>
          </table:table-cell>
          <table:table-cell office:value-type="float" office:value="865.793" calcext:value-type="float">
            <text:p>865.793</text:p>
          </table:table-cell>
          <table:table-cell office:value-type="float" office:value="2323.4685" calcext:value-type="float">
            <text:p>2323.4685</text:p>
          </table:table-cell>
          <table:table-cell office:value-type="float" office:value="118.436961881572" calcext:value-type="float">
            <text:p>118.436961881572</text:p>
          </table:table-cell>
          <table:table-cell office:value-type="float" office:value="29.226553" calcext:value-type="float">
            <text:p>29.226553</text:p>
          </table:table-cell>
          <table:table-cell office:value-type="float" office:value="22.1723328642789" calcext:value-type="float">
            <text:p>22.1723328642789</text:p>
          </table:table-cell>
          <table:table-cell office:value-type="float" office:value="11.95137645" calcext:value-type="float">
            <text:p>11.95137645</text:p>
          </table:table-cell>
          <table:table-cell office:value-type="float" office:value="9.5198458156824" calcext:value-type="float">
            <text:p>9.5198458156824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61.05" calcext:value-type="float">
            <text:p>261.05</text:p>
          </table:table-cell>
          <table:table-cell office:value-type="float" office:value="66.2487139895044" calcext:value-type="float">
            <text:p>66.2487139895044</text:p>
          </table:table-cell>
          <table:table-cell office:value-type="float" office:value="371" calcext:value-type="float">
            <text:p>371</text:p>
          </table:table-cell>
          <table:table-cell office:value-type="float" office:value="171" calcext:value-type="float">
            <text:p>171</text:p>
          </table:table-cell>
          <table:table-cell office:value-type="float" office:value="1227.1444" calcext:value-type="float">
            <text:p>1227.1444</text:p>
          </table:table-cell>
          <table:table-cell office:value-type="float" office:value="275.178727676052" calcext:value-type="float">
            <text:p>275.178727676052</text:p>
          </table:table-cell>
          <table:table-cell office:value-type="float" office:value="188.2417" calcext:value-type="float">
            <text:p>188.2417</text:p>
          </table:table-cell>
          <table:table-cell office:value-type="float" office:value="10.4629665819373" calcext:value-type="float">
            <text:p>10.4629665819373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44.5188" calcext:value-type="float">
            <text:p>644.5188</text:p>
          </table:table-cell>
          <table:table-cell office:value-type="float" office:value="35.6587234320019" calcext:value-type="float">
            <text:p>35.6587234320019</text:p>
          </table:table-cell>
          <table:table-cell office:value-type="float" office:value="590.547" calcext:value-type="float">
            <text:p>590.547</text:p>
          </table:table-cell>
          <table:table-cell office:value-type="float" office:value="725.011" calcext:value-type="float">
            <text:p>725.011</text:p>
          </table:table-cell>
          <table:table-cell office:value-type="float" office:value="1914.1175" calcext:value-type="float">
            <text:p>1914.1175</text:p>
          </table:table-cell>
          <table:table-cell office:value-type="float" office:value="111.918397992513" calcext:value-type="float">
            <text:p>111.918397992513</text:p>
          </table:table-cell>
          <table:table-cell office:value-type="float" office:value="11.8482455" calcext:value-type="float">
            <text:p>11.8482455</text:p>
          </table:table-cell>
          <table:table-cell office:value-type="float" office:value="11.1082197611122" calcext:value-type="float">
            <text:p>11.1082197611122</text:p>
          </table:table-cell>
          <table:table-cell office:value-type="float" office:value="7.5919965" calcext:value-type="float">
            <text:p>7.5919965</text:p>
          </table:table-cell>
          <table:table-cell office:value-type="float" office:value="5.73877249773052" calcext:value-type="float">
            <text:p>5.73877249773052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94.75" calcext:value-type="float">
            <text:p>294.75</text:p>
          </table:table-cell>
          <table:table-cell office:value-type="float" office:value="86.6838630038092" calcext:value-type="float">
            <text:p>86.6838630038092</text:p>
          </table:table-cell>
          <table:table-cell office:value-type="float" office:value="490" calcext:value-type="float">
            <text:p>490</text:p>
          </table:table-cell>
          <table:table-cell office:value-type="float" office:value="168" calcext:value-type="float">
            <text:p>168</text:p>
          </table:table-cell>
          <table:table-cell office:value-type="float" office:value="1175.67825" calcext:value-type="float">
            <text:p>1175.67825</text:p>
          </table:table-cell>
          <table:table-cell office:value-type="float" office:value="361.669435700741" calcext:value-type="float">
            <text:p>361.669435700741</text:p>
          </table:table-cell>
          <table:table-cell office:value-type="float" office:value="180.4311" calcext:value-type="float">
            <text:p>180.4311</text:p>
          </table:table-cell>
          <table:table-cell office:value-type="float" office:value="7.58872302481573" calcext:value-type="float">
            <text:p>7.58872302481573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11.90865" calcext:value-type="float">
            <text:p>711.90865</text:p>
          </table:table-cell>
          <table:table-cell office:value-type="float" office:value="37.558487442605" calcext:value-type="float">
            <text:p>37.558487442605</text:p>
          </table:table-cell>
          <table:table-cell office:value-type="float" office:value="669.546" calcext:value-type="float">
            <text:p>669.546</text:p>
          </table:table-cell>
          <table:table-cell office:value-type="float" office:value="818.803" calcext:value-type="float">
            <text:p>818.803</text:p>
          </table:table-cell>
          <table:table-cell office:value-type="float" office:value="2128.4335" calcext:value-type="float">
            <text:p>2128.4335</text:p>
          </table:table-cell>
          <table:table-cell office:value-type="float" office:value="110.047723392842" calcext:value-type="float">
            <text:p>110.047723392842</text:p>
          </table:table-cell>
          <table:table-cell office:value-type="float" office:value="4.54927099999994" calcext:value-type="float">
            <text:p>4.54927099999994</text:p>
          </table:table-cell>
          <table:table-cell office:value-type="float" office:value="5.6865721876336" calcext:value-type="float">
            <text:p>5.6865721876336</text:p>
          </table:table-cell>
          <table:table-cell office:value-type="float" office:value="2.7426625" calcext:value-type="float">
            <text:p>2.7426625</text:p>
          </table:table-cell>
          <table:table-cell office:value-type="float" office:value="2.86081527418851" calcext:value-type="float">
            <text:p>2.8608152741885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56.15" calcext:value-type="float">
            <text:p>256.15</text:p>
          </table:table-cell>
          <table:table-cell office:value-type="float" office:value="81.1511098604261" calcext:value-type="float">
            <text:p>81.1511098604261</text:p>
          </table:table-cell>
          <table:table-cell office:value-type="float" office:value="472" calcext:value-type="float">
            <text:p>472</text:p>
          </table:table-cell>
          <table:table-cell office:value-type="float" office:value="160" calcext:value-type="float">
            <text:p>160</text:p>
          </table:table-cell>
          <table:table-cell office:value-type="float" office:value="522.9159" calcext:value-type="float">
            <text:p>522.9159</text:p>
          </table:table-cell>
          <table:table-cell office:value-type="float" office:value="208.423382726224" calcext:value-type="float">
            <text:p>208.423382726224</text:p>
          </table:table-cell>
          <table:table-cell office:value-type="float" office:value="167.68155" calcext:value-type="float">
            <text:p>167.68155</text:p>
          </table:table-cell>
          <table:table-cell office:value-type="float" office:value="5.98875959808742" calcext:value-type="float">
            <text:p>5.98875959808742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45.09245" calcext:value-type="float">
            <text:p>745.09245</text:p>
          </table:table-cell>
          <table:table-cell office:value-type="float" office:value="31.391789535809" calcext:value-type="float">
            <text:p>31.391789535809</text:p>
          </table:table-cell>
          <table:table-cell office:value-type="float" office:value="694.265" calcext:value-type="float">
            <text:p>694.265</text:p>
          </table:table-cell>
          <table:table-cell office:value-type="float" office:value="795.481" calcext:value-type="float">
            <text:p>795.481</text:p>
          </table:table-cell>
          <table:table-cell office:value-type="float" office:value="2204.495" calcext:value-type="float">
            <text:p>2204.495</text:p>
          </table:table-cell>
          <table:table-cell office:value-type="float" office:value="92.3878458912267" calcext:value-type="float">
            <text:p>92.3878458912267</text:p>
          </table:table-cell>
          <table:table-cell office:value-type="float" office:value="21.0930084999999" calcext:value-type="float">
            <text:p>21.0930084999999</text:p>
          </table:table-cell>
          <table:table-cell office:value-type="float" office:value="21.0777815754931" calcext:value-type="float">
            <text:p>21.0777815754931</text:p>
          </table:table-cell>
          <table:table-cell office:value-type="float" office:value="9.6896069" calcext:value-type="float">
            <text:p>9.6896069</text:p>
          </table:table-cell>
          <table:table-cell office:value-type="float" office:value="10.7024401166675" calcext:value-type="float">
            <text:p>10.702440116667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40.75" calcext:value-type="float">
            <text:p>240.75</text:p>
          </table:table-cell>
          <table:table-cell office:value-type="float" office:value="65.5357475773819" calcext:value-type="float">
            <text:p>65.5357475773819</text:p>
          </table:table-cell>
          <table:table-cell office:value-type="float" office:value="387" calcext:value-type="float">
            <text:p>387</text:p>
          </table:table-cell>
          <table:table-cell office:value-type="float" office:value="147" calcext:value-type="float">
            <text:p>147</text:p>
          </table:table-cell>
          <table:table-cell office:value-type="float" office:value="1365.07025" calcext:value-type="float">
            <text:p>1365.07025</text:p>
          </table:table-cell>
          <table:table-cell office:value-type="float" office:value="352.049899405853" calcext:value-type="float">
            <text:p>352.049899405853</text:p>
          </table:table-cell>
          <table:table-cell office:value-type="float" office:value="166.7035" calcext:value-type="float">
            <text:p>166.7035</text:p>
          </table:table-cell>
          <table:table-cell office:value-type="float" office:value="7.5329701243757" calcext:value-type="float">
            <text:p>7.5329701243757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53.2135" calcext:value-type="float">
            <text:p>1353.2135</text:p>
          </table:table-cell>
          <table:table-cell office:value-type="float" office:value="73.0476777450684" calcext:value-type="float">
            <text:p>73.0476777450684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1518.59" calcext:value-type="float">
            <text:p>1518.59</text:p>
          </table:table-cell>
          <table:table-cell office:value-type="float" office:value="2483.6575" calcext:value-type="float">
            <text:p>2483.6575</text:p>
          </table:table-cell>
          <table:table-cell office:value-type="float" office:value="88.7013529164607" calcext:value-type="float">
            <text:p>88.7013529164607</text:p>
          </table:table-cell>
          <table:table-cell office:value-type="float" office:value="1354.3545" calcext:value-type="float">
            <text:p>1354.3545</text:p>
          </table:table-cell>
          <table:table-cell office:value-type="float" office:value="196.240148622334" calcext:value-type="float">
            <text:p>196.240148622334</text:p>
          </table:table-cell>
          <table:table-cell office:value-type="float" office:value="221.6313" calcext:value-type="float">
            <text:p>221.6313</text:p>
          </table:table-cell>
          <table:table-cell office:value-type="float" office:value="55.3975268905524" calcext:value-type="float">
            <text:p>55.397526890552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0.85" calcext:value-type="float">
            <text:p>410.85</text:p>
          </table:table-cell>
          <table:table-cell office:value-type="float" office:value="118.521272796335" calcext:value-type="float">
            <text:p>118.521272796335</text:p>
          </table:table-cell>
          <table:table-cell office:value-type="float" office:value="599" calcext:value-type="float">
            <text:p>599</text:p>
          </table:table-cell>
          <table:table-cell office:value-type="float" office:value="179" calcext:value-type="float">
            <text:p>179</text:p>
          </table:table-cell>
          <table:table-cell office:value-type="float" office:value="4891.3605" calcext:value-type="float">
            <text:p>4891.3605</text:p>
          </table:table-cell>
          <table:table-cell office:value-type="float" office:value="1508.98968174937" calcext:value-type="float">
            <text:p>1508.98968174937</text:p>
          </table:table-cell>
          <table:table-cell office:value-type="float" office:value="220.7105" calcext:value-type="float">
            <text:p>220.7105</text:p>
          </table:table-cell>
          <table:table-cell office:value-type="float" office:value="4.90379610742106" calcext:value-type="float">
            <text:p>4.90379610742106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82.325" calcext:value-type="float">
            <text:p>1582.325</text:p>
          </table:table-cell>
          <table:table-cell office:value-type="float" office:value="165.131721792348" calcext:value-type="float">
            <text:p>165.131721792348</text:p>
          </table:table-cell>
          <table:table-cell office:value-type="float" office:value="1393.96" calcext:value-type="float">
            <text:p>1393.96</text:p>
          </table:table-cell>
          <table:table-cell office:value-type="float" office:value="2029.05" calcext:value-type="float">
            <text:p>2029.05</text:p>
          </table:table-cell>
          <table:table-cell office:value-type="float" office:value="3074.0405" calcext:value-type="float">
            <text:p>3074.0405</text:p>
          </table:table-cell>
          <table:table-cell office:value-type="float" office:value="170.349565969663" calcext:value-type="float">
            <text:p>170.349565969663</text:p>
          </table:table-cell>
          <table:table-cell office:value-type="float" office:value="1416.9445" calcext:value-type="float">
            <text:p>1416.9445</text:p>
          </table:table-cell>
          <table:table-cell office:value-type="float" office:value="429.482274525173" calcext:value-type="float">
            <text:p>429.482274525173</text:p>
          </table:table-cell>
          <table:table-cell office:value-type="float" office:value="255.9893" calcext:value-type="float">
            <text:p>255.9893</text:p>
          </table:table-cell>
          <table:table-cell office:value-type="float" office:value="38.7310789270404" calcext:value-type="float">
            <text:p>38.7310789270404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29.9" calcext:value-type="float">
            <text:p>429.9</text:p>
          </table:table-cell>
          <table:table-cell office:value-type="float" office:value="106.674073207771" calcext:value-type="float">
            <text:p>106.674073207771</text:p>
          </table:table-cell>
          <table:table-cell office:value-type="float" office:value="593" calcext:value-type="float">
            <text:p>593</text:p>
          </table:table-cell>
          <table:table-cell office:value-type="float" office:value="258" calcext:value-type="float">
            <text:p>258</text:p>
          </table:table-cell>
          <table:table-cell office:value-type="float" office:value="4351.0115" calcext:value-type="float">
            <text:p>4351.0115</text:p>
          </table:table-cell>
          <table:table-cell office:value-type="float" office:value="1033.43591510769" calcext:value-type="float">
            <text:p>1033.43591510769</text:p>
          </table:table-cell>
          <table:table-cell office:value-type="float" office:value="216.71285" calcext:value-type="float">
            <text:p>216.71285</text:p>
          </table:table-cell>
          <table:table-cell office:value-type="float" office:value="5.53243993260611" calcext:value-type="float">
            <text:p>5.53243993260611</text:p>
          </table:table-cell>
          <table:table-cell office:value-type="float" office:value="1730.6" calcext:value-type="float">
            <text:p>1730.6</text:p>
          </table:table-cell>
          <table:table-cell office:value-type="float" office:value="1009.3208" calcext:value-type="float">
            <text:p>1009.3208</text:p>
          </table:table-cell>
          <table:table-cell office:value-type="float" office:value="55.76587511203" calcext:value-type="float">
            <text:p>55.76587511203</text:p>
          </table:table-cell>
          <table:table-cell office:value-type="float" office:value="926.397" calcext:value-type="float">
            <text:p>926.397</text:p>
          </table:table-cell>
          <table:table-cell office:value-type="float" office:value="1143.1" calcext:value-type="float">
            <text:p>1143.1</text:p>
          </table:table-cell>
          <table:table-cell office:value-type="float" office:value="2990.5265" calcext:value-type="float">
            <text:p>2990.5265</text:p>
          </table:table-cell>
          <table:table-cell office:value-type="float" office:value="155.163416071912" calcext:value-type="float">
            <text:p>155.163416071912</text:p>
          </table:table-cell>
          <table:table-cell office:value-type="float" office:value="26.1853945" calcext:value-type="float">
            <text:p>26.1853945</text:p>
          </table:table-cell>
          <table:table-cell office:value-type="float" office:value="14.2587126286822" calcext:value-type="float">
            <text:p>14.2587126286822</text:p>
          </table:table-cell>
          <table:table-cell office:value-type="float" office:value="11.2508925" calcext:value-type="float">
            <text:p>11.2508925</text:p>
          </table:table-cell>
          <table:table-cell office:value-type="float" office:value="7.42732991463064" calcext:value-type="float">
            <text:p>7.42732991463064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74.75" calcext:value-type="float">
            <text:p>474.75</text:p>
          </table:table-cell>
          <table:table-cell office:value-type="float" office:value="234.587852469636" calcext:value-type="float">
            <text:p>234.587852469636</text:p>
          </table:table-cell>
          <table:table-cell office:value-type="float" office:value="1070" calcext:value-type="float">
            <text:p>1070</text:p>
          </table:table-cell>
          <table:table-cell office:value-type="float" office:value="133" calcext:value-type="float">
            <text:p>133</text:p>
          </table:table-cell>
          <table:table-cell office:value-type="float" office:value="4492.9135" calcext:value-type="float">
            <text:p>4492.9135</text:p>
          </table:table-cell>
          <table:table-cell office:value-type="float" office:value="1947.05660986898" calcext:value-type="float">
            <text:p>1947.05660986898</text:p>
          </table:table-cell>
          <table:table-cell office:value-type="float" office:value="220.95575" calcext:value-type="float">
            <text:p>220.95575</text:p>
          </table:table-cell>
          <table:table-cell office:value-type="float" office:value="5.91114066715064" calcext:value-type="float">
            <text:p>5.91114066715064</text:p>
          </table:table-cell>
          <table:table-cell office:value-type="float" office:value="1715.9" calcext:value-type="float">
            <text:p>1715.9</text:p>
          </table:table-cell>
          <table:table-cell office:value-type="float" office:value="927.70065" calcext:value-type="float">
            <text:p>927.70065</text:p>
          </table:table-cell>
          <table:table-cell office:value-type="float" office:value="68.8391198071157" calcext:value-type="float">
            <text:p>68.8391198071157</text:p>
          </table:table-cell>
          <table:table-cell office:value-type="float" office:value="825.139" calcext:value-type="float">
            <text:p>825.139</text:p>
          </table:table-cell>
          <table:table-cell office:value-type="float" office:value="1128.68" calcext:value-type="float">
            <text:p>1128.68</text:p>
          </table:table-cell>
          <table:table-cell office:value-type="float" office:value="2764.4585" calcext:value-type="float">
            <text:p>2764.4585</text:p>
          </table:table-cell>
          <table:table-cell office:value-type="float" office:value="202.708082181846" calcext:value-type="float">
            <text:p>202.708082181846</text:p>
          </table:table-cell>
          <table:table-cell office:value-type="float" office:value="12.7342305" calcext:value-type="float">
            <text:p>12.7342305</text:p>
          </table:table-cell>
          <table:table-cell office:value-type="float" office:value="9.90656272078659" calcext:value-type="float">
            <text:p>9.90656272078659</text:p>
          </table:table-cell>
          <table:table-cell office:value-type="float" office:value="5.9083135" calcext:value-type="float">
            <text:p>5.9083135</text:p>
          </table:table-cell>
          <table:table-cell office:value-type="float" office:value="4.04790685102843" calcext:value-type="float">
            <text:p>4.04790685102843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422.25" calcext:value-type="float">
            <text:p>422.25</text:p>
          </table:table-cell>
          <table:table-cell office:value-type="float" office:value="125.047306837726" calcext:value-type="float">
            <text:p>125.047306837726</text:p>
          </table:table-cell>
          <table:table-cell office:value-type="float" office:value="628" calcext:value-type="float">
            <text:p>628</text:p>
          </table:table-cell>
          <table:table-cell office:value-type="float" office:value="214" calcext:value-type="float">
            <text:p>214</text:p>
          </table:table-cell>
          <table:table-cell office:value-type="float" office:value="4180.3475" calcext:value-type="float">
            <text:p>4180.3475</text:p>
          </table:table-cell>
          <table:table-cell office:value-type="float" office:value="1230.37428135496" calcext:value-type="float">
            <text:p>1230.37428135496</text:p>
          </table:table-cell>
          <table:table-cell office:value-type="float" office:value="230.7357" calcext:value-type="float">
            <text:p>230.7357</text:p>
          </table:table-cell>
          <table:table-cell office:value-type="float" office:value="7.7169429528047" calcext:value-type="float">
            <text:p>7.7169429528047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70.20625" calcext:value-type="float">
            <text:p>870.20625</text:p>
          </table:table-cell>
          <table:table-cell office:value-type="float" office:value="50.6863918557562" calcext:value-type="float">
            <text:p>50.6863918557562</text:p>
          </table:table-cell>
          <table:table-cell office:value-type="float" office:value="795.935" calcext:value-type="float">
            <text:p>795.935</text:p>
          </table:table-cell>
          <table:table-cell office:value-type="float" office:value="952.036" calcext:value-type="float">
            <text:p>952.036</text:p>
          </table:table-cell>
          <table:table-cell office:value-type="float" office:value="2586.7875" calcext:value-type="float">
            <text:p>2586.7875</text:p>
          </table:table-cell>
          <table:table-cell office:value-type="float" office:value="155.88230056765" calcext:value-type="float">
            <text:p>155.88230056765</text:p>
          </table:table-cell>
          <table:table-cell office:value-type="float" office:value="16.6243595" calcext:value-type="float">
            <text:p>16.6243595</text:p>
          </table:table-cell>
          <table:table-cell office:value-type="float" office:value="14.4777972579287" calcext:value-type="float">
            <text:p>14.4777972579287</text:p>
          </table:table-cell>
          <table:table-cell office:value-type="float" office:value="7.2081765" calcext:value-type="float">
            <text:p>7.2081765</text:p>
          </table:table-cell>
          <table:table-cell office:value-type="float" office:value="5.10614192534656" calcext:value-type="float">
            <text:p>5.10614192534656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47.05" calcext:value-type="float">
            <text:p>447.05</text:p>
          </table:table-cell>
          <table:table-cell office:value-type="float" office:value="127.441823672814" calcext:value-type="float">
            <text:p>127.441823672814</text:p>
          </table:table-cell>
          <table:table-cell office:value-type="float" office:value="619" calcext:value-type="float">
            <text:p>619</text:p>
          </table:table-cell>
          <table:table-cell office:value-type="float" office:value="179" calcext:value-type="float">
            <text:p>179</text:p>
          </table:table-cell>
          <table:table-cell office:value-type="float" office:value="5162.2465" calcext:value-type="float">
            <text:p>5162.2465</text:p>
          </table:table-cell>
          <table:table-cell office:value-type="float" office:value="1382.65912907083" calcext:value-type="float">
            <text:p>1382.65912907083</text:p>
          </table:table-cell>
          <table:table-cell office:value-type="float" office:value="224.11035" calcext:value-type="float">
            <text:p>224.11035</text:p>
          </table:table-cell>
          <table:table-cell office:value-type="float" office:value="5.8161977204772" calcext:value-type="float">
            <text:p>5.8161977204772</text:p>
          </table:table-cell>
          <table:table-cell office:value-type="float" office:value="1706.2" calcext:value-type="float">
            <text:p>1706.2</text:p>
          </table:table-cell>
          <table:table-cell office:value-type="float" office:value="979.5738" calcext:value-type="float">
            <text:p>979.5738</text:p>
          </table:table-cell>
          <table:table-cell office:value-type="float" office:value="70.1150236146592" calcext:value-type="float">
            <text:p>70.1150236146592</text:p>
          </table:table-cell>
          <table:table-cell office:value-type="float" office:value="883.888" calcext:value-type="float">
            <text:p>883.888</text:p>
          </table:table-cell>
          <table:table-cell office:value-type="float" office:value="1108.46" calcext:value-type="float">
            <text:p>1108.46</text:p>
          </table:table-cell>
          <table:table-cell office:value-type="float" office:value="2879.8045" calcext:value-type="float">
            <text:p>2879.8045</text:p>
          </table:table-cell>
          <table:table-cell office:value-type="float" office:value="199.847987427155" calcext:value-type="float">
            <text:p>199.847987427155</text:p>
          </table:table-cell>
          <table:table-cell office:value-type="float" office:value="41.9509685" calcext:value-type="float">
            <text:p>41.9509685</text:p>
          </table:table-cell>
          <table:table-cell office:value-type="float" office:value="33.9488550884222" calcext:value-type="float">
            <text:p>33.9488550884222</text:p>
          </table:table-cell>
          <table:table-cell office:value-type="float" office:value="16.965577" calcext:value-type="float">
            <text:p>16.965577</text:p>
          </table:table-cell>
          <table:table-cell office:value-type="float" office:value="12.6446225480575" calcext:value-type="float">
            <text:p>12.6446225480575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28.45" calcext:value-type="float">
            <text:p>528.45</text:p>
          </table:table-cell>
          <table:table-cell office:value-type="float" office:value="187.089192070183" calcext:value-type="float">
            <text:p>187.089192070183</text:p>
          </table:table-cell>
          <table:table-cell office:value-type="float" office:value="956" calcext:value-type="float">
            <text:p>956</text:p>
          </table:table-cell>
          <table:table-cell office:value-type="float" office:value="266" calcext:value-type="float">
            <text:p>266</text:p>
          </table:table-cell>
          <table:table-cell office:value-type="float" office:value="5181.546" calcext:value-type="float">
            <text:p>5181.546</text:p>
          </table:table-cell>
          <table:table-cell office:value-type="float" office:value="1679.28880730222" calcext:value-type="float">
            <text:p>1679.28880730222</text:p>
          </table:table-cell>
          <table:table-cell office:value-type="float" office:value="223.01625" calcext:value-type="float">
            <text:p>223.01625</text:p>
          </table:table-cell>
          <table:table-cell office:value-type="float" office:value="7.21842074049734" calcext:value-type="float">
            <text:p>7.21842074049734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59.1128" calcext:value-type="float">
            <text:p>959.1128</text:p>
          </table:table-cell>
          <table:table-cell office:value-type="float" office:value="58.5877504285127" calcext:value-type="float">
            <text:p>58.5877504285127</text:p>
          </table:table-cell>
          <table:table-cell office:value-type="float" office:value="869.095" calcext:value-type="float">
            <text:p>869.095</text:p>
          </table:table-cell>
          <table:table-cell office:value-type="float" office:value="1078.9" calcext:value-type="float">
            <text:p>1078.9</text:p>
          </table:table-cell>
          <table:table-cell office:value-type="float" office:value="2845.569" calcext:value-type="float">
            <text:p>2845.569</text:p>
          </table:table-cell>
          <table:table-cell office:value-type="float" office:value="166.897414281001" calcext:value-type="float">
            <text:p>166.897414281001</text:p>
          </table:table-cell>
          <table:table-cell office:value-type="float" office:value="22.490988643265" calcext:value-type="float">
            <text:p>22.490988643265</text:p>
          </table:table-cell>
          <table:table-cell office:value-type="float" office:value="20.1419741411171" calcext:value-type="float">
            <text:p>20.1419741411171</text:p>
          </table:table-cell>
          <table:table-cell office:value-type="float" office:value="9.276669821635" calcext:value-type="float">
            <text:p>9.276669821635</text:p>
          </table:table-cell>
          <table:table-cell office:value-type="float" office:value="6.10440050256869" calcext:value-type="float">
            <text:p>6.1044005025686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92.6" calcext:value-type="float">
            <text:p>392.6</text:p>
          </table:table-cell>
          <table:table-cell office:value-type="float" office:value="103.973377159226" calcext:value-type="float">
            <text:p>103.973377159226</text:p>
          </table:table-cell>
          <table:table-cell office:value-type="float" office:value="618" calcext:value-type="float">
            <text:p>618</text:p>
          </table:table-cell>
          <table:table-cell office:value-type="float" office:value="178" calcext:value-type="float">
            <text:p>178</text:p>
          </table:table-cell>
          <table:table-cell office:value-type="float" office:value="4192.7265" calcext:value-type="float">
            <text:p>4192.7265</text:p>
          </table:table-cell>
          <table:table-cell office:value-type="float" office:value="1124.54697309054" calcext:value-type="float">
            <text:p>1124.54697309054</text:p>
          </table:table-cell>
          <table:table-cell office:value-type="float" office:value="236.7641" calcext:value-type="float">
            <text:p>236.7641</text:p>
          </table:table-cell>
          <table:table-cell office:value-type="float" office:value="6.00318679316946" calcext:value-type="float">
            <text:p>6.00318679316946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52.34615" calcext:value-type="float">
            <text:p>852.34615</text:p>
          </table:table-cell>
          <table:table-cell office:value-type="float" office:value="37.9011669869981" calcext:value-type="float">
            <text:p>37.9011669869981</text:p>
          </table:table-cell>
          <table:table-cell office:value-type="float" office:value="768.995" calcext:value-type="float">
            <text:p>768.995</text:p>
          </table:table-cell>
          <table:table-cell office:value-type="float" office:value="937.02" calcext:value-type="float">
            <text:p>937.02</text:p>
          </table:table-cell>
          <table:table-cell office:value-type="float" office:value="2539.3025" calcext:value-type="float">
            <text:p>2539.3025</text:p>
          </table:table-cell>
          <table:table-cell office:value-type="float" office:value="109.595584422914" calcext:value-type="float">
            <text:p>109.595584422914</text:p>
          </table:table-cell>
          <table:table-cell office:value-type="float" office:value="11.1712625" calcext:value-type="float">
            <text:p>11.1712625</text:p>
          </table:table-cell>
          <table:table-cell office:value-type="float" office:value="9.4372378624423" calcext:value-type="float">
            <text:p>9.4372378624423</text:p>
          </table:table-cell>
          <table:table-cell office:value-type="float" office:value="6.564785" calcext:value-type="float">
            <text:p>6.564785</text:p>
          </table:table-cell>
          <table:table-cell office:value-type="float" office:value="5.33185138496495" calcext:value-type="float">
            <text:p>5.3318513849649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79.7" calcext:value-type="float">
            <text:p>479.7</text:p>
          </table:table-cell>
          <table:table-cell office:value-type="float" office:value="133.651589472109" calcext:value-type="float">
            <text:p>133.651589472109</text:p>
          </table:table-cell>
          <table:table-cell office:value-type="float" office:value="692" calcext:value-type="float">
            <text:p>692</text:p>
          </table:table-cell>
          <table:table-cell office:value-type="float" office:value="182" calcext:value-type="float">
            <text:p>182</text:p>
          </table:table-cell>
          <table:table-cell office:value-type="float" office:value="4623.2985" calcext:value-type="float">
            <text:p>4623.2985</text:p>
          </table:table-cell>
          <table:table-cell office:value-type="float" office:value="1236.9369151351" calcext:value-type="float">
            <text:p>1236.9369151351</text:p>
          </table:table-cell>
          <table:table-cell office:value-type="float" office:value="219.86965" calcext:value-type="float">
            <text:p>219.86965</text:p>
          </table:table-cell>
          <table:table-cell office:value-type="float" office:value="4.98311531468756" calcext:value-type="float">
            <text:p>4.98311531468756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903.6662" calcext:value-type="float">
            <text:p>903.6662</text:p>
          </table:table-cell>
          <table:table-cell office:value-type="float" office:value="64.1409366683613" calcext:value-type="float">
            <text:p>64.1409366683613</text:p>
          </table:table-cell>
          <table:table-cell office:value-type="float" office:value="778.704" calcext:value-type="float">
            <text:p>778.704</text:p>
          </table:table-cell>
          <table:table-cell office:value-type="float" office:value="1092.14" calcext:value-type="float">
            <text:p>1092.14</text:p>
          </table:table-cell>
          <table:table-cell office:value-type="float" office:value="2679.0405" calcext:value-type="float">
            <text:p>2679.0405</text:p>
          </table:table-cell>
          <table:table-cell office:value-type="float" office:value="171.422187026651" calcext:value-type="float">
            <text:p>171.422187026651</text:p>
          </table:table-cell>
          <table:table-cell office:value-type="float" office:value="22.851501" calcext:value-type="float">
            <text:p>22.851501</text:p>
          </table:table-cell>
          <table:table-cell office:value-type="float" office:value="22.35005425493" calcext:value-type="float">
            <text:p>22.35005425493</text:p>
          </table:table-cell>
          <table:table-cell office:value-type="float" office:value="9.1069905" calcext:value-type="float">
            <text:p>9.1069905</text:p>
          </table:table-cell>
          <table:table-cell office:value-type="float" office:value="7.45770093709179" calcext:value-type="float">
            <text:p>7.45770093709179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34.15" calcext:value-type="float">
            <text:p>534.15</text:p>
          </table:table-cell>
          <table:table-cell office:value-type="float" office:value="159.38641393597" calcext:value-type="float">
            <text:p>159.38641393597</text:p>
          </table:table-cell>
          <table:table-cell office:value-type="float" office:value="755" calcext:value-type="float">
            <text:p>755</text:p>
          </table:table-cell>
          <table:table-cell office:value-type="float" office:value="271" calcext:value-type="float">
            <text:p>271</text:p>
          </table:table-cell>
          <table:table-cell office:value-type="float" office:value="4692.3275" calcext:value-type="float">
            <text:p>4692.3275</text:p>
          </table:table-cell>
          <table:table-cell office:value-type="float" office:value="1194.4830353001" calcext:value-type="float">
            <text:p>1194.4830353001</text:p>
          </table:table-cell>
          <table:table-cell office:value-type="float" office:value="219.3022" calcext:value-type="float">
            <text:p>219.3022</text:p>
          </table:table-cell>
          <table:table-cell office:value-type="float" office:value="10.5261425263109" calcext:value-type="float">
            <text:p>10.5261425263109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59.38805" calcext:value-type="float">
            <text:p>1059.38805</text:p>
          </table:table-cell>
          <table:table-cell office:value-type="float" office:value="58.2867537759156" calcext:value-type="float">
            <text:p>58.2867537759156</text:p>
          </table:table-cell>
          <table:table-cell office:value-type="float" office:value="954.884" calcext:value-type="float">
            <text:p>954.884</text:p>
          </table:table-cell>
          <table:table-cell office:value-type="float" office:value="1169.04" calcext:value-type="float">
            <text:p>1169.04</text:p>
          </table:table-cell>
          <table:table-cell office:value-type="float" office:value="3146.945" calcext:value-type="float">
            <text:p>3146.945</text:p>
          </table:table-cell>
          <table:table-cell office:value-type="float" office:value="158.796560399578" calcext:value-type="float">
            <text:p>158.796560399578</text:p>
          </table:table-cell>
          <table:table-cell office:value-type="float" office:value="21.718599" calcext:value-type="float">
            <text:p>21.718599</text:p>
          </table:table-cell>
          <table:table-cell office:value-type="float" office:value="19.8757917674783" calcext:value-type="float">
            <text:p>19.8757917674783</text:p>
          </table:table-cell>
          <table:table-cell office:value-type="float" office:value="9.500182" calcext:value-type="float">
            <text:p>9.500182</text:p>
          </table:table-cell>
          <table:table-cell office:value-type="float" office:value="7.09024858546292" calcext:value-type="float">
            <text:p>7.09024858546292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92.45" calcext:value-type="float">
            <text:p>492.45</text:p>
          </table:table-cell>
          <table:table-cell office:value-type="float" office:value="220.996183582194" calcext:value-type="float">
            <text:p>220.996183582194</text:p>
          </table:table-cell>
          <table:table-cell office:value-type="float" office:value="886" calcext:value-type="float">
            <text:p>886</text:p>
          </table:table-cell>
          <table:table-cell office:value-type="float" office:value="186" calcext:value-type="float">
            <text:p>186</text:p>
          </table:table-cell>
          <table:table-cell office:value-type="float" office:value="4956.1715" calcext:value-type="float">
            <text:p>4956.1715</text:p>
          </table:table-cell>
          <table:table-cell office:value-type="float" office:value="2022.59050454524" calcext:value-type="float">
            <text:p>2022.59050454524</text:p>
          </table:table-cell>
          <table:table-cell office:value-type="float" office:value="220.76515" calcext:value-type="float">
            <text:p>220.76515</text:p>
          </table:table-cell>
          <table:table-cell office:value-type="float" office:value="5.88664517338767" calcext:value-type="float">
            <text:p>5.88664517338767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9.10355" calcext:value-type="float">
            <text:p>1059.10355</text:p>
          </table:table-cell>
          <table:table-cell office:value-type="float" office:value="111.166227255202" calcext:value-type="float">
            <text:p>111.166227255202</text:p>
          </table:table-cell>
          <table:table-cell office:value-type="float" office:value="882.327" calcext:value-type="float">
            <text:p>882.327</text:p>
          </table:table-cell>
          <table:table-cell office:value-type="float" office:value="1262.31" calcext:value-type="float">
            <text:p>1262.31</text:p>
          </table:table-cell>
          <table:table-cell office:value-type="float" office:value="3131.034" calcext:value-type="float">
            <text:p>3131.034</text:p>
          </table:table-cell>
          <table:table-cell office:value-type="float" office:value="321.820180722092" calcext:value-type="float">
            <text:p>321.820180722092</text:p>
          </table:table-cell>
          <table:table-cell office:value-type="float" office:value="35.1459865" calcext:value-type="float">
            <text:p>35.1459865</text:p>
          </table:table-cell>
          <table:table-cell office:value-type="float" office:value="28.6825297921256" calcext:value-type="float">
            <text:p>28.6825297921256</text:p>
          </table:table-cell>
          <table:table-cell office:value-type="float" office:value="11.1301895" calcext:value-type="float">
            <text:p>11.1301895</text:p>
          </table:table-cell>
          <table:table-cell office:value-type="float" office:value="6.43750008159139" calcext:value-type="float">
            <text:p>6.43750008159139</text:p>
          </table:table-cell>
        </table:table-row>
      </table:table>
      <table:table table:name="Mean by instance" table:style-name="ta1">
        <office:forms form:automatic-focus="false" form:apply-design-mode="false"/>
        <table:table-column table:style-name="co15" table:default-cell-style-name="ce26"/>
        <table:table-column table:style-name="co15" table:number-columns-repeated="2" table:default-cell-style-name="ce29"/>
        <table:table-column table:style-name="co15" table:number-columns-repeated="2" table:default-cell-style-name="ce26"/>
        <table:table-column table:style-name="co15" table:number-columns-repeated="17" table:default-cell-style-name="ce29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9.45" calcext:value-type="float">
            <text:p>9.45</text:p>
          </table:table-cell>
          <table:table-cell office:value-type="float" office:value="2.0384462607326" calcext:value-type="float">
            <text:p>2.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1714" calcext:value-type="float">
            <text:p>0.17</text:p>
          </table:table-cell>
          <table:table-cell office:value-type="float" office:value="0.0316683471391596" calcext:value-type="float">
            <text:p>0.03</text:p>
          </table:table-cell>
          <table:table-cell office:value-type="float" office:value="134.1353" calcext:value-type="float">
            <text:p>134.14</text:p>
          </table:table-cell>
          <table:table-cell office:value-type="float" office:value="0.0668762407656673" calcext:value-type="float">
            <text:p>0.07</text:p>
          </table:table-cell>
          <table:table-cell office:value-type="float" office:value="271.211" calcext:value-type="float">
            <text:p>271.21</text:p>
          </table:table-cell>
          <table:table-cell office:value-type="float" office:value="218.199" calcext:value-type="float">
            <text:p>218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18.199" calcext:value-type="float">
            <text:p>218.20</text:p>
          </table:table-cell>
          <table:table-cell table:formula="of:=([.J3]-[.K3])/[.J3]*100" office:value-type="float" office:value="19.5464048287127" calcext:value-type="float">
            <text:p>19.55</text:p>
          </table:table-cell>
          <table:table-cell table:formula="of:=([.J3]-[.M3])/[.J3]*100" office:value-type="float" office:value="19.5464048287127" calcext:value-type="float">
            <text:p>19.55</text:p>
          </table:table-cell>
          <table:table-cell office:value-type="float" office:value="654.596" calcext:value-type="float">
            <text:p>654.6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7.3" calcext:value-type="float">
            <text:p>7.3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9725" calcext:value-type="float">
            <text:p>0.20</text:p>
          </table:table-cell>
          <table:table-cell office:value-type="float" office:value="0.0193876656394567" calcext:value-type="float">
            <text:p>0.02</text:p>
          </table:table-cell>
          <table:table-cell office:value-type="float" office:value="134.1267" calcext:value-type="float">
            <text:p>134.13</text:p>
          </table:table-cell>
          <table:table-cell office:value-type="float" office:value="0.0587520212418251" calcext:value-type="float">
            <text:p>0.06</text:p>
          </table:table-cell>
          <table:table-cell office:value-type="float" office:value="248.127" calcext:value-type="float">
            <text:p>248.13</text:p>
          </table:table-cell>
          <table:table-cell office:value-type="float" office:value="246.626" calcext:value-type="float">
            <text:p>246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46.626" calcext:value-type="float">
            <text:p>246.63</text:p>
          </table:table-cell>
          <table:table-cell table:formula="of:=([.J4]-[.K4])/[.J4]*100" office:value-type="float" office:value="0.604932151680391" calcext:value-type="float">
            <text:p>0.60</text:p>
          </table:table-cell>
          <table:table-cell table:formula="of:=([.J4]-[.M4])/[.J4]*100" office:value-type="float" office:value="0.604932151680391" calcext:value-type="float">
            <text:p>0.60</text:p>
          </table:table-cell>
          <table:table-cell office:value-type="float" office:value="687.289" calcext:value-type="float">
            <text:p>687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  <table:table-cell office:value-type="float" office:value="26.2947" calcext:value-type="float">
            <text:p>26.2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.3" calcext:value-type="float">
            <text:p>7.30</text:p>
          </table:table-cell>
          <table:table-cell office:value-type="float" office:value="0.57124057057748" calcext:value-type="float">
            <text:p>0.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2005" calcext:value-type="float">
            <text:p>0.52</text:p>
          </table:table-cell>
          <table:table-cell office:value-type="float" office:value="0.1494510921585" calcext:value-type="float">
            <text:p>0.15</text:p>
          </table:table-cell>
          <table:table-cell office:value-type="float" office:value="134.3051" calcext:value-type="float">
            <text:p>134.31</text:p>
          </table:table-cell>
          <table:table-cell office:value-type="float" office:value="0.155081947777025" calcext:value-type="float">
            <text:p>0.16</text:p>
          </table:table-cell>
          <table:table-cell office:value-type="float" office:value="339.072" calcext:value-type="float">
            <text:p>339.07</text:p>
          </table:table-cell>
          <table:table-cell office:value-type="float" office:value="305.86" calcext:value-type="float">
            <text:p>305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05.86" calcext:value-type="float">
            <text:p>305.86</text:p>
          </table:table-cell>
          <table:table-cell table:formula="of:=([.J5]-[.K5])/[.J5]*100" office:value-type="float" office:value="9.7949697999245" calcext:value-type="float">
            <text:p>9.79</text:p>
          </table:table-cell>
          <table:table-cell table:formula="of:=([.J5]-[.M5])/[.J5]*100" office:value-type="float" office:value="9.7949697999245" calcext:value-type="float">
            <text:p>9.79</text:p>
          </table:table-cell>
          <table:table-cell office:value-type="float" office:value="741.138" calcext:value-type="float">
            <text:p>741.14</text:p>
          </table:table-cell>
          <table:table-cell office:value-type="float" office:value="0" calcext:value-type="float">
            <text:p>0.00</text:p>
          </table:table-cell>
          <table:table-cell office:value-type="float" office:value="99.3063" calcext:value-type="float">
            <text:p>99.31</text:p>
          </table:table-cell>
          <table:table-cell office:value-type="float" office:value="0" calcext:value-type="float">
            <text:p>0.00</text:p>
          </table:table-cell>
          <table:table-cell office:value-type="float" office:value="77.1347" calcext:value-type="float">
            <text:p>77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8.5" calcext:value-type="float">
            <text:p>8.50</text:p>
          </table:table-cell>
          <table:table-cell office:value-type="float" office:value="1.7013926184468" calcext:value-type="float">
            <text:p>1.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.126" calcext:value-type="float">
            <text:p>1.13</text:p>
          </table:table-cell>
          <table:table-cell office:value-type="float" office:value="0.46463047003421" calcext:value-type="float">
            <text:p>0.46</text:p>
          </table:table-cell>
          <table:table-cell office:value-type="float" office:value="134.2413" calcext:value-type="float">
            <text:p>134.24</text:p>
          </table:table-cell>
          <table:table-cell office:value-type="float" office:value="0.082650245963908" calcext:value-type="float">
            <text:p>0.08</text:p>
          </table:table-cell>
          <table:table-cell office:value-type="float" office:value="210.415" calcext:value-type="float">
            <text:p>210.42</text:p>
          </table:table-cell>
          <table:table-cell office:value-type="float" office:value="189.2488" calcext:value-type="float">
            <text:p>189.25</text:p>
          </table:table-cell>
          <table:table-cell office:value-type="float" office:value="7.2386876653016" calcext:value-type="float">
            <text:p>7.24</text:p>
          </table:table-cell>
          <table:table-cell office:value-type="float" office:value="186.897" calcext:value-type="float">
            <text:p>186.90</text:p>
          </table:table-cell>
          <table:table-cell office:value-type="float" office:value="210.415" calcext:value-type="float">
            <text:p>210.42</text:p>
          </table:table-cell>
          <table:table-cell table:formula="of:=([.J6]-[.K6])/[.J6]*100" office:value-type="float" office:value="10.0592638357532" calcext:value-type="float">
            <text:p>10.06</text:p>
          </table:table-cell>
          <table:table-cell table:formula="of:=([.J6]-[.M6])/[.J6]*100" office:value-type="float" office:value="11.1769598175035" calcext:value-type="float">
            <text:p>11.18</text:p>
          </table:table-cell>
          <table:table-cell office:value-type="float" office:value="467.4327" calcext:value-type="float">
            <text:p>467.43</text:p>
          </table:table-cell>
          <table:table-cell office:value-type="float" office:value="37.4298448386058" calcext:value-type="float">
            <text:p>37.43</text:p>
          </table:table-cell>
          <table:table-cell office:value-type="float" office:value="61.54266" calcext:value-type="float">
            <text:p>61.54</text:p>
          </table:table-cell>
          <table:table-cell office:value-type="float" office:value="10.4758750813677" calcext:value-type="float">
            <text:p>10.48</text:p>
          </table:table-cell>
          <table:table-cell office:value-type="float" office:value="38.77133" calcext:value-type="float">
            <text:p>38.77</text:p>
          </table:table-cell>
          <table:table-cell office:value-type="float" office:value="5.23793754068386" calcext:value-type="float">
            <text:p>5.2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9.4" calcext:value-type="float">
            <text:p>9.40</text:p>
          </table:table-cell>
          <table:table-cell office:value-type="float" office:value="1.56944509134179" calcext:value-type="float">
            <text:p>1.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22315" calcext:value-type="float">
            <text:p>0.22</text:p>
          </table:table-cell>
          <table:table-cell office:value-type="float" office:value="0.0546580518458072" calcext:value-type="float">
            <text:p>0.05</text:p>
          </table:table-cell>
          <table:table-cell office:value-type="float" office:value="134.2419" calcext:value-type="float">
            <text:p>134.24</text:p>
          </table:table-cell>
          <table:table-cell office:value-type="float" office:value="0.0791719647349953" calcext:value-type="float">
            <text:p>0.08</text:p>
          </table:table-cell>
          <table:table-cell office:value-type="float" office:value="271.428" calcext:value-type="float">
            <text:p>271.43</text:p>
          </table:table-cell>
          <table:table-cell office:value-type="float" office:value="191.77305" calcext:value-type="float">
            <text:p>191.77</text:p>
          </table:table-cell>
          <table:table-cell office:value-type="float" office:value="9.97308678644681" calcext:value-type="float">
            <text:p>9.97</text:p>
          </table:table-cell>
          <table:table-cell office:value-type="float" office:value="189.543" calcext:value-type="float">
            <text:p>189.54</text:p>
          </table:table-cell>
          <table:table-cell office:value-type="float" office:value="234.144" calcext:value-type="float">
            <text:p>234.14</text:p>
          </table:table-cell>
          <table:table-cell table:formula="of:=([.J7]-[.K7])/[.J7]*100" office:value-type="float" office:value="29.3466223086785" calcext:value-type="float">
            <text:p>29.35</text:p>
          </table:table-cell>
          <table:table-cell table:formula="of:=([.J7]-[.M7])/[.J7]*100" office:value-type="float" office:value="30.1682214067819" calcext:value-type="float">
            <text:p>30.17</text:p>
          </table:table-cell>
          <table:table-cell office:value-type="float" office:value="575.3201" calcext:value-type="float">
            <text:p>575.32</text:p>
          </table:table-cell>
          <table:table-cell office:value-type="float" office:value="29.9190367525427" calcext:value-type="float">
            <text:p>29.9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8.5" calcext:value-type="float">
            <text:p>8.50</text:p>
          </table:table-cell>
          <table:table-cell office:value-type="float" office:value="1.7013926184468" calcext:value-type="float">
            <text:p>1.7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2081" calcext:value-type="float">
            <text:p>0.21</text:p>
          </table:table-cell>
          <table:table-cell office:value-type="float" office:value="0.0514115489790091" calcext:value-type="float">
            <text:p>0.05</text:p>
          </table:table-cell>
          <table:table-cell office:value-type="float" office:value="134.34965" calcext:value-type="float">
            <text:p>134.35</text:p>
          </table:table-cell>
          <table:table-cell office:value-type="float" office:value="0.14806231796105" calcext:value-type="float">
            <text:p>0.15</text:p>
          </table:table-cell>
          <table:table-cell office:value-type="float" office:value="200.159" calcext:value-type="float">
            <text:p>200.16</text:p>
          </table:table-cell>
          <table:table-cell office:value-type="float" office:value="200.105" calcext:value-type="float">
            <text:p>200.11</text:p>
          </table:table-cell>
          <table:table-cell office:value-type="float" office:value="0.0184676103375335" calcext:value-type="float">
            <text:p>0.02</text:p>
          </table:table-cell>
          <table:table-cell office:value-type="float" office:value="200.099" calcext:value-type="float">
            <text:p>200.10</text:p>
          </table:table-cell>
          <table:table-cell office:value-type="float" office:value="200.159" calcext:value-type="float">
            <text:p>200.16</text:p>
          </table:table-cell>
          <table:table-cell table:formula="of:=([.J8]-[.K8])/[.J8]*100" office:value-type="float" office:value="0.0269785520511204" calcext:value-type="float">
            <text:p>0.03</text:p>
          </table:table-cell>
          <table:table-cell table:formula="of:=([.J8]-[.M8])/[.J8]*100" office:value-type="float" office:value="0.0299761689456893" calcext:value-type="float">
            <text:p>0.03</text:p>
          </table:table-cell>
          <table:table-cell office:value-type="float" office:value="600.3151" calcext:value-type="float">
            <text:p>600.32</text:p>
          </table:table-cell>
          <table:table-cell office:value-type="float" office:value="0.0557106245182012" calcext:value-type="float">
            <text:p>0.0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7.5" calcext:value-type="float">
            <text:p>7.50</text:p>
          </table:table-cell>
          <table:table-cell office:value-type="float" office:value="0.827170191868511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2535" calcext:value-type="float">
            <text:p>0.13</text:p>
          </table:table-cell>
          <table:table-cell office:value-type="float" office:value="0.0194321356195566" calcext:value-type="float">
            <text:p>0.02</text:p>
          </table:table-cell>
          <table:table-cell office:value-type="float" office:value="134.2597" calcext:value-type="float">
            <text:p>134.26</text:p>
          </table:table-cell>
          <table:table-cell office:value-type="float" office:value="0.106498875704468" calcext:value-type="float">
            <text:p>0.11</text:p>
          </table:table-cell>
          <table:table-cell office:value-type="float" office:value="383.437" calcext:value-type="float">
            <text:p>383.44</text:p>
          </table:table-cell>
          <table:table-cell office:value-type="float" office:value="225.369" calcext:value-type="float">
            <text:p>225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369" calcext:value-type="float">
            <text:p>225.37</text:p>
          </table:table-cell>
          <table:table-cell table:formula="of:=([.J9]-[.K9])/[.J9]*100" office:value-type="float" office:value="41.2239820361624" calcext:value-type="float">
            <text:p>41.22</text:p>
          </table:table-cell>
          <table:table-cell table:formula="of:=([.J9]-[.M9])/[.J9]*100" office:value-type="float" office:value="41.2239820361624" calcext:value-type="float">
            <text:p>41.22</text:p>
          </table:table-cell>
          <table:table-cell office:value-type="float" office:value="676.106" calcext:value-type="float">
            <text:p>676.11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8" calcext:value-type="float">
            <text:p>8.00</text:p>
          </table:table-cell>
          <table:table-cell office:value-type="float" office:value="1.07605517369794" calcext:value-type="float">
            <text:p>1.0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897" calcext:value-type="float">
            <text:p>0.19</text:p>
          </table:table-cell>
          <table:table-cell office:value-type="float" office:value="0.0287678548676159" calcext:value-type="float">
            <text:p>0.03</text:p>
          </table:table-cell>
          <table:table-cell office:value-type="float" office:value="134.27705" calcext:value-type="float">
            <text:p>134.28</text:p>
          </table:table-cell>
          <table:table-cell office:value-type="float" office:value="0.0503226170769493" calcext:value-type="float">
            <text:p>0.05</text:p>
          </table:table-cell>
          <table:table-cell office:value-type="float" office:value="295.98" calcext:value-type="float">
            <text:p>295.98</text:p>
          </table:table-cell>
          <table:table-cell office:value-type="float" office:value="232.049" calcext:value-type="float">
            <text:p>232.0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32.049" calcext:value-type="float">
            <text:p>232.05</text:p>
          </table:table-cell>
          <table:table-cell table:formula="of:=([.J10]-[.K10])/[.J10]*100" office:value-type="float" office:value="21.5997702547469" calcext:value-type="float">
            <text:p>21.60</text:p>
          </table:table-cell>
          <table:table-cell table:formula="of:=([.J10]-[.M10])/[.J10]*100" office:value-type="float" office:value="21.5997702547469" calcext:value-type="float">
            <text:p>21.60</text:p>
          </table:table-cell>
          <table:table-cell office:value-type="float" office:value="653.268" calcext:value-type="float">
            <text:p>653.27</text:p>
          </table:table-cell>
          <table:table-cell office:value-type="float" office:value="0" calcext:value-type="float">
            <text:p>0.00</text:p>
          </table:table-cell>
          <table:table-cell office:value-type="float" office:value="26.5071" calcext:value-type="float">
            <text:p>26.51</text:p>
          </table:table-cell>
          <table:table-cell office:value-type="float" office:value="0" calcext:value-type="float">
            <text:p>0.00</text:p>
          </table:table-cell>
          <table:table-cell office:value-type="float" office:value="16.3711" calcext:value-type="float">
            <text:p>16.3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8.05" calcext:value-type="float">
            <text:p>8.05</text:p>
          </table:table-cell>
          <table:table-cell office:value-type="float" office:value="2.13923252347043" calcext:value-type="float">
            <text:p>2.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.83745" calcext:value-type="float">
            <text:p>1.84</text:p>
          </table:table-cell>
          <table:table-cell office:value-type="float" office:value="1.20483781284584" calcext:value-type="float">
            <text:p>1.20</text:p>
          </table:table-cell>
          <table:table-cell office:value-type="float" office:value="134.39415" calcext:value-type="float">
            <text:p>134.39</text:p>
          </table:table-cell>
          <table:table-cell office:value-type="float" office:value="0.109842123546767" calcext:value-type="float">
            <text:p>0.11</text:p>
          </table:table-cell>
          <table:table-cell office:value-type="float" office:value="275.97" calcext:value-type="float">
            <text:p>275.97</text:p>
          </table:table-cell>
          <table:table-cell office:value-type="float" office:value="222.295" calcext:value-type="float">
            <text:p>222.3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2.295" calcext:value-type="float">
            <text:p>222.30</text:p>
          </table:table-cell>
          <table:table-cell table:formula="of:=([.J11]-[.K11])/[.J11]*100" office:value-type="float" office:value="19.4495778526652" calcext:value-type="float">
            <text:p>19.45</text:p>
          </table:table-cell>
          <table:table-cell table:formula="of:=([.J11]-[.M11])/[.J11]*100" office:value-type="float" office:value="19.4495778526652" calcext:value-type="float">
            <text:p>19.45</text:p>
          </table:table-cell>
          <table:table-cell office:value-type="float" office:value="666.885" calcext:value-type="float">
            <text:p>666.89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7.95" calcext:value-type="float">
            <text:p>7.95</text:p>
          </table:table-cell>
          <table:table-cell office:value-type="float" office:value="0.825577947481897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11505" calcext:value-type="float">
            <text:p>0.12</text:p>
          </table:table-cell>
          <table:table-cell office:value-type="float" office:value="0.0269511741761595" calcext:value-type="float">
            <text:p>0.03</text:p>
          </table:table-cell>
          <table:table-cell office:value-type="float" office:value="134.108" calcext:value-type="float">
            <text:p>134.11</text:p>
          </table:table-cell>
          <table:table-cell office:value-type="float" office:value="0.0738896759400554" calcext:value-type="float">
            <text:p>0.07</text:p>
          </table:table-cell>
          <table:table-cell office:value-type="float" office:value="261.745" calcext:value-type="float">
            <text:p>261.75</text:p>
          </table:table-cell>
          <table:table-cell office:value-type="float" office:value="225.006" calcext:value-type="float">
            <text:p>225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25.006" calcext:value-type="float">
            <text:p>225.01</text:p>
          </table:table-cell>
          <table:table-cell table:formula="of:=([.J12]-[.K12])/[.J12]*100" office:value-type="float" office:value="14.0361802517718" calcext:value-type="float">
            <text:p>14.04</text:p>
          </table:table-cell>
          <table:table-cell table:formula="of:=([.J12]-[.M12])/[.J12]*100" office:value-type="float" office:value="14.0361802517718" calcext:value-type="float">
            <text:p>14.04</text:p>
          </table:table-cell>
          <table:table-cell office:value-type="float" office:value="675.018" calcext:value-type="float">
            <text:p>675.02</text:p>
          </table:table-cell>
          <table:table-cell office:value-type="float" office:value="0" calcext:value-type="float">
            <text:p>0.00</text:p>
          </table:table-cell>
          <table:table-cell office:value-type="float" office:value="-0.0000000000000341061" calcext:value-type="float">
            <text:p>0.00</text:p>
          </table:table-cell>
          <table:table-cell office:value-type="float" office:value="0.0000000000000832979075000339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style-name="ce27" office:value-type="string" calcext:value-type="string">
            <text:p>A</text:p>
          </table:table-cell>
          <table:table-cell table:style-name="ce30" table:formula="of:=AVERAGE([.B3:.B12])" office:value-type="float" office:value="8.195" calcext:value-type="float">
            <text:p>8.20</text:p>
          </table:table-cell>
          <table:table-cell table:style-name="ce30" table:formula="of:=AVERAGE([.C3:.C12])" office:value-type="float" office:value="1.30211935666417" calcext:value-type="float">
            <text:p>1.30</text:p>
          </table:table-cell>
          <table:table-cell table:style-name="ce30" table:formula="of:=AVERAGE([.D3:.D12])" office:value-type="float" office:value="6.8" calcext:value-type="float">
            <text:p>6.80</text:p>
          </table:table-cell>
          <table:table-cell table:style-name="ce30" table:formula="of:=AVERAGE([.E3:.E12])" office:value-type="float" office:value="11.2" calcext:value-type="float">
            <text:p>11.20</text:p>
          </table:table-cell>
          <table:table-cell table:style-name="ce30" table:formula="of:=AVERAGE([.F3:.F12])" office:value-type="float" office:value="0.47135" calcext:value-type="float">
            <text:p>0.47</text:p>
          </table:table-cell>
          <table:table-cell table:style-name="ce30" table:formula="of:=AVERAGE([.G3:.G12])" office:value-type="float" office:value="0.205119615330531" calcext:value-type="float">
            <text:p>0.21</text:p>
          </table:table-cell>
          <table:table-cell table:style-name="ce30" table:formula="of:=AVERAGE([.H3:.H12])" office:value-type="float" office:value="134.243885" calcext:value-type="float">
            <text:p>134.24</text:p>
          </table:table-cell>
          <table:table-cell table:style-name="ce30" table:formula="of:=AVERAGE([.I3:.I12])" office:value-type="float" office:value="0.093114803071271" calcext:value-type="float">
            <text:p>0.09</text:p>
          </table:table-cell>
          <table:table-cell table:style-name="ce30" table:formula="of:=AVERAGE([.J3:.J12])" office:value-type="float" office:value="275.7544" calcext:value-type="float">
            <text:p>275.75</text:p>
          </table:table-cell>
          <table:table-cell table:style-name="ce30" table:formula="of:=AVERAGE([.K3:.K12])" office:value-type="float" office:value="225.653085" calcext:value-type="float">
            <text:p>225.65</text:p>
          </table:table-cell>
          <table:table-cell table:style-name="ce30" table:formula="of:=AVERAGE([.L3:.L12])" office:value-type="float" office:value="1.72302420620859" calcext:value-type="float">
            <text:p>1.72</text:p>
          </table:table-cell>
          <table:table-cell table:style-name="ce30" table:formula="of:=AVERAGE([.M3:.M12])" office:value-type="float" office:value="225.1943" calcext:value-type="float">
            <text:p>225.19</text:p>
          </table:table-cell>
          <table:table-cell table:style-name="ce30" table:formula="of:=AVERAGE([.N3:.N12])" office:value-type="float" office:value="232.0122" calcext:value-type="float">
            <text:p>232.01</text:p>
          </table:table-cell>
          <table:table-cell table:style-name="ce30" table:formula="of:=AVERAGE([.O3:.O12])" office:value-type="float" office:value="16.5688681872147" calcext:value-type="float">
            <text:p>16.57</text:p>
          </table:table-cell>
          <table:table-cell table:style-name="ce30" table:formula="of:=AVERAGE([.P3:.P12])" office:value-type="float" office:value="16.7630974568895" calcext:value-type="float">
            <text:p>16.76</text:p>
          </table:table-cell>
          <table:table-cell table:style-name="ce30" table:formula="of:=AVERAGE([.Q3:.Q12])" office:value-type="float" office:value="639.73679" calcext:value-type="float">
            <text:p>639.74</text:p>
          </table:table-cell>
          <table:table-cell table:style-name="ce30" table:formula="of:=AVERAGE([.R3:.R12])" office:value-type="float" office:value="6.74045922156667" calcext:value-type="float">
            <text:p>6.74</text:p>
          </table:table-cell>
          <table:table-cell table:style-name="ce30" table:formula="of:=AVERAGE([.S3:.S12])" office:value-type="float" office:value="21.365076" calcext:value-type="float">
            <text:p>21.37</text:p>
          </table:table-cell>
          <table:table-cell table:style-name="ce30" table:formula="of:=AVERAGE([.T3:.T12])" office:value-type="float" office:value="1.04758750813678" calcext:value-type="float">
            <text:p>1.05</text:p>
          </table:table-cell>
          <table:table-cell table:style-name="ce30" table:formula="of:=AVERAGE([.U3:.U12])" office:value-type="float" office:value="15.857183" calcext:value-type="float">
            <text:p>15.86</text:p>
          </table:table-cell>
          <table:table-cell table:style-name="ce30" table:formula="of:=AVERAGE([.V3:.V12])" office:value-type="float" office:value="0.523793754068386" calcext:value-type="float">
            <text:p>0.5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6.9" calcext:value-type="float">
            <text:p>26.90</text:p>
          </table:table-cell>
          <table:table-cell office:value-type="float" office:value="4.82209825480022" calcext:value-type="float">
            <text:p>4.8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.59005" calcext:value-type="float">
            <text:p>40.59</text:p>
          </table:table-cell>
          <table:table-cell office:value-type="float" office:value="27.407336145206" calcext:value-type="float">
            <text:p>27.41</text:p>
          </table:table-cell>
          <table:table-cell office:value-type="float" office:value="137.60675" calcext:value-type="float">
            <text:p>137.61</text:p>
          </table:table-cell>
          <table:table-cell office:value-type="float" office:value="1.76333186042786" calcext:value-type="float">
            <text:p>1.76</text:p>
          </table:table-cell>
          <table:table-cell office:value-type="float" office:value="787.913" calcext:value-type="float">
            <text:p>787.91</text:p>
          </table:table-cell>
          <table:table-cell office:value-type="float" office:value="433.85905" calcext:value-type="float">
            <text:p>433.86</text:p>
          </table:table-cell>
          <table:table-cell office:value-type="float" office:value="8.46074222496871" calcext:value-type="float">
            <text:p>8.46</text:p>
          </table:table-cell>
          <table:table-cell office:value-type="float" office:value="428.097" calcext:value-type="float">
            <text:p>428.10</text:p>
          </table:table-cell>
          <table:table-cell office:value-type="float" office:value="454.787" calcext:value-type="float">
            <text:p>454.79</text:p>
          </table:table-cell>
          <table:table-cell table:formula="of:=([.J14]-[.K14])/[.J14]*100" office:value-type="float" office:value="44.9356654859102" calcext:value-type="float">
            <text:p>44.94</text:p>
          </table:table-cell>
          <table:table-cell table:formula="of:=([.J14]-[.M14])/[.J14]*100" office:value-type="float" office:value="45.666970845766" calcext:value-type="float">
            <text:p>45.67</text:p>
          </table:table-cell>
          <table:table-cell office:value-type="float" office:value="1273.88" calcext:value-type="float">
            <text:p>1273.88</text:p>
          </table:table-cell>
          <table:table-cell office:value-type="float" office:value="17.7183107784604" calcext:value-type="float">
            <text:p>17.72</text:p>
          </table:table-cell>
          <table:table-cell office:value-type="float" office:value="16.871195" calcext:value-type="float">
            <text:p>16.87</text:p>
          </table:table-cell>
          <table:table-cell office:value-type="float" office:value="9.55512306067852" calcext:value-type="float">
            <text:p>9.56</text:p>
          </table:table-cell>
          <table:table-cell office:value-type="float" office:value="10.826525" calcext:value-type="float">
            <text:p>10.83</text:p>
          </table:table-cell>
          <table:table-cell office:value-type="float" office:value="6.67884252892552" calcext:value-type="float">
            <text:p>6.68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8.25" calcext:value-type="float">
            <text:p>28.25</text:p>
          </table:table-cell>
          <table:table-cell office:value-type="float" office:value="6.46346004779744" calcext:value-type="float">
            <text:p>6.4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.708" calcext:value-type="float">
            <text:p>8.71</text:p>
          </table:table-cell>
          <table:table-cell office:value-type="float" office:value="2.85146584648742" calcext:value-type="float">
            <text:p>2.85</text:p>
          </table:table-cell>
          <table:table-cell office:value-type="float" office:value="135.4689" calcext:value-type="float">
            <text:p>135.47</text:p>
          </table:table-cell>
          <table:table-cell office:value-type="float" office:value="0.477194862547899" calcext:value-type="float">
            <text:p>0.48</text:p>
          </table:table-cell>
          <table:table-cell office:value-type="float" office:value="650.851" calcext:value-type="float">
            <text:p>650.85</text:p>
          </table:table-cell>
          <table:table-cell office:value-type="float" office:value="477.62305" calcext:value-type="float">
            <text:p>477.62</text:p>
          </table:table-cell>
          <table:table-cell office:value-type="float" office:value="3.85084043424289" calcext:value-type="float">
            <text:p>3.85</text:p>
          </table:table-cell>
          <table:table-cell office:value-type="float" office:value="476.049" calcext:value-type="float">
            <text:p>476.05</text:p>
          </table:table-cell>
          <table:table-cell office:value-type="float" office:value="486.941" calcext:value-type="float">
            <text:p>486.94</text:p>
          </table:table-cell>
          <table:table-cell table:formula="of:=([.J15]-[.K15])/[.J15]*100" office:value-type="float" office:value="26.6156078733842" calcext:value-type="float">
            <text:p>26.62</text:p>
          </table:table-cell>
          <table:table-cell table:formula="of:=([.J15]-[.M15])/[.J15]*100" office:value-type="float" office:value="26.8574527810513" calcext:value-type="float">
            <text:p>26.86</text:p>
          </table:table-cell>
          <table:table-cell office:value-type="float" office:value="1320.5175" calcext:value-type="float">
            <text:p>1320.52</text:p>
          </table:table-cell>
          <table:table-cell office:value-type="float" office:value="12.2619625264474" calcext:value-type="float">
            <text:p>12.26</text:p>
          </table:table-cell>
          <table:table-cell office:value-type="float" office:value="58.975535" calcext:value-type="float">
            <text:p>58.98</text:p>
          </table:table-cell>
          <table:table-cell office:value-type="float" office:value="1.31822915477545" calcext:value-type="float">
            <text:p>1.32</text:p>
          </table:table-cell>
          <table:table-cell office:value-type="float" office:value="53.375" calcext:value-type="float">
            <text:p>53.3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32.9" calcext:value-type="float">
            <text:p>32.90</text:p>
          </table:table-cell>
          <table:table-cell office:value-type="float" office:value="7.57349950398375" calcext:value-type="float">
            <text:p>7.5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70.8757" calcext:value-type="float">
            <text:p>170.88</text:p>
          </table:table-cell>
          <table:table-cell office:value-type="float" office:value="49.6072340534279" calcext:value-type="float">
            <text:p>49.61</text:p>
          </table:table-cell>
          <table:table-cell office:value-type="float" office:value="138.4742" calcext:value-type="float">
            <text:p>138.47</text:p>
          </table:table-cell>
          <table:table-cell office:value-type="float" office:value="0.934976757380691" calcext:value-type="float">
            <text:p>0.93</text:p>
          </table:table-cell>
          <table:table-cell office:value-type="float" office:value="1328.21" calcext:value-type="float">
            <text:p>1328.21</text:p>
          </table:table-cell>
          <table:table-cell office:value-type="float" office:value="418.28605" calcext:value-type="float">
            <text:p>418.29</text:p>
          </table:table-cell>
          <table:table-cell office:value-type="float" office:value="5.83981482650733" calcext:value-type="float">
            <text:p>5.84</text:p>
          </table:table-cell>
          <table:table-cell office:value-type="float" office:value="414.496" calcext:value-type="float">
            <text:p>414.50</text:p>
          </table:table-cell>
          <table:table-cell office:value-type="float" office:value="438.579" calcext:value-type="float">
            <text:p>438.58</text:p>
          </table:table-cell>
          <table:table-cell table:formula="of:=([.J16]-[.K16])/[.J16]*100" office:value-type="float" office:value="68.5075364588431" calcext:value-type="float">
            <text:p>68.51</text:p>
          </table:table-cell>
          <table:table-cell table:formula="of:=([.J16]-[.M16])/[.J16]*100" office:value-type="float" office:value="68.792886667018" calcext:value-type="float">
            <text:p>68.79</text:p>
          </table:table-cell>
          <table:table-cell office:value-type="float" office:value="967.8195" calcext:value-type="float">
            <text:p>967.82</text:p>
          </table:table-cell>
          <table:table-cell office:value-type="float" office:value="15.6900299536798" calcext:value-type="float">
            <text:p>15.69</text:p>
          </table:table-cell>
          <table:table-cell office:value-type="float" office:value="206.1343" calcext:value-type="float">
            <text:p>206.13</text:p>
          </table:table-cell>
          <table:table-cell office:value-type="float" office:value="6.25071196029111" calcext:value-type="float">
            <text:p>6.25</text:p>
          </table:table-cell>
          <table:table-cell office:value-type="float" office:value="80.9043" calcext:value-type="float">
            <text:p>80.9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0.65" calcext:value-type="float">
            <text:p>30.65</text:p>
          </table:table-cell>
          <table:table-cell office:value-type="float" office:value="10.5195307079636" calcext:value-type="float">
            <text:p>10.5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1.1906" calcext:value-type="float">
            <text:p>21.19</text:p>
          </table:table-cell>
          <table:table-cell office:value-type="float" office:value="8.30734749863986" calcext:value-type="float">
            <text:p>8.31</text:p>
          </table:table-cell>
          <table:table-cell office:value-type="float" office:value="136.31555" calcext:value-type="float">
            <text:p>136.32</text:p>
          </table:table-cell>
          <table:table-cell office:value-type="float" office:value="0.144472716418963" calcext:value-type="float">
            <text:p>0.14</text:p>
          </table:table-cell>
          <table:table-cell office:value-type="float" office:value="1034.85" calcext:value-type="float">
            <text:p>1034.85</text:p>
          </table:table-cell>
          <table:table-cell office:value-type="float" office:value="435.78545" calcext:value-type="float">
            <text:p>435.79</text:p>
          </table:table-cell>
          <table:table-cell office:value-type="float" office:value="17.0689696062305" calcext:value-type="float">
            <text:p>17.07</text:p>
          </table:table-cell>
          <table:table-cell office:value-type="float" office:value="411.296" calcext:value-type="float">
            <text:p>411.30</text:p>
          </table:table-cell>
          <table:table-cell office:value-type="float" office:value="466.866" calcext:value-type="float">
            <text:p>466.87</text:p>
          </table:table-cell>
          <table:table-cell table:formula="of:=([.J17]-[.K17])/[.J17]*100" office:value-type="float" office:value="57.8890225636566" calcext:value-type="float">
            <text:p>57.89</text:p>
          </table:table-cell>
          <table:table-cell table:formula="of:=([.J17]-[.M17])/[.J17]*100" office:value-type="float" office:value="60.2554959655989" calcext:value-type="float">
            <text:p>60.26</text:p>
          </table:table-cell>
          <table:table-cell office:value-type="float" office:value="1219.6955" calcext:value-type="float">
            <text:p>1219.70</text:p>
          </table:table-cell>
          <table:table-cell office:value-type="float" office:value="53.7157967038218" calcext:value-type="float">
            <text:p>53.72</text:p>
          </table:table-cell>
          <table:table-cell office:value-type="float" office:value="57.552395" calcext:value-type="float">
            <text:p>57.55</text:p>
          </table:table-cell>
          <table:table-cell office:value-type="float" office:value="24.8954771077098" calcext:value-type="float">
            <text:p>24.90</text:p>
          </table:table-cell>
          <table:table-cell office:value-type="float" office:value="30.108215" calcext:value-type="float">
            <text:p>30.11</text:p>
          </table:table-cell>
          <table:table-cell office:value-type="float" office:value="2.82645700559906" calcext:value-type="float">
            <text:p>2.8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8.25" calcext:value-type="float">
            <text:p>28.25</text:p>
          </table:table-cell>
          <table:table-cell office:value-type="float" office:value="8.0647054307154" calcext:value-type="float">
            <text:p>8.0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8.99105" calcext:value-type="float">
            <text:p>58.99</text:p>
          </table:table-cell>
          <table:table-cell office:value-type="float" office:value="32.7920566480344" calcext:value-type="float">
            <text:p>32.79</text:p>
          </table:table-cell>
          <table:table-cell office:value-type="float" office:value="139.36465" calcext:value-type="float">
            <text:p>139.36</text:p>
          </table:table-cell>
          <table:table-cell office:value-type="float" office:value="2.14694873507791" calcext:value-type="float">
            <text:p>2.15</text:p>
          </table:table-cell>
          <table:table-cell office:value-type="float" office:value="684.46" calcext:value-type="float">
            <text:p>684.46</text:p>
          </table:table-cell>
          <table:table-cell office:value-type="float" office:value="389.61645" calcext:value-type="float">
            <text:p>389.62</text:p>
          </table:table-cell>
          <table:table-cell office:value-type="float" office:value="17.4691490121269" calcext:value-type="float">
            <text:p>17.47</text:p>
          </table:table-cell>
          <table:table-cell office:value-type="float" office:value="366.339" calcext:value-type="float">
            <text:p>366.34</text:p>
          </table:table-cell>
          <table:table-cell office:value-type="float" office:value="433.346" calcext:value-type="float">
            <text:p>433.35</text:p>
          </table:table-cell>
          <table:table-cell table:formula="of:=([.J18]-[.K18])/[.J18]*100" office:value-type="float" office:value="43.0768123776408" calcext:value-type="float">
            <text:p>43.08</text:p>
          </table:table-cell>
          <table:table-cell table:formula="of:=([.J18]-[.M18])/[.J18]*100" office:value-type="float" office:value="46.4776612219852" calcext:value-type="float">
            <text:p>46.48</text:p>
          </table:table-cell>
          <table:table-cell office:value-type="float" office:value="1129.2505" calcext:value-type="float">
            <text:p>1129.25</text:p>
          </table:table-cell>
          <table:table-cell office:value-type="float" office:value="62.8412360824357" calcext:value-type="float">
            <text:p>62.84</text:p>
          </table:table-cell>
          <table:table-cell office:value-type="float" office:value="24.0166955" calcext:value-type="float">
            <text:p>24.02</text:p>
          </table:table-cell>
          <table:table-cell office:value-type="float" office:value="16.8781351335135" calcext:value-type="float">
            <text:p>16.88</text:p>
          </table:table-cell>
          <table:table-cell office:value-type="float" office:value="15.581418" calcext:value-type="float">
            <text:p>15.58</text:p>
          </table:table-cell>
          <table:table-cell office:value-type="float" office:value="11.4414650996878" calcext:value-type="float">
            <text:p>11.4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35.15" calcext:value-type="float">
            <text:p>35.15</text:p>
          </table:table-cell>
          <table:table-cell office:value-type="float" office:value="11.4674596829005" calcext:value-type="float">
            <text:p>11.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02.1089" calcext:value-type="float">
            <text:p>202.11</text:p>
          </table:table-cell>
          <table:table-cell office:value-type="float" office:value="95.9870472374158" calcext:value-type="float">
            <text:p>95.99</text:p>
          </table:table-cell>
          <table:table-cell office:value-type="float" office:value="138.7951" calcext:value-type="float">
            <text:p>138.80</text:p>
          </table:table-cell>
          <table:table-cell office:value-type="float" office:value="0.871746697879124" calcext:value-type="float">
            <text:p>0.87</text:p>
          </table:table-cell>
          <table:table-cell office:value-type="float" office:value="1835.53" calcext:value-type="float">
            <text:p>1835.53</text:p>
          </table:table-cell>
          <table:table-cell office:value-type="float" office:value="505.9691" calcext:value-type="float">
            <text:p>505.97</text:p>
          </table:table-cell>
          <table:table-cell office:value-type="float" office:value="76.7181187567085" calcext:value-type="float">
            <text:p>76.72</text:p>
          </table:table-cell>
          <table:table-cell office:value-type="float" office:value="441.698" calcext:value-type="float">
            <text:p>441.70</text:p>
          </table:table-cell>
          <table:table-cell office:value-type="float" office:value="776.072" calcext:value-type="float">
            <text:p>776.07</text:p>
          </table:table-cell>
          <table:table-cell table:formula="of:=([.J19]-[.K19])/[.J19]*100" office:value-type="float" office:value="72.4347136794277" calcext:value-type="float">
            <text:p>72.43</text:p>
          </table:table-cell>
          <table:table-cell table:formula="of:=([.J19]-[.M19])/[.J19]*100" office:value-type="float" office:value="75.9362146083148" calcext:value-type="float">
            <text:p>75.94</text:p>
          </table:table-cell>
          <table:table-cell office:value-type="float" office:value="1063.75655" calcext:value-type="float">
            <text:p>1063.76</text:p>
          </table:table-cell>
          <table:table-cell office:value-type="float" office:value="129.904170621624" calcext:value-type="float">
            <text:p>129.90</text:p>
          </table:table-cell>
          <table:table-cell office:value-type="float" office:value="339.5328" calcext:value-type="float">
            <text:p>339.53</text:p>
          </table:table-cell>
          <table:table-cell office:value-type="float" office:value="126.630841697889" calcext:value-type="float">
            <text:p>126.63</text:p>
          </table:table-cell>
          <table:table-cell office:value-type="float" office:value="114.617" calcext:value-type="float">
            <text:p>114.62</text:p>
          </table:table-cell>
          <table:table-cell office:value-type="float" office:value="12.2532413284254" calcext:value-type="float">
            <text:p>12.2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.2" calcext:value-type="float">
            <text:p>31.20</text:p>
          </table:table-cell>
          <table:table-cell office:value-type="float" office:value="5.79110024997523" calcext:value-type="float">
            <text:p>5.7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.78015" calcext:value-type="float">
            <text:p>29.78</text:p>
          </table:table-cell>
          <table:table-cell office:value-type="float" office:value="24.8146239062351" calcext:value-type="float">
            <text:p>24.81</text:p>
          </table:table-cell>
          <table:table-cell office:value-type="float" office:value="137.30895" calcext:value-type="float">
            <text:p>137.31</text:p>
          </table:table-cell>
          <table:table-cell office:value-type="float" office:value="0.954235735797859" calcext:value-type="float">
            <text:p>0.95</text:p>
          </table:table-cell>
          <table:table-cell office:value-type="float" office:value="496.669" calcext:value-type="float">
            <text:p>496.67</text:p>
          </table:table-cell>
          <table:table-cell office:value-type="float" office:value="335.72955" calcext:value-type="float">
            <text:p>335.73</text:p>
          </table:table-cell>
          <table:table-cell office:value-type="float" office:value="21.3472534347605" calcext:value-type="float">
            <text:p>21.35</text:p>
          </table:table-cell>
          <table:table-cell office:value-type="float" office:value="328.671" calcext:value-type="float">
            <text:p>328.67</text:p>
          </table:table-cell>
          <table:table-cell office:value-type="float" office:value="421.539" calcext:value-type="float">
            <text:p>421.54</text:p>
          </table:table-cell>
          <table:table-cell table:formula="of:=([.J20]-[.K20])/[.J20]*100" office:value-type="float" office:value="32.4037638749348" calcext:value-type="float">
            <text:p>32.40</text:p>
          </table:table-cell>
          <table:table-cell table:formula="of:=([.J20]-[.M20])/[.J20]*100" office:value-type="float" office:value="33.8249417620186" calcext:value-type="float">
            <text:p>33.82</text:p>
          </table:table-cell>
          <table:table-cell office:value-type="float" office:value="999.69135" calcext:value-type="float">
            <text:p>999.69</text:p>
          </table:table-cell>
          <table:table-cell office:value-type="float" office:value="34.096525068006" calcext:value-type="float">
            <text:p>34.10</text:p>
          </table:table-cell>
          <table:table-cell office:value-type="float" office:value="5.3828" calcext:value-type="float">
            <text:p>5.38</text:p>
          </table:table-cell>
          <table:table-cell office:value-type="float" office:value="24.0726134185717" calcext:value-type="float">
            <text:p>24.07</text:p>
          </table:table-cell>
          <table:table-cell office:value-type="float" office:value="2.113315" calcext:value-type="float">
            <text:p>2.11</text:p>
          </table:table-cell>
          <table:table-cell office:value-type="float" office:value="9.45103199573994" calcext:value-type="float">
            <text:p>9.45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.75" calcext:value-type="float">
            <text:p>33.75</text:p>
          </table:table-cell>
          <table:table-cell office:value-type="float" office:value="8.05817662541073" calcext:value-type="float">
            <text:p>8.0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5.2064" calcext:value-type="float">
            <text:p>25.21</text:p>
          </table:table-cell>
          <table:table-cell office:value-type="float" office:value="16.1855034241984" calcext:value-type="float">
            <text:p>16.19</text:p>
          </table:table-cell>
          <table:table-cell office:value-type="float" office:value="137.28755" calcext:value-type="float">
            <text:p>137.29</text:p>
          </table:table-cell>
          <table:table-cell office:value-type="float" office:value="1.3735078209499" calcext:value-type="float">
            <text:p>1.37</text:p>
          </table:table-cell>
          <table:table-cell office:value-type="float" office:value="717.198" calcext:value-type="float">
            <text:p>717.20</text:p>
          </table:table-cell>
          <table:table-cell office:value-type="float" office:value="374.55595" calcext:value-type="float">
            <text:p>374.56</text:p>
          </table:table-cell>
          <table:table-cell office:value-type="float" office:value="16.9533204090557" calcext:value-type="float">
            <text:p>16.95</text:p>
          </table:table-cell>
          <table:table-cell office:value-type="float" office:value="357.684" calcext:value-type="float">
            <text:p>357.68</text:p>
          </table:table-cell>
          <table:table-cell office:value-type="float" office:value="404.387" calcext:value-type="float">
            <text:p>404.39</text:p>
          </table:table-cell>
          <table:table-cell table:formula="of:=([.J21]-[.K21])/[.J21]*100" office:value-type="float" office:value="47.7750983689302" calcext:value-type="float">
            <text:p>47.78</text:p>
          </table:table-cell>
          <table:table-cell table:formula="of:=([.J21]-[.M21])/[.J21]*100" office:value-type="float" office:value="50.127579831511" calcext:value-type="float">
            <text:p>50.13</text:p>
          </table:table-cell>
          <table:table-cell office:value-type="float" office:value="1104.4195" calcext:value-type="float">
            <text:p>1104.42</text:p>
          </table:table-cell>
          <table:table-cell office:value-type="float" office:value="46.5986054088814" calcext:value-type="float">
            <text:p>46.60</text:p>
          </table:table-cell>
          <table:table-cell office:value-type="float" office:value="10.58897" calcext:value-type="float">
            <text:p>10.59</text:p>
          </table:table-cell>
          <table:table-cell office:value-type="float" office:value="16.0870268053387" calcext:value-type="float">
            <text:p>16.09</text:p>
          </table:table-cell>
          <table:table-cell office:value-type="float" office:value="8.661742" calcext:value-type="float">
            <text:p>8.66</text:p>
          </table:table-cell>
          <table:table-cell office:value-type="float" office:value="13.3539182660606" calcext:value-type="float">
            <text:p>13.35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35.35" calcext:value-type="float">
            <text:p>35.35</text:p>
          </table:table-cell>
          <table:table-cell office:value-type="float" office:value="9.64787950522644" calcext:value-type="float">
            <text:p>9.6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73.07555" calcext:value-type="float">
            <text:p>173.08</text:p>
          </table:table-cell>
          <table:table-cell office:value-type="float" office:value="76.8495264961443" calcext:value-type="float">
            <text:p>76.85</text:p>
          </table:table-cell>
          <table:table-cell office:value-type="float" office:value="139.6491" calcext:value-type="float">
            <text:p>139.65</text:p>
          </table:table-cell>
          <table:table-cell office:value-type="float" office:value="2.14395112130065" calcext:value-type="float">
            <text:p>2.14</text:p>
          </table:table-cell>
          <table:table-cell office:value-type="float" office:value="840.199" calcext:value-type="float">
            <text:p>840.20</text:p>
          </table:table-cell>
          <table:table-cell office:value-type="float" office:value="407.42705" calcext:value-type="float">
            <text:p>407.43</text:p>
          </table:table-cell>
          <table:table-cell office:value-type="float" office:value="6.13032076498276" calcext:value-type="float">
            <text:p>6.13</text:p>
          </table:table-cell>
          <table:table-cell office:value-type="float" office:value="402.671" calcext:value-type="float">
            <text:p>402.67</text:p>
          </table:table-cell>
          <table:table-cell office:value-type="float" office:value="430.816" calcext:value-type="float">
            <text:p>430.82</text:p>
          </table:table-cell>
          <table:table-cell table:formula="of:=([.J22]-[.K22])/[.J22]*100" office:value-type="float" office:value="51.5082676842034" calcext:value-type="float">
            <text:p>51.51</text:p>
          </table:table-cell>
          <table:table-cell table:formula="of:=([.J22]-[.M22])/[.J22]*100" office:value-type="float" office:value="52.0743300099143" calcext:value-type="float">
            <text:p>52.07</text:p>
          </table:table-cell>
          <table:table-cell office:value-type="float" office:value="1179.608" calcext:value-type="float">
            <text:p>1179.61</text:p>
          </table:table-cell>
          <table:table-cell office:value-type="float" office:value="32.0553908102834" calcext:value-type="float">
            <text:p>32.06</text:p>
          </table:table-cell>
          <table:table-cell office:value-type="float" office:value="28.43659" calcext:value-type="float">
            <text:p>28.44</text:p>
          </table:table-cell>
          <table:table-cell office:value-type="float" office:value="33.4634199311946" calcext:value-type="float">
            <text:p>33.46</text:p>
          </table:table-cell>
          <table:table-cell office:value-type="float" office:value="14.235587" calcext:value-type="float">
            <text:p>14.24</text:p>
          </table:table-cell>
          <table:table-cell office:value-type="float" office:value="5.73558239009789" calcext:value-type="float">
            <text:p>5.74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1.8" calcext:value-type="float">
            <text:p>31.80</text:p>
          </table:table-cell>
          <table:table-cell office:value-type="float" office:value="7.88469536841035" calcext:value-type="float">
            <text:p>7.88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46.9172" calcext:value-type="float">
            <text:p>146.92</text:p>
          </table:table-cell>
          <table:table-cell office:value-type="float" office:value="49.6779885754774" calcext:value-type="float">
            <text:p>49.68</text:p>
          </table:table-cell>
          <table:table-cell office:value-type="float" office:value="140.81755" calcext:value-type="float">
            <text:p>140.82</text:p>
          </table:table-cell>
          <table:table-cell office:value-type="float" office:value="3.12611755974858" calcext:value-type="float">
            <text:p>3.13</text:p>
          </table:table-cell>
          <table:table-cell office:value-type="float" office:value="987.874" calcext:value-type="float">
            <text:p>987.87</text:p>
          </table:table-cell>
          <table:table-cell office:value-type="float" office:value="479.6091" calcext:value-type="float">
            <text:p>479.61</text:p>
          </table:table-cell>
          <table:table-cell office:value-type="float" office:value="14.2411490403504" calcext:value-type="float">
            <text:p>14.24</text:p>
          </table:table-cell>
          <table:table-cell office:value-type="float" office:value="462.749" calcext:value-type="float">
            <text:p>462.75</text:p>
          </table:table-cell>
          <table:table-cell office:value-type="float" office:value="517.481" calcext:value-type="float">
            <text:p>517.48</text:p>
          </table:table-cell>
          <table:table-cell table:formula="of:=([.J23]-[.K23])/[.J23]*100" office:value-type="float" office:value="51.4503772748346" calcext:value-type="float">
            <text:p>51.45</text:p>
          </table:table-cell>
          <table:table-cell table:formula="of:=([.J23]-[.M23])/[.J23]*100" office:value-type="float" office:value="53.1570827858614" calcext:value-type="float">
            <text:p>53.16</text:p>
          </table:table-cell>
          <table:table-cell office:value-type="float" office:value="1366.054" calcext:value-type="float">
            <text:p>1366.05</text:p>
          </table:table-cell>
          <table:table-cell office:value-type="float" office:value="36.8545538713011" calcext:value-type="float">
            <text:p>36.85</text:p>
          </table:table-cell>
          <table:table-cell office:value-type="float" office:value="45.93497" calcext:value-type="float">
            <text:p>45.93</text:p>
          </table:table-cell>
          <table:table-cell office:value-type="float" office:value="18.6997779399171" calcext:value-type="float">
            <text:p>18.70</text:p>
          </table:table-cell>
          <table:table-cell office:value-type="float" office:value="26.83801" calcext:value-type="float">
            <text:p>26.84</text:p>
          </table:table-cell>
          <table:table-cell office:value-type="float" office:value="5.33383912382461" calcext:value-type="float">
            <text:p>5.33</text:p>
          </table:table-cell>
        </table:table-row>
        <table:table-row table:style-name="ro1">
          <table:table-cell table:style-name="ce27" office:value-type="string" calcext:value-type="string">
            <text:p>B</text:p>
          </table:table-cell>
          <table:table-cell table:style-name="ce30" table:formula="of:=AVERAGE([.B14:.B23])" office:value-type="float" office:value="31.42" calcext:value-type="float">
            <text:p>31.42</text:p>
          </table:table-cell>
          <table:table-cell table:style-name="ce30" table:formula="of:=AVERAGE([.C14:.C23])" office:value-type="float" office:value="8.02926053771837" calcext:value-type="float">
            <text:p>8.03</text:p>
          </table:table-cell>
          <table:table-cell table:style-name="ce30" table:formula="of:=AVERAGE([.D14:.D23])" office:value-type="float" office:value="19.1" calcext:value-type="float">
            <text:p>19.10</text:p>
          </table:table-cell>
          <table:table-cell table:style-name="ce30" table:formula="of:=AVERAGE([.E14:.E23])" office:value-type="float" office:value="47.5" calcext:value-type="float">
            <text:p>47.50</text:p>
          </table:table-cell>
          <table:table-cell table:style-name="ce30" table:formula="of:=AVERAGE([.F14:.F23])" office:value-type="float" office:value="87.74436" calcext:value-type="float">
            <text:p>87.74</text:p>
          </table:table-cell>
          <table:table-cell table:style-name="ce30" table:formula="of:=AVERAGE([.G14:.G23])" office:value-type="float" office:value="38.4480129831267" calcext:value-type="float">
            <text:p>38.45</text:p>
          </table:table-cell>
          <table:table-cell table:style-name="ce30" table:formula="of:=AVERAGE([.H14:.H23])" office:value-type="float" office:value="138.10883" calcext:value-type="float">
            <text:p>138.11</text:p>
          </table:table-cell>
          <table:table-cell table:style-name="ce30" table:formula="of:=AVERAGE([.I14:.I23])" office:value-type="float" office:value="1.39364838675294" calcext:value-type="float">
            <text:p>1.39</text:p>
          </table:table-cell>
          <table:table-cell table:style-name="ce30" table:formula="of:=AVERAGE([.J14:.J23])" office:value-type="float" office:value="936.3754" calcext:value-type="float">
            <text:p>936.38</text:p>
          </table:table-cell>
          <table:table-cell table:style-name="ce30" table:formula="of:=AVERAGE([.K14:.K23])" office:value-type="float" office:value="425.84608" calcext:value-type="float">
            <text:p>425.85</text:p>
          </table:table-cell>
          <table:table-cell table:style-name="ce30" table:formula="of:=AVERAGE([.L14:.L23])" office:value-type="float" office:value="18.8079678509934" calcext:value-type="float">
            <text:p>18.81</text:p>
          </table:table-cell>
          <table:table-cell table:style-name="ce30" table:formula="of:=AVERAGE([.M14:.M23])" office:value-type="float" office:value="408.975" calcext:value-type="float">
            <text:p>408.98</text:p>
          </table:table-cell>
          <table:table-cell table:style-name="ce30" table:formula="of:=AVERAGE([.N14:.N23])" office:value-type="float" office:value="483.0814" calcext:value-type="float">
            <text:p>483.08</text:p>
          </table:table-cell>
          <table:table-cell table:style-name="ce30" table:formula="of:=AVERAGE([.O14:.O23])" office:value-type="float" office:value="49.6596865641766" calcext:value-type="float">
            <text:p>49.66</text:p>
          </table:table-cell>
          <table:table-cell table:style-name="ce30" table:formula="of:=AVERAGE([.P14:.P23])" office:value-type="float" office:value="51.3170616479039" calcext:value-type="float">
            <text:p>51.32</text:p>
          </table:table-cell>
          <table:table-cell table:style-name="ce30" table:formula="of:=AVERAGE([.Q14:.Q23])" office:value-type="float" office:value="1162.46924" calcext:value-type="float">
            <text:p>1162.47</text:p>
          </table:table-cell>
          <table:table-cell table:style-name="ce30" table:formula="of:=AVERAGE([.R14:.R23])" office:value-type="float" office:value="44.1736581824941" calcext:value-type="float">
            <text:p>44.17</text:p>
          </table:table-cell>
          <table:table-cell table:style-name="ce30" table:formula="of:=AVERAGE([.S14:.S23])" office:value-type="float" office:value="79.34262505" calcext:value-type="float">
            <text:p>79.34</text:p>
          </table:table-cell>
          <table:table-cell table:style-name="ce30" table:formula="of:=AVERAGE([.T14:.T23])" office:value-type="float" office:value="27.785135620988" calcext:value-type="float">
            <text:p>27.79</text:p>
          </table:table-cell>
          <table:table-cell table:style-name="ce30" table:formula="of:=AVERAGE([.U14:.U23])" office:value-type="float" office:value="35.7261112" calcext:value-type="float">
            <text:p>35.73</text:p>
          </table:table-cell>
          <table:table-cell table:style-name="ce30" table:formula="of:=AVERAGE([.V14:.V23])" office:value-type="float" office:value="6.70743777383608" calcext:value-type="float">
            <text:p>6.7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27.3" calcext:value-type="float">
            <text:p>127.30</text:p>
          </table:table-cell>
          <table:table-cell office:value-type="float" office:value="32.3306926033224" calcext:value-type="float">
            <text:p>32.33</text:p>
          </table:table-cell>
          <table:table-cell office:value-type="float" office:value="74" calcext:value-type="float">
            <text:p>74</text:p>
          </table:table-cell>
          <table:table-cell office:value-type="float" office:value="192" calcext:value-type="float">
            <text:p>192</text:p>
          </table:table-cell>
          <table:table-cell office:value-type="float" office:value="827.2499" calcext:value-type="float">
            <text:p>827.25</text:p>
          </table:table-cell>
          <table:table-cell office:value-type="float" office:value="250.699104875252" calcext:value-type="float">
            <text:p>250.70</text:p>
          </table:table-cell>
          <table:table-cell office:value-type="float" office:value="148.3568" calcext:value-type="float">
            <text:p>148.36</text:p>
          </table:table-cell>
          <table:table-cell office:value-type="float" office:value="2.57250904760314" calcext:value-type="float">
            <text:p>2.57</text:p>
          </table:table-cell>
          <table:table-cell office:value-type="float" office:value="4084.06" calcext:value-type="float">
            <text:p>4084.06</text:p>
          </table:table-cell>
          <table:table-cell office:value-type="float" office:value="995.04635" calcext:value-type="float">
            <text:p>995.05</text:p>
          </table:table-cell>
          <table:table-cell office:value-type="float" office:value="43.8441007533631" calcext:value-type="float">
            <text:p>43.84</text:p>
          </table:table-cell>
          <table:table-cell office:value-type="float" office:value="947.722" calcext:value-type="float">
            <text:p>947.72</text:p>
          </table:table-cell>
          <table:table-cell office:value-type="float" office:value="1150.56" calcext:value-type="float">
            <text:p>1150.56</text:p>
          </table:table-cell>
          <table:table-cell table:formula="of:=([.J25]-[.K25])/[.J25]*100" office:value-type="float" office:value="75.6358537827554" calcext:value-type="float">
            <text:p>75.64</text:p>
          </table:table-cell>
          <table:table-cell table:formula="of:=([.J25]-[.M25])/[.J25]*100" office:value-type="float" office:value="76.7946112446928" calcext:value-type="float">
            <text:p>76.79</text:p>
          </table:table-cell>
          <table:table-cell office:value-type="float" office:value="1729.722" calcext:value-type="float">
            <text:p>1729.72</text:p>
          </table:table-cell>
          <table:table-cell office:value-type="float" office:value="39.5803722755823" calcext:value-type="float">
            <text:p>39.58</text:p>
          </table:table-cell>
          <table:table-cell office:value-type="float" office:value="1064.7138" calcext:value-type="float">
            <text:p>1064.71</text:p>
          </table:table-cell>
          <table:table-cell office:value-type="float" office:value="122.047528137974" calcext:value-type="float">
            <text:p>122.05</text:p>
          </table:table-cell>
          <table:table-cell office:value-type="float" office:value="190.7039" calcext:value-type="float">
            <text:p>190.70</text:p>
          </table:table-cell>
          <table:table-cell office:value-type="float" office:value="14.9452436366188" calcext:value-type="float">
            <text:p>14.9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31.5" calcext:value-type="float">
            <text:p>131.50</text:p>
          </table:table-cell>
          <table:table-cell office:value-type="float" office:value="49.2057976900669" calcext:value-type="float">
            <text:p>49.21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304.5238" calcext:value-type="float">
            <text:p>304.52</text:p>
          </table:table-cell>
          <table:table-cell office:value-type="float" office:value="122.272783862709" calcext:value-type="float">
            <text:p>122.27</text:p>
          </table:table-cell>
          <table:table-cell office:value-type="float" office:value="149.9285" calcext:value-type="float">
            <text:p>149.93</text:p>
          </table:table-cell>
          <table:table-cell office:value-type="float" office:value="4.44907940211408" calcext:value-type="float">
            <text:p>4.45</text:p>
          </table:table-cell>
          <table:table-cell office:value-type="float" office:value="1014.01" calcext:value-type="float">
            <text:p>1014.01</text:p>
          </table:table-cell>
          <table:table-cell office:value-type="float" office:value="608.29305" calcext:value-type="float">
            <text:p>608.29</text:p>
          </table:table-cell>
          <table:table-cell office:value-type="float" office:value="23.1396786778287" calcext:value-type="float">
            <text:p>23.14</text:p>
          </table:table-cell>
          <table:table-cell office:value-type="float" office:value="584.889" calcext:value-type="float">
            <text:p>584.89</text:p>
          </table:table-cell>
          <table:table-cell office:value-type="float" office:value="664.257" calcext:value-type="float">
            <text:p>664.26</text:p>
          </table:table-cell>
          <table:table-cell table:formula="of:=([.J26]-[.K26])/[.J26]*100" office:value-type="float" office:value="40.0111389434029" calcext:value-type="float">
            <text:p>40.01</text:p>
          </table:table-cell>
          <table:table-cell table:formula="of:=([.J26]-[.M26])/[.J26]*100" office:value-type="float" office:value="42.319207897358" calcext:value-type="float">
            <text:p>42.32</text:p>
          </table:table-cell>
          <table:table-cell office:value-type="float" office:value="1757.6355" calcext:value-type="float">
            <text:p>1757.64</text:p>
          </table:table-cell>
          <table:table-cell office:value-type="float" office:value="66.5656269347065" calcext:value-type="float">
            <text:p>66.57</text:p>
          </table:table-cell>
          <table:table-cell office:value-type="float" office:value="45.724813" calcext:value-type="float">
            <text:p>45.72</text:p>
          </table:table-cell>
          <table:table-cell office:value-type="float" office:value="26.7574363422997" calcext:value-type="float">
            <text:p>26.76</text:p>
          </table:table-cell>
          <table:table-cell office:value-type="float" office:value="21.519612" calcext:value-type="float">
            <text:p>21.52</text:p>
          </table:table-cell>
          <table:table-cell office:value-type="float" office:value="13.195668974065" calcext:value-type="float">
            <text:p>13.2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42.2" calcext:value-type="float">
            <text:p>142.20</text:p>
          </table:table-cell>
          <table:table-cell office:value-type="float" office:value="40.4547830754808" calcext:value-type="float">
            <text:p>40.45</text:p>
          </table:table-cell>
          <table:table-cell office:value-type="float" office:value="76" calcext:value-type="float">
            <text:p>76</text:p>
          </table:table-cell>
          <table:table-cell office:value-type="float" office:value="218" calcext:value-type="float">
            <text:p>218</text:p>
          </table:table-cell>
          <table:table-cell office:value-type="float" office:value="415.7032" calcext:value-type="float">
            <text:p>415.70</text:p>
          </table:table-cell>
          <table:table-cell office:value-type="float" office:value="159.315514554775" calcext:value-type="float">
            <text:p>159.32</text:p>
          </table:table-cell>
          <table:table-cell office:value-type="float" office:value="148.21405" calcext:value-type="float">
            <text:p>148.21</text:p>
          </table:table-cell>
          <table:table-cell office:value-type="float" office:value="5.84428192406002" calcext:value-type="float">
            <text:p>5.84</text:p>
          </table:table-cell>
          <table:table-cell office:value-type="float" office:value="1421.51" calcext:value-type="float">
            <text:p>1421.51</text:p>
          </table:table-cell>
          <table:table-cell office:value-type="float" office:value="660.8477" calcext:value-type="float">
            <text:p>660.85</text:p>
          </table:table-cell>
          <table:table-cell office:value-type="float" office:value="109.580623087872" calcext:value-type="float">
            <text:p>109.58</text:p>
          </table:table-cell>
          <table:table-cell office:value-type="float" office:value="554.263" calcext:value-type="float">
            <text:p>554.26</text:p>
          </table:table-cell>
          <table:table-cell office:value-type="float" office:value="961.653" calcext:value-type="float">
            <text:p>961.65</text:p>
          </table:table-cell>
          <table:table-cell table:formula="of:=([.J27]-[.K27])/[.J27]*100" office:value-type="float" office:value="53.5108652067168" calcext:value-type="float">
            <text:p>53.51</text:p>
          </table:table-cell>
          <table:table-cell table:formula="of:=([.J27]-[.M27])/[.J27]*100" office:value-type="float" office:value="61.0088567790589" calcext:value-type="float">
            <text:p>61.01</text:p>
          </table:table-cell>
          <table:table-cell office:value-type="float" office:value="1785.2805" calcext:value-type="float">
            <text:p>1785.28</text:p>
          </table:table-cell>
          <table:table-cell office:value-type="float" office:value="111.923964061839" calcext:value-type="float">
            <text:p>111.92</text:p>
          </table:table-cell>
          <table:table-cell office:value-type="float" office:value="162.402262" calcext:value-type="float">
            <text:p>162.40</text:p>
          </table:table-cell>
          <table:table-cell office:value-type="float" office:value="200.578988812064" calcext:value-type="float">
            <text:p>200.58</text:p>
          </table:table-cell>
          <table:table-cell office:value-type="float" office:value="34.8615685" calcext:value-type="float">
            <text:p>34.86</text:p>
          </table:table-cell>
          <table:table-cell office:value-type="float" office:value="31.0855792493448" calcext:value-type="float">
            <text:p>31.0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15.65" calcext:value-type="float">
            <text:p>115.65</text:p>
          </table:table-cell>
          <table:table-cell office:value-type="float" office:value="41.0792238434339" calcext:value-type="float">
            <text:p>41.08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  <table:table-cell office:value-type="float" office:value="155.95555" calcext:value-type="float">
            <text:p>155.96</text:p>
          </table:table-cell>
          <table:table-cell office:value-type="float" office:value="68.5134350685477" calcext:value-type="float">
            <text:p>68.51</text:p>
          </table:table-cell>
          <table:table-cell office:value-type="float" office:value="146.16845" calcext:value-type="float">
            <text:p>146.17</text:p>
          </table:table-cell>
          <table:table-cell office:value-type="float" office:value="2.3260265300338" calcext:value-type="float">
            <text:p>2.33</text:p>
          </table:table-cell>
          <table:table-cell office:value-type="float" office:value="816.243" calcext:value-type="float">
            <text:p>816.24</text:p>
          </table:table-cell>
          <table:table-cell office:value-type="float" office:value="529.13675" calcext:value-type="float">
            <text:p>529.14</text:p>
          </table:table-cell>
          <table:table-cell office:value-type="float" office:value="16.9481555055255" calcext:value-type="float">
            <text:p>16.95</text:p>
          </table:table-cell>
          <table:table-cell office:value-type="float" office:value="506.727" calcext:value-type="float">
            <text:p>506.73</text:p>
          </table:table-cell>
          <table:table-cell office:value-type="float" office:value="561.096" calcext:value-type="float">
            <text:p>561.10</text:p>
          </table:table-cell>
          <table:table-cell table:formula="of:=([.J28]-[.K28])/[.J28]*100" office:value-type="float" office:value="35.1741148162986" calcext:value-type="float">
            <text:p>35.17</text:p>
          </table:table-cell>
          <table:table-cell table:formula="of:=([.J28]-[.M28])/[.J28]*100" office:value-type="float" office:value="37.9195901220592" calcext:value-type="float">
            <text:p>37.92</text:p>
          </table:table-cell>
          <table:table-cell office:value-type="float" office:value="1555.963" calcext:value-type="float">
            <text:p>1555.96</text:p>
          </table:table-cell>
          <table:table-cell office:value-type="float" office:value="47.0139059047539" calcext:value-type="float">
            <text:p>47.01</text:p>
          </table:table-cell>
          <table:table-cell office:value-type="float" office:value="21.298038" calcext:value-type="float">
            <text:p>21.30</text:p>
          </table:table-cell>
          <table:table-cell office:value-type="float" office:value="14.5527512230938" calcext:value-type="float">
            <text:p>14.55</text:p>
          </table:table-cell>
          <table:table-cell office:value-type="float" office:value="10.148461" calcext:value-type="float">
            <text:p>10.15</text:p>
          </table:table-cell>
          <table:table-cell office:value-type="float" office:value="6.24778192778837" calcext:value-type="float">
            <text:p>6.2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5.2" calcext:value-type="float">
            <text:p>105.20</text:p>
          </table:table-cell>
          <table:table-cell office:value-type="float" office:value="25.8916771833812" calcext:value-type="float">
            <text:p>25.89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216.93155" calcext:value-type="float">
            <text:p>216.93</text:p>
          </table:table-cell>
          <table:table-cell office:value-type="float" office:value="77.8816001582395" calcext:value-type="float">
            <text:p>77.88</text:p>
          </table:table-cell>
          <table:table-cell office:value-type="float" office:value="144.0101" calcext:value-type="float">
            <text:p>144.01</text:p>
          </table:table-cell>
          <table:table-cell office:value-type="float" office:value="1.54163812055127" calcext:value-type="float">
            <text:p>1.54</text:p>
          </table:table-cell>
          <table:table-cell office:value-type="float" office:value="1339.31" calcext:value-type="float">
            <text:p>1339.31</text:p>
          </table:table-cell>
          <table:table-cell office:value-type="float" office:value="687.1589" calcext:value-type="float">
            <text:p>687.16</text:p>
          </table:table-cell>
          <table:table-cell office:value-type="float" office:value="17.3501293121224" calcext:value-type="float">
            <text:p>17.35</text:p>
          </table:table-cell>
          <table:table-cell office:value-type="float" office:value="665.832" calcext:value-type="float">
            <text:p>665.83</text:p>
          </table:table-cell>
          <table:table-cell office:value-type="float" office:value="725.339" calcext:value-type="float">
            <text:p>725.34</text:p>
          </table:table-cell>
          <table:table-cell table:formula="of:=([.J29]-[.K29])/[.J29]*100" office:value-type="float" office:value="48.6930658324062" calcext:value-type="float">
            <text:p>48.69</text:p>
          </table:table-cell>
          <table:table-cell table:formula="of:=([.J29]-[.M29])/[.J29]*100" office:value-type="float" office:value="50.2854454905884" calcext:value-type="float">
            <text:p>50.29</text:p>
          </table:table-cell>
          <table:table-cell office:value-type="float" office:value="1761.151" calcext:value-type="float">
            <text:p>1761.15</text:p>
          </table:table-cell>
          <table:table-cell office:value-type="float" office:value="55.7761672269287" calcext:value-type="float">
            <text:p>55.78</text:p>
          </table:table-cell>
          <table:table-cell office:value-type="float" office:value="233.3818" calcext:value-type="float">
            <text:p>233.38</text:p>
          </table:table-cell>
          <table:table-cell office:value-type="float" office:value="13.9316629966645" calcext:value-type="float">
            <text:p>13.93</text:p>
          </table:table-cell>
          <table:table-cell office:value-type="float" office:value="66.9429" calcext:value-type="float">
            <text:p>66.94</text:p>
          </table:table-cell>
          <table:table-cell office:value-type="float" office:value="13.8668272524187" calcext:value-type="float">
            <text:p>13.8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49.1" calcext:value-type="float">
            <text:p>149.10</text:p>
          </table:table-cell>
          <table:table-cell office:value-type="float" office:value="41.8592880971476" calcext:value-type="float">
            <text:p>41.86</text:p>
          </table:table-cell>
          <table:table-cell office:value-type="float" office:value="71" calcext:value-type="float">
            <text:p>71</text:p>
          </table:table-cell>
          <table:table-cell office:value-type="float" office:value="244" calcext:value-type="float">
            <text:p>244</text:p>
          </table:table-cell>
          <table:table-cell office:value-type="float" office:value="835.43635" calcext:value-type="float">
            <text:p>835.44</text:p>
          </table:table-cell>
          <table:table-cell office:value-type="float" office:value="286.923897062082" calcext:value-type="float">
            <text:p>286.92</text:p>
          </table:table-cell>
          <table:table-cell office:value-type="float" office:value="148.7157" calcext:value-type="float">
            <text:p>148.72</text:p>
          </table:table-cell>
          <table:table-cell office:value-type="float" office:value="3.99679208339572" calcext:value-type="float">
            <text:p>4.00</text:p>
          </table:table-cell>
          <table:table-cell office:value-type="float" office:value="4217.62" calcext:value-type="float">
            <text:p>4217.62</text:p>
          </table:table-cell>
          <table:table-cell office:value-type="float" office:value="902.539" calcext:value-type="float">
            <text:p>902.54</text:p>
          </table:table-cell>
          <table:table-cell office:value-type="float" office:value="61.9212653353987" calcext:value-type="float">
            <text:p>61.92</text:p>
          </table:table-cell>
          <table:table-cell office:value-type="float" office:value="815.121" calcext:value-type="float">
            <text:p>815.12</text:p>
          </table:table-cell>
          <table:table-cell office:value-type="float" office:value="1008.48" calcext:value-type="float">
            <text:p>1008.48</text:p>
          </table:table-cell>
          <table:table-cell table:formula="of:=([.J30]-[.K30])/[.J30]*100" office:value-type="float" office:value="78.6007511345261" calcext:value-type="float">
            <text:p>78.60</text:p>
          </table:table-cell>
          <table:table-cell table:formula="of:=([.J30]-[.M30])/[.J30]*100" office:value-type="float" office:value="80.6734366775575" calcext:value-type="float">
            <text:p>80.67</text:p>
          </table:table-cell>
          <table:table-cell office:value-type="float" office:value="1603.73" calcext:value-type="float">
            <text:p>1603.73</text:p>
          </table:table-cell>
          <table:table-cell office:value-type="float" office:value="41.0132936086774" calcext:value-type="float">
            <text:p>41.01</text:p>
          </table:table-cell>
          <table:table-cell office:value-type="float" office:value="907.54525" calcext:value-type="float">
            <text:p>907.55</text:p>
          </table:table-cell>
          <table:table-cell office:value-type="float" office:value="166.719805072329" calcext:value-type="float">
            <text:p>166.72</text:p>
          </table:table-cell>
          <table:table-cell office:value-type="float" office:value="196.3395" calcext:value-type="float">
            <text:p>196.34</text:p>
          </table:table-cell>
          <table:table-cell office:value-type="float" office:value="17.2468986853625" calcext:value-type="float">
            <text:p>17.2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20.35" calcext:value-type="float">
            <text:p>120.35</text:p>
          </table:table-cell>
          <table:table-cell office:value-type="float" office:value="33.9926849716075" calcext:value-type="float">
            <text:p>33.99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00.1839" calcext:value-type="float">
            <text:p>300.18</text:p>
          </table:table-cell>
          <table:table-cell office:value-type="float" office:value="97.2494458779505" calcext:value-type="float">
            <text:p>97.25</text:p>
          </table:table-cell>
          <table:table-cell office:value-type="float" office:value="150.51945" calcext:value-type="float">
            <text:p>150.52</text:p>
          </table:table-cell>
          <table:table-cell office:value-type="float" office:value="2.90946170595543" calcext:value-type="float">
            <text:p>2.91</text:p>
          </table:table-cell>
          <table:table-cell office:value-type="float" office:value="893.736" calcext:value-type="float">
            <text:p>893.74</text:p>
          </table:table-cell>
          <table:table-cell office:value-type="float" office:value="540.38655" calcext:value-type="float">
            <text:p>540.39</text:p>
          </table:table-cell>
          <table:table-cell office:value-type="float" office:value="16.5164350985856" calcext:value-type="float">
            <text:p>16.52</text:p>
          </table:table-cell>
          <table:table-cell office:value-type="float" office:value="516.27" calcext:value-type="float">
            <text:p>516.27</text:p>
          </table:table-cell>
          <table:table-cell office:value-type="float" office:value="583.062" calcext:value-type="float">
            <text:p>583.06</text:p>
          </table:table-cell>
          <table:table-cell table:formula="of:=([.J31]-[.K31])/[.J31]*100" office:value-type="float" office:value="39.5362221058568" calcext:value-type="float">
            <text:p>39.54</text:p>
          </table:table-cell>
          <table:table-cell table:formula="of:=([.J31]-[.M31])/[.J31]*100" office:value-type="float" office:value="42.2346196192164" calcext:value-type="float">
            <text:p>42.23</text:p>
          </table:table-cell>
          <table:table-cell office:value-type="float" office:value="1538.783" calcext:value-type="float">
            <text:p>1538.78</text:p>
          </table:table-cell>
          <table:table-cell office:value-type="float" office:value="77.9185363460826" calcext:value-type="float">
            <text:p>77.92</text:p>
          </table:table-cell>
          <table:table-cell office:value-type="float" office:value="58.322579" calcext:value-type="float">
            <text:p>58.32</text:p>
          </table:table-cell>
          <table:table-cell office:value-type="float" office:value="38.4348344659799" calcext:value-type="float">
            <text:p>38.43</text:p>
          </table:table-cell>
          <table:table-cell office:value-type="float" office:value="24.054386" calcext:value-type="float">
            <text:p>24.05</text:p>
          </table:table-cell>
          <table:table-cell office:value-type="float" office:value="13.4229208163916" calcext:value-type="float">
            <text:p>13.4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33.35" calcext:value-type="float">
            <text:p>133.35</text:p>
          </table:table-cell>
          <table:table-cell office:value-type="float" office:value="24.3294817908341" calcext:value-type="float">
            <text:p>24.33</text:p>
          </table:table-cell>
          <table:table-cell office:value-type="float" office:value="99" calcext:value-type="float">
            <text:p>99</text:p>
          </table:table-cell>
          <table:table-cell office:value-type="float" office:value="193" calcext:value-type="float">
            <text:p>193</text:p>
          </table:table-cell>
          <table:table-cell office:value-type="float" office:value="147.61165" calcext:value-type="float">
            <text:p>147.61</text:p>
          </table:table-cell>
          <table:table-cell office:value-type="float" office:value="55.3845037735238" calcext:value-type="float">
            <text:p>55.38</text:p>
          </table:table-cell>
          <table:table-cell office:value-type="float" office:value="147.03385" calcext:value-type="float">
            <text:p>147.03</text:p>
          </table:table-cell>
          <table:table-cell office:value-type="float" office:value="2.83561468830416" calcext:value-type="float">
            <text:p>2.84</text:p>
          </table:table-cell>
          <table:table-cell office:value-type="float" office:value="783.887" calcext:value-type="float">
            <text:p>783.89</text:p>
          </table:table-cell>
          <table:table-cell office:value-type="float" office:value="484.1987" calcext:value-type="float">
            <text:p>484.20</text:p>
          </table:table-cell>
          <table:table-cell office:value-type="float" office:value="10.544589488653" calcext:value-type="float">
            <text:p>10.54</text:p>
          </table:table-cell>
          <table:table-cell office:value-type="float" office:value="470.803" calcext:value-type="float">
            <text:p>470.80</text:p>
          </table:table-cell>
          <table:table-cell office:value-type="float" office:value="503.58" calcext:value-type="float">
            <text:p>503.58</text:p>
          </table:table-cell>
          <table:table-cell table:formula="of:=([.J32]-[.K32])/[.J32]*100" office:value-type="float" office:value="38.2310588133239" calcext:value-type="float">
            <text:p>38.23</text:p>
          </table:table-cell>
          <table:table-cell table:formula="of:=([.J32]-[.M32])/[.J32]*100" office:value-type="float" office:value="39.9399403230312" calcext:value-type="float">
            <text:p>39.94</text:p>
          </table:table-cell>
          <table:table-cell office:value-type="float" office:value="1417.0015" calcext:value-type="float">
            <text:p>1417.00</text:p>
          </table:table-cell>
          <table:table-cell office:value-type="float" office:value="36.6769044315931" calcext:value-type="float">
            <text:p>36.68</text:p>
          </table:table-cell>
          <table:table-cell office:value-type="float" office:value="26.3149855" calcext:value-type="float">
            <text:p>26.31</text:p>
          </table:table-cell>
          <table:table-cell office:value-type="float" office:value="9.82602739102928" calcext:value-type="float">
            <text:p>9.83</text:p>
          </table:table-cell>
          <table:table-cell office:value-type="float" office:value="9.279387" calcext:value-type="float">
            <text:p>9.28</text:p>
          </table:table-cell>
          <table:table-cell office:value-type="float" office:value="2.60901633814073" calcext:value-type="float">
            <text:p>2.6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44.85" calcext:value-type="float">
            <text:p>144.85</text:p>
          </table:table-cell>
          <table:table-cell office:value-type="float" office:value="39.4985342832657" calcext:value-type="float">
            <text:p>39.50</text:p>
          </table:table-cell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float" office:value="386.48775" calcext:value-type="float">
            <text:p>386.49</text:p>
          </table:table-cell>
          <table:table-cell office:value-type="float" office:value="124.422846475817" calcext:value-type="float">
            <text:p>124.42</text:p>
          </table:table-cell>
          <table:table-cell office:value-type="float" office:value="153.012" calcext:value-type="float">
            <text:p>153.01</text:p>
          </table:table-cell>
          <table:table-cell office:value-type="float" office:value="3.95787004121635" calcext:value-type="float">
            <text:p>3.96</text:p>
          </table:table-cell>
          <table:table-cell office:value-type="float" office:value="1093.39" calcext:value-type="float">
            <text:p>1093.39</text:p>
          </table:table-cell>
          <table:table-cell office:value-type="float" office:value="570.5789" calcext:value-type="float">
            <text:p>570.58</text:p>
          </table:table-cell>
          <table:table-cell office:value-type="float" office:value="28.7911332493" calcext:value-type="float">
            <text:p>28.79</text:p>
          </table:table-cell>
          <table:table-cell office:value-type="float" office:value="536.609" calcext:value-type="float">
            <text:p>536.61</text:p>
          </table:table-cell>
          <table:table-cell office:value-type="float" office:value="631.855" calcext:value-type="float">
            <text:p>631.86</text:p>
          </table:table-cell>
          <table:table-cell table:formula="of:=([.J33]-[.K33])/[.J33]*100" office:value-type="float" office:value="47.8156101665463" calcext:value-type="float">
            <text:p>47.82</text:p>
          </table:table-cell>
          <table:table-cell table:formula="of:=([.J33]-[.M33])/[.J33]*100" office:value-type="float" office:value="50.922452189978" calcext:value-type="float">
            <text:p>50.92</text:p>
          </table:table-cell>
          <table:table-cell office:value-type="float" office:value="1684.298" calcext:value-type="float">
            <text:p>1684.30</text:p>
          </table:table-cell>
          <table:table-cell office:value-type="float" office:value="78.5098991814006" calcext:value-type="float">
            <text:p>78.51</text:p>
          </table:table-cell>
          <table:table-cell office:value-type="float" office:value="17.940323" calcext:value-type="float">
            <text:p>17.94</text:p>
          </table:table-cell>
          <table:table-cell office:value-type="float" office:value="19.279454645315" calcext:value-type="float">
            <text:p>19.28</text:p>
          </table:table-cell>
          <table:table-cell office:value-type="float" office:value="9.4982465" calcext:value-type="float">
            <text:p>9.50</text:p>
          </table:table-cell>
          <table:table-cell office:value-type="float" office:value="9.51348939641761" calcext:value-type="float">
            <text:p>9.5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08.7" calcext:value-type="float">
            <text:p>108.70</text:p>
          </table:table-cell>
          <table:table-cell office:value-type="float" office:value="27.2244085528526" calcext:value-type="float">
            <text:p>27.22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float" office:value="224.43095" calcext:value-type="float">
            <text:p>224.43</text:p>
          </table:table-cell>
          <table:table-cell office:value-type="float" office:value="78.7525477385536" calcext:value-type="float">
            <text:p>78.75</text:p>
          </table:table-cell>
          <table:table-cell office:value-type="float" office:value="147.10515" calcext:value-type="float">
            <text:p>147.11</text:p>
          </table:table-cell>
          <table:table-cell office:value-type="float" office:value="2.8478763884137" calcext:value-type="float">
            <text:p>2.85</text:p>
          </table:table-cell>
          <table:table-cell office:value-type="float" office:value="1394.82" calcext:value-type="float">
            <text:p>1394.82</text:p>
          </table:table-cell>
          <table:table-cell office:value-type="float" office:value="621.955" calcext:value-type="float">
            <text:p>621.96</text:p>
          </table:table-cell>
          <table:table-cell office:value-type="float" office:value="25.3744588181855" calcext:value-type="float">
            <text:p>25.37</text:p>
          </table:table-cell>
          <table:table-cell office:value-type="float" office:value="590.26" calcext:value-type="float">
            <text:p>590.26</text:p>
          </table:table-cell>
          <table:table-cell office:value-type="float" office:value="685.941" calcext:value-type="float">
            <text:p>685.94</text:p>
          </table:table-cell>
          <table:table-cell table:formula="of:=([.J34]-[.K34])/[.J34]*100" office:value-type="float" office:value="55.4096585939404" calcext:value-type="float">
            <text:p>55.41</text:p>
          </table:table-cell>
          <table:table-cell table:formula="of:=([.J34]-[.M34])/[.J34]*100" office:value-type="float" office:value="57.6819948093661" calcext:value-type="float">
            <text:p>57.68</text:p>
          </table:table-cell>
          <table:table-cell office:value-type="float" office:value="1751.194" calcext:value-type="float">
            <text:p>1751.19</text:p>
          </table:table-cell>
          <table:table-cell office:value-type="float" office:value="78.8460967495004" calcext:value-type="float">
            <text:p>78.85</text:p>
          </table:table-cell>
          <table:table-cell office:value-type="float" office:value="90.060695" calcext:value-type="float">
            <text:p>90.06</text:p>
          </table:table-cell>
          <table:table-cell office:value-type="float" office:value="47.4360067470235" calcext:value-type="float">
            <text:p>47.44</text:p>
          </table:table-cell>
          <table:table-cell office:value-type="float" office:value="24.610105" calcext:value-type="float">
            <text:p>24.61</text:p>
          </table:table-cell>
          <table:table-cell office:value-type="float" office:value="14.8445604974197" calcext:value-type="float">
            <text:p>14.84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30" table:formula="of:=AVERAGE([.B25:.B34])" office:value-type="float" office:value="127.82" calcext:value-type="float">
            <text:p>127.82</text:p>
          </table:table-cell>
          <table:table-cell table:style-name="ce30" table:formula="of:=AVERAGE([.C25:.C34])" office:value-type="float" office:value="35.5866572091393" calcext:value-type="float">
            <text:p>35.59</text:p>
          </table:table-cell>
          <table:table-cell table:style-name="ce30" table:formula="of:=AVERAGE([.D25:.D34])" office:value-type="float" office:value="69.8" calcext:value-type="float">
            <text:p>69.80</text:p>
          </table:table-cell>
          <table:table-cell table:style-name="ce30" table:formula="of:=AVERAGE([.E25:.E34])" office:value-type="float" office:value="203.4" calcext:value-type="float">
            <text:p>203.40</text:p>
          </table:table-cell>
          <table:table-cell table:style-name="ce30" table:formula="of:=AVERAGE([.F25:.F34])" office:value-type="float" office:value="381.45146" calcext:value-type="float">
            <text:p>381.45</text:p>
          </table:table-cell>
          <table:table-cell table:style-name="ce30" table:formula="of:=AVERAGE([.G25:.G34])" office:value-type="float" office:value="132.141567944745" calcext:value-type="float">
            <text:p>132.14</text:p>
          </table:table-cell>
          <table:table-cell table:style-name="ce30" table:formula="of:=AVERAGE([.H25:.H34])" office:value-type="float" office:value="148.306405" calcext:value-type="float">
            <text:p>148.31</text:p>
          </table:table-cell>
          <table:table-cell table:style-name="ce30" table:formula="of:=AVERAGE([.I25:.I34])" office:value-type="float" office:value="3.32811499316477" calcext:value-type="float">
            <text:p>3.33</text:p>
          </table:table-cell>
          <table:table-cell table:style-name="ce30" table:formula="of:=AVERAGE([.J25:.J34])" office:value-type="float" office:value="1705.8586" calcext:value-type="float">
            <text:p>1705.86</text:p>
          </table:table-cell>
          <table:table-cell table:style-name="ce30" table:formula="of:=AVERAGE([.K25:.K34])" office:value-type="float" office:value="660.01409" calcext:value-type="float">
            <text:p>660.01</text:p>
          </table:table-cell>
          <table:table-cell table:style-name="ce30" table:formula="of:=AVERAGE([.L25:.L34])" office:value-type="float" office:value="35.4010569326834" calcext:value-type="float">
            <text:p>35.40</text:p>
          </table:table-cell>
          <table:table-cell table:style-name="ce30" table:formula="of:=AVERAGE([.M25:.M34])" office:value-type="float" office:value="618.8496" calcext:value-type="float">
            <text:p>618.85</text:p>
          </table:table-cell>
          <table:table-cell table:style-name="ce30" table:formula="of:=AVERAGE([.N25:.N34])" office:value-type="float" office:value="747.5823" calcext:value-type="float">
            <text:p>747.58</text:p>
          </table:table-cell>
          <table:table-cell table:style-name="ce30" table:formula="of:=AVERAGE([.O25:.O34])" office:value-type="float" office:value="51.2618339395773" calcext:value-type="float">
            <text:p>51.26</text:p>
          </table:table-cell>
          <table:table-cell table:style-name="ce30" table:formula="of:=AVERAGE([.P25:.P34])" office:value-type="float" office:value="53.9780155152907" calcext:value-type="float">
            <text:p>53.98</text:p>
          </table:table-cell>
          <table:table-cell table:style-name="ce30" table:formula="of:=AVERAGE([.Q25:.Q34])" office:value-type="float" office:value="1658.47585" calcext:value-type="float">
            <text:p>1658.48</text:p>
          </table:table-cell>
          <table:table-cell table:style-name="ce30" table:formula="of:=AVERAGE([.R25:.R34])" office:value-type="float" office:value="63.3824766721064" calcext:value-type="float">
            <text:p>63.38</text:p>
          </table:table-cell>
          <table:table-cell table:style-name="ce30" table:formula="of:=AVERAGE([.S25:.S34])" office:value-type="float" office:value="262.77045455" calcext:value-type="float">
            <text:p>262.77</text:p>
          </table:table-cell>
          <table:table-cell table:style-name="ce30" table:formula="of:=AVERAGE([.T25:.T34])" office:value-type="float" office:value="65.9564495833773" calcext:value-type="float">
            <text:p>65.96</text:p>
          </table:table-cell>
          <table:table-cell table:style-name="ce30" table:formula="of:=AVERAGE([.U25:.U34])" office:value-type="float" office:value="58.7958066" calcext:value-type="float">
            <text:p>58.80</text:p>
          </table:table-cell>
          <table:table-cell table:style-name="ce30" table:formula="of:=AVERAGE([.V25:.V34])" office:value-type="float" office:value="13.6977986773968" calcext:value-type="float">
            <text:p>13.7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88.5" calcext:value-type="float">
            <text:p>288.50</text:p>
          </table:table-cell>
          <table:table-cell office:value-type="float" office:value="98.9383114555945" calcext:value-type="float">
            <text:p>98.94</text:p>
          </table:table-cell>
          <table:table-cell office:value-type="float" office:value="170" calcext:value-type="float">
            <text:p>170</text:p>
          </table:table-cell>
          <table:table-cell office:value-type="float" office:value="539" calcext:value-type="float">
            <text:p>539</text:p>
          </table:table-cell>
          <table:table-cell office:value-type="float" office:value="1932.5165" calcext:value-type="float">
            <text:p>1932.52</text:p>
          </table:table-cell>
          <table:table-cell office:value-type="float" office:value="688.989650921245" calcext:value-type="float">
            <text:p>688.99</text:p>
          </table:table-cell>
          <table:table-cell office:value-type="float" office:value="174.72405" calcext:value-type="float">
            <text:p>174.72</text:p>
          </table:table-cell>
          <table:table-cell office:value-type="float" office:value="5.50511247052755" calcext:value-type="float">
            <text:p>5.51</text:p>
          </table:table-cell>
          <table:table-cell office:value-type="float" office:value="3055.58" calcext:value-type="float">
            <text:p>3055.58</text:p>
          </table:table-cell>
          <table:table-cell office:value-type="float" office:value="1208.307" calcext:value-type="float">
            <text:p>1208.31</text:p>
          </table:table-cell>
          <table:table-cell office:value-type="float" office:value="55.1539782503684" calcext:value-type="float">
            <text:p>55.15</text:p>
          </table:table-cell>
          <table:table-cell office:value-type="float" office:value="1131.43" calcext:value-type="float">
            <text:p>1131.43</text:p>
          </table:table-cell>
          <table:table-cell office:value-type="float" office:value="1370.3" calcext:value-type="float">
            <text:p>1370.30</text:p>
          </table:table-cell>
          <table:table-cell table:formula="of:=([.J36]-[.K36])/[.J36]*100" office:value-type="float" office:value="60.4557236269383" calcext:value-type="float">
            <text:p>60.46</text:p>
          </table:table-cell>
          <table:table-cell table:formula="of:=([.J36]-[.M36])/[.J36]*100" office:value-type="float" office:value="62.9716780447575" calcext:value-type="float">
            <text:p>62.97</text:p>
          </table:table-cell>
          <table:table-cell office:value-type="float" office:value="2483.8525" calcext:value-type="float">
            <text:p>2483.85</text:p>
          </table:table-cell>
          <table:table-cell office:value-type="float" office:value="99.5638599024978" calcext:value-type="float">
            <text:p>99.56</text:p>
          </table:table-cell>
          <table:table-cell office:value-type="float" office:value="949.7156" calcext:value-type="float">
            <text:p>949.72</text:p>
          </table:table-cell>
          <table:table-cell office:value-type="float" office:value="115.027137335592" calcext:value-type="float">
            <text:p>115.03</text:p>
          </table:table-cell>
          <table:table-cell office:value-type="float" office:value="191.35155" calcext:value-type="float">
            <text:p>191.35</text:p>
          </table:table-cell>
          <table:table-cell office:value-type="float" office:value="42.8565786259669" calcext:value-type="float">
            <text:p>42.8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81.4" calcext:value-type="float">
            <text:p>281.40</text:p>
          </table:table-cell>
          <table:table-cell office:value-type="float" office:value="98.3508221141355" calcext:value-type="float">
            <text:p>98.35</text:p>
          </table:table-cell>
          <table:table-cell office:value-type="float" office:value="160" calcext:value-type="float">
            <text:p>160</text:p>
          </table:table-cell>
          <table:table-cell office:value-type="float" office:value="563" calcext:value-type="float">
            <text:p>563</text:p>
          </table:table-cell>
          <table:table-cell office:value-type="float" office:value="806.297" calcext:value-type="float">
            <text:p>806.30</text:p>
          </table:table-cell>
          <table:table-cell office:value-type="float" office:value="392.148805559963" calcext:value-type="float">
            <text:p>392.15</text:p>
          </table:table-cell>
          <table:table-cell office:value-type="float" office:value="167.4337" calcext:value-type="float">
            <text:p>167.43</text:p>
          </table:table-cell>
          <table:table-cell office:value-type="float" office:value="8.65952438890874" calcext:value-type="float">
            <text:p>8.66</text:p>
          </table:table-cell>
          <table:table-cell office:value-type="float" office:value="1411.1" calcext:value-type="float">
            <text:p>1411.10</text:p>
          </table:table-cell>
          <table:table-cell office:value-type="float" office:value="781.9329" calcext:value-type="float">
            <text:p>781.93</text:p>
          </table:table-cell>
          <table:table-cell office:value-type="float" office:value="45.1240289528411" calcext:value-type="float">
            <text:p>45.12</text:p>
          </table:table-cell>
          <table:table-cell office:value-type="float" office:value="686.952" calcext:value-type="float">
            <text:p>686.95</text:p>
          </table:table-cell>
          <table:table-cell office:value-type="float" office:value="850.49" calcext:value-type="float">
            <text:p>850.49</text:p>
          </table:table-cell>
          <table:table-cell table:formula="of:=([.J37]-[.K37])/[.J37]*100" office:value-type="float" office:value="44.5869959605981" calcext:value-type="float">
            <text:p>44.59</text:p>
          </table:table-cell>
          <table:table-cell table:formula="of:=([.J37]-[.M37])/[.J37]*100" office:value-type="float" office:value="51.3179788817235" calcext:value-type="float">
            <text:p>51.32</text:p>
          </table:table-cell>
          <table:table-cell office:value-type="float" office:value="2273.74" calcext:value-type="float">
            <text:p>2273.74</text:p>
          </table:table-cell>
          <table:table-cell office:value-type="float" office:value="142.467009846971" calcext:value-type="float">
            <text:p>142.47</text:p>
          </table:table-cell>
          <table:table-cell office:value-type="float" office:value="48.543986" calcext:value-type="float">
            <text:p>48.54</text:p>
          </table:table-cell>
          <table:table-cell office:value-type="float" office:value="33.3331161917079" calcext:value-type="float">
            <text:p>33.33</text:p>
          </table:table-cell>
          <table:table-cell office:value-type="float" office:value="23.51557" calcext:value-type="float">
            <text:p>23.52</text:p>
          </table:table-cell>
          <table:table-cell office:value-type="float" office:value="16.4537083818451" calcext:value-type="float">
            <text:p>16.45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81" calcext:value-type="float">
            <text:p>281.00</text:p>
          </table:table-cell>
          <table:table-cell office:value-type="float" office:value="108.725632478706" calcext:value-type="float">
            <text:p>108.73</text:p>
          </table:table-cell>
          <table:table-cell office:value-type="float" office:value="119" calcext:value-type="float">
            <text:p>119</text:p>
          </table:table-cell>
          <table:table-cell office:value-type="float" office:value="608" calcext:value-type="float">
            <text:p>608</text:p>
          </table:table-cell>
          <table:table-cell office:value-type="float" office:value="1326.6927" calcext:value-type="float">
            <text:p>1326.69</text:p>
          </table:table-cell>
          <table:table-cell office:value-type="float" office:value="521.387483842982" calcext:value-type="float">
            <text:p>521.39</text:p>
          </table:table-cell>
          <table:table-cell office:value-type="float" office:value="178.3982" calcext:value-type="float">
            <text:p>178.40</text:p>
          </table:table-cell>
          <table:table-cell office:value-type="float" office:value="4.23888840443614" calcext:value-type="float">
            <text:p>4.24</text:p>
          </table:table-cell>
          <table:table-cell office:value-type="float" office:value="1464.83" calcext:value-type="float">
            <text:p>1464.83</text:p>
          </table:table-cell>
          <table:table-cell office:value-type="float" office:value="716.29085" calcext:value-type="float">
            <text:p>716.29</text:p>
          </table:table-cell>
          <table:table-cell office:value-type="float" office:value="76.0043567368103" calcext:value-type="float">
            <text:p>76.00</text:p>
          </table:table-cell>
          <table:table-cell office:value-type="float" office:value="644.205" calcext:value-type="float">
            <text:p>644.21</text:p>
          </table:table-cell>
          <table:table-cell office:value-type="float" office:value="897.511" calcext:value-type="float">
            <text:p>897.51</text:p>
          </table:table-cell>
          <table:table-cell table:formula="of:=([.J38]-[.K38])/[.J38]*100" office:value-type="float" office:value="51.1007523057283" calcext:value-type="float">
            <text:p>51.10</text:p>
          </table:table-cell>
          <table:table-cell table:formula="of:=([.J38]-[.M38])/[.J38]*100" office:value-type="float" office:value="56.0218591918516" calcext:value-type="float">
            <text:p>56.02</text:p>
          </table:table-cell>
          <table:table-cell office:value-type="float" office:value="2021.2995" calcext:value-type="float">
            <text:p>2021.30</text:p>
          </table:table-cell>
          <table:table-cell office:value-type="float" office:value="131.256684460359" calcext:value-type="float">
            <text:p>131.26</text:p>
          </table:table-cell>
          <table:table-cell office:value-type="float" office:value="87.564215" calcext:value-type="float">
            <text:p>87.56</text:p>
          </table:table-cell>
          <table:table-cell office:value-type="float" office:value="75.7914687739102" calcext:value-type="float">
            <text:p>75.79</text:p>
          </table:table-cell>
          <table:table-cell office:value-type="float" office:value="40.00957" calcext:value-type="float">
            <text:p>40.01</text:p>
          </table:table-cell>
          <table:table-cell office:value-type="float" office:value="38.7943378636368" calcext:value-type="float">
            <text:p>38.7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46.7" calcext:value-type="float">
            <text:p>246.70</text:p>
          </table:table-cell>
          <table:table-cell office:value-type="float" office:value="85.1154633733681" calcext:value-type="float">
            <text:p>85.12</text:p>
          </table:table-cell>
          <table:table-cell office:value-type="float" office:value="102" calcext:value-type="float">
            <text:p>102</text:p>
          </table:table-cell>
          <table:table-cell office:value-type="float" office:value="457" calcext:value-type="float">
            <text:p>457</text:p>
          </table:table-cell>
          <table:table-cell office:value-type="float" office:value="1051.07625" calcext:value-type="float">
            <text:p>1051.08</text:p>
          </table:table-cell>
          <table:table-cell office:value-type="float" office:value="370.726006904216" calcext:value-type="float">
            <text:p>370.73</text:p>
          </table:table-cell>
          <table:table-cell office:value-type="float" office:value="167.07685" calcext:value-type="float">
            <text:p>167.08</text:p>
          </table:table-cell>
          <table:table-cell office:value-type="float" office:value="6.3808154591466" calcext:value-type="float">
            <text:p>6.38</text:p>
          </table:table-cell>
          <table:table-cell office:value-type="float" office:value="2282.79" calcext:value-type="float">
            <text:p>2282.79</text:p>
          </table:table-cell>
          <table:table-cell office:value-type="float" office:value="835.5831" calcext:value-type="float">
            <text:p>835.58</text:p>
          </table:table-cell>
          <table:table-cell office:value-type="float" office:value="38.5807198807356" calcext:value-type="float">
            <text:p>38.58</text:p>
          </table:table-cell>
          <table:table-cell office:value-type="float" office:value="793.337" calcext:value-type="float">
            <text:p>793.34</text:p>
          </table:table-cell>
          <table:table-cell office:value-type="float" office:value="941.787" calcext:value-type="float">
            <text:p>941.79</text:p>
          </table:table-cell>
          <table:table-cell table:formula="of:=([.J39]-[.K39])/[.J39]*100" office:value-type="float" office:value="63.3964096566044" calcext:value-type="float">
            <text:p>63.40</text:p>
          </table:table-cell>
          <table:table-cell table:formula="of:=([.J39]-[.M39])/[.J39]*100" office:value-type="float" office:value="65.247044187157" calcext:value-type="float">
            <text:p>65.25</text:p>
          </table:table-cell>
          <table:table-cell office:value-type="float" office:value="2019.6175" calcext:value-type="float">
            <text:p>2019.62</text:p>
          </table:table-cell>
          <table:table-cell office:value-type="float" office:value="115.120450735877" calcext:value-type="float">
            <text:p>115.12</text:p>
          </table:table-cell>
          <table:table-cell office:value-type="float" office:value="388.75515" calcext:value-type="float">
            <text:p>388.76</text:p>
          </table:table-cell>
          <table:table-cell office:value-type="float" office:value="21.3348782594309" calcext:value-type="float">
            <text:p>21.33</text:p>
          </table:table-cell>
          <table:table-cell office:value-type="float" office:value="98.3771" calcext:value-type="float">
            <text:p>98.38</text:p>
          </table:table-cell>
          <table:table-cell office:value-type="float" office:value="0.974354669025933" calcext:value-type="float">
            <text:p>0.9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282.15" calcext:value-type="float">
            <text:p>282.15</text:p>
          </table:table-cell>
          <table:table-cell office:value-type="float" office:value="89.9346400097549" calcext:value-type="float">
            <text:p>89.93</text:p>
          </table:table-cell>
          <table:table-cell office:value-type="float" office:value="160" calcext:value-type="float">
            <text:p>160</text:p>
          </table:table-cell>
          <table:table-cell office:value-type="float" office:value="509" calcext:value-type="float">
            <text:p>509</text:p>
          </table:table-cell>
          <table:table-cell office:value-type="float" office:value="999.29555" calcext:value-type="float">
            <text:p>999.30</text:p>
          </table:table-cell>
          <table:table-cell office:value-type="float" office:value="294.479833984117" calcext:value-type="float">
            <text:p>294.48</text:p>
          </table:table-cell>
          <table:table-cell office:value-type="float" office:value="174.8935" calcext:value-type="float">
            <text:p>174.89</text:p>
          </table:table-cell>
          <table:table-cell office:value-type="float" office:value="10.7773989221108" calcext:value-type="float">
            <text:p>10.78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759.4743" calcext:value-type="float">
            <text:p>759.47</text:p>
          </table:table-cell>
          <table:table-cell office:value-type="float" office:value="46.23634904101" calcext:value-type="float">
            <text:p>46.24</text:p>
          </table:table-cell>
          <table:table-cell office:value-type="float" office:value="672.762" calcext:value-type="float">
            <text:p>672.76</text:p>
          </table:table-cell>
          <table:table-cell office:value-type="float" office:value="849.177" calcext:value-type="float">
            <text:p>849.18</text:p>
          </table:table-cell>
          <table:table-cell table:formula="of:=([.J40]-[.K40])/[.J40]*100" office:value-type="float" office:value="46.2140110337599" calcext:value-type="float">
            <text:p>46.21</text:p>
          </table:table-cell>
          <table:table-cell table:formula="of:=([.J40]-[.M40])/[.J40]*100" office:value-type="float" office:value="52.3549782936623" calcext:value-type="float">
            <text:p>52.35</text:p>
          </table:table-cell>
          <table:table-cell office:value-type="float" office:value="2249.17" calcext:value-type="float">
            <text:p>2249.17</text:p>
          </table:table-cell>
          <table:table-cell office:value-type="float" office:value="128.62201911026" calcext:value-type="float">
            <text:p>128.62</text:p>
          </table:table-cell>
          <table:table-cell office:value-type="float" office:value="19.34012745" calcext:value-type="float">
            <text:p>19.34</text:p>
          </table:table-cell>
          <table:table-cell office:value-type="float" office:value="15.5878296568746" calcext:value-type="float">
            <text:p>15.59</text:p>
          </table:table-cell>
          <table:table-cell office:value-type="float" office:value="9.91433745" calcext:value-type="float">
            <text:p>9.91</text:p>
          </table:table-cell>
          <table:table-cell office:value-type="float" office:value="7.71023268944408" calcext:value-type="float">
            <text:p>7.7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277.6" calcext:value-type="float">
            <text:p>277.60</text:p>
          </table:table-cell>
          <table:table-cell office:value-type="float" office:value="88.9863383955798" calcext:value-type="float">
            <text:p>88.99</text:p>
          </table:table-cell>
          <table:table-cell office:value-type="float" office:value="142" calcext:value-type="float">
            <text:p>142</text:p>
          </table:table-cell>
          <table:table-cell office:value-type="float" office:value="517" calcext:value-type="float">
            <text:p>517</text:p>
          </table:table-cell>
          <table:table-cell office:value-type="float" office:value="989.8701" calcext:value-type="float">
            <text:p>989.87</text:p>
          </table:table-cell>
          <table:table-cell office:value-type="float" office:value="359.626223625952" calcext:value-type="float">
            <text:p>359.63</text:p>
          </table:table-cell>
          <table:table-cell office:value-type="float" office:value="175.55785" calcext:value-type="float">
            <text:p>175.56</text:p>
          </table:table-cell>
          <table:table-cell office:value-type="float" office:value="3.21667938089479" calcext:value-type="float">
            <text:p>3.22</text:p>
          </table:table-cell>
          <table:table-cell office:value-type="float" office:value="1217.79" calcext:value-type="float">
            <text:p>1217.79</text:p>
          </table:table-cell>
          <table:table-cell office:value-type="float" office:value="788.2156" calcext:value-type="float">
            <text:p>788.22</text:p>
          </table:table-cell>
          <table:table-cell office:value-type="float" office:value="42.668972261253" calcext:value-type="float">
            <text:p>42.67</text:p>
          </table:table-cell>
          <table:table-cell office:value-type="float" office:value="731.95" calcext:value-type="float">
            <text:p>731.95</text:p>
          </table:table-cell>
          <table:table-cell office:value-type="float" office:value="865.793" calcext:value-type="float">
            <text:p>865.79</text:p>
          </table:table-cell>
          <table:table-cell table:formula="of:=([.J41]-[.K41])/[.J41]*100" office:value-type="float" office:value="35.2749160364266" calcext:value-type="float">
            <text:p>35.27</text:p>
          </table:table-cell>
          <table:table-cell table:formula="of:=([.J41]-[.M41])/[.J41]*100" office:value-type="float" office:value="39.895220029726" calcext:value-type="float">
            <text:p>39.90</text:p>
          </table:table-cell>
          <table:table-cell office:value-type="float" office:value="2323.4685" calcext:value-type="float">
            <text:p>2323.47</text:p>
          </table:table-cell>
          <table:table-cell office:value-type="float" office:value="118.436961881572" calcext:value-type="float">
            <text:p>118.44</text:p>
          </table:table-cell>
          <table:table-cell office:value-type="float" office:value="29.226553" calcext:value-type="float">
            <text:p>29.23</text:p>
          </table:table-cell>
          <table:table-cell office:value-type="float" office:value="22.1723328642789" calcext:value-type="float">
            <text:p>22.17</text:p>
          </table:table-cell>
          <table:table-cell office:value-type="float" office:value="11.95137645" calcext:value-type="float">
            <text:p>11.95</text:p>
          </table:table-cell>
          <table:table-cell office:value-type="float" office:value="9.5198458156824" calcext:value-type="float">
            <text:p>9.5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61.05" calcext:value-type="float">
            <text:p>261.05</text:p>
          </table:table-cell>
          <table:table-cell office:value-type="float" office:value="66.2487139895044" calcext:value-type="float">
            <text:p>66.25</text:p>
          </table:table-cell>
          <table:table-cell office:value-type="float" office:value="171" calcext:value-type="float">
            <text:p>171</text:p>
          </table:table-cell>
          <table:table-cell office:value-type="float" office:value="371" calcext:value-type="float">
            <text:p>371</text:p>
          </table:table-cell>
          <table:table-cell office:value-type="float" office:value="1227.1444" calcext:value-type="float">
            <text:p>1227.14</text:p>
          </table:table-cell>
          <table:table-cell office:value-type="float" office:value="275.178727676052" calcext:value-type="float">
            <text:p>275.18</text:p>
          </table:table-cell>
          <table:table-cell office:value-type="float" office:value="188.2417" calcext:value-type="float">
            <text:p>188.24</text:p>
          </table:table-cell>
          <table:table-cell office:value-type="float" office:value="10.4629665819373" calcext:value-type="float">
            <text:p>10.46</text:p>
          </table:table-cell>
          <table:table-cell office:value-type="float" office:value="1104.35" calcext:value-type="float">
            <text:p>1104.35</text:p>
          </table:table-cell>
          <table:table-cell office:value-type="float" office:value="644.5188" calcext:value-type="float">
            <text:p>644.52</text:p>
          </table:table-cell>
          <table:table-cell office:value-type="float" office:value="35.6587234320019" calcext:value-type="float">
            <text:p>35.66</text:p>
          </table:table-cell>
          <table:table-cell office:value-type="float" office:value="590.547" calcext:value-type="float">
            <text:p>590.55</text:p>
          </table:table-cell>
          <table:table-cell office:value-type="float" office:value="725.011" calcext:value-type="float">
            <text:p>725.01</text:p>
          </table:table-cell>
          <table:table-cell table:formula="of:=([.J42]-[.K42])/[.J42]*100" office:value-type="float" office:value="41.6381763028025" calcext:value-type="float">
            <text:p>41.64</text:p>
          </table:table-cell>
          <table:table-cell table:formula="of:=([.J42]-[.M42])/[.J42]*100" office:value-type="float" office:value="46.5253769185494" calcext:value-type="float">
            <text:p>46.53</text:p>
          </table:table-cell>
          <table:table-cell office:value-type="float" office:value="1914.1175" calcext:value-type="float">
            <text:p>1914.12</text:p>
          </table:table-cell>
          <table:table-cell office:value-type="float" office:value="111.918397992513" calcext:value-type="float">
            <text:p>111.92</text:p>
          </table:table-cell>
          <table:table-cell office:value-type="float" office:value="11.8482455" calcext:value-type="float">
            <text:p>11.85</text:p>
          </table:table-cell>
          <table:table-cell office:value-type="float" office:value="11.1082197611122" calcext:value-type="float">
            <text:p>11.11</text:p>
          </table:table-cell>
          <table:table-cell office:value-type="float" office:value="7.5919965" calcext:value-type="float">
            <text:p>7.59</text:p>
          </table:table-cell>
          <table:table-cell office:value-type="float" office:value="5.73877249773052" calcext:value-type="float">
            <text:p>5.74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294.75" calcext:value-type="float">
            <text:p>294.75</text:p>
          </table:table-cell>
          <table:table-cell office:value-type="float" office:value="86.6838630038092" calcext:value-type="float">
            <text:p>86.68</text:p>
          </table:table-cell>
          <table:table-cell office:value-type="float" office:value="168" calcext:value-type="float">
            <text:p>168</text:p>
          </table:table-cell>
          <table:table-cell office:value-type="float" office:value="490" calcext:value-type="float">
            <text:p>490</text:p>
          </table:table-cell>
          <table:table-cell office:value-type="float" office:value="1175.67825" calcext:value-type="float">
            <text:p>1175.68</text:p>
          </table:table-cell>
          <table:table-cell office:value-type="float" office:value="361.669435700741" calcext:value-type="float">
            <text:p>361.67</text:p>
          </table:table-cell>
          <table:table-cell office:value-type="float" office:value="180.4311" calcext:value-type="float">
            <text:p>180.43</text:p>
          </table:table-cell>
          <table:table-cell office:value-type="float" office:value="7.58872302481573" calcext:value-type="float">
            <text:p>7.59</text:p>
          </table:table-cell>
          <table:table-cell office:value-type="float" office:value="1268.49" calcext:value-type="float">
            <text:p>1268.49</text:p>
          </table:table-cell>
          <table:table-cell office:value-type="float" office:value="711.90865" calcext:value-type="float">
            <text:p>711.91</text:p>
          </table:table-cell>
          <table:table-cell office:value-type="float" office:value="37.558487442605" calcext:value-type="float">
            <text:p>37.56</text:p>
          </table:table-cell>
          <table:table-cell office:value-type="float" office:value="669.546" calcext:value-type="float">
            <text:p>669.55</text:p>
          </table:table-cell>
          <table:table-cell office:value-type="float" office:value="818.803" calcext:value-type="float">
            <text:p>818.80</text:p>
          </table:table-cell>
          <table:table-cell table:formula="of:=([.J43]-[.K43])/[.J43]*100" office:value-type="float" office:value="43.8774724278473" calcext:value-type="float">
            <text:p>43.88</text:p>
          </table:table-cell>
          <table:table-cell table:formula="of:=([.J43]-[.M43])/[.J43]*100" office:value-type="float" office:value="47.2170848804484" calcext:value-type="float">
            <text:p>47.22</text:p>
          </table:table-cell>
          <table:table-cell office:value-type="float" office:value="2128.4335" calcext:value-type="float">
            <text:p>2128.43</text:p>
          </table:table-cell>
          <table:table-cell office:value-type="float" office:value="110.047723392842" calcext:value-type="float">
            <text:p>110.05</text:p>
          </table:table-cell>
          <table:table-cell office:value-type="float" office:value="4.54927099999994" calcext:value-type="float">
            <text:p>4.55</text:p>
          </table:table-cell>
          <table:table-cell office:value-type="float" office:value="5.6865721876336" calcext:value-type="float">
            <text:p>5.69</text:p>
          </table:table-cell>
          <table:table-cell office:value-type="float" office:value="2.7426625" calcext:value-type="float">
            <text:p>2.74</text:p>
          </table:table-cell>
          <table:table-cell office:value-type="float" office:value="2.86081527418851" calcext:value-type="float">
            <text:p>2.86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256.15" calcext:value-type="float">
            <text:p>256.15</text:p>
          </table:table-cell>
          <table:table-cell office:value-type="float" office:value="81.1511098604261" calcext:value-type="float">
            <text:p>81.15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522.9159" calcext:value-type="float">
            <text:p>522.92</text:p>
          </table:table-cell>
          <table:table-cell office:value-type="float" office:value="208.423382726224" calcext:value-type="float">
            <text:p>208.42</text:p>
          </table:table-cell>
          <table:table-cell office:value-type="float" office:value="167.68155" calcext:value-type="float">
            <text:p>167.68</text:p>
          </table:table-cell>
          <table:table-cell office:value-type="float" office:value="5.98875959808742" calcext:value-type="float">
            <text:p>5.99</text:p>
          </table:table-cell>
          <table:table-cell office:value-type="float" office:value="1192.45" calcext:value-type="float">
            <text:p>1192.45</text:p>
          </table:table-cell>
          <table:table-cell office:value-type="float" office:value="745.09245" calcext:value-type="float">
            <text:p>745.09</text:p>
          </table:table-cell>
          <table:table-cell office:value-type="float" office:value="31.391789535809" calcext:value-type="float">
            <text:p>31.39</text:p>
          </table:table-cell>
          <table:table-cell office:value-type="float" office:value="694.265" calcext:value-type="float">
            <text:p>694.27</text:p>
          </table:table-cell>
          <table:table-cell office:value-type="float" office:value="795.481" calcext:value-type="float">
            <text:p>795.48</text:p>
          </table:table-cell>
          <table:table-cell table:formula="of:=([.J44]-[.K44])/[.J44]*100" office:value-type="float" office:value="37.5158329489706" calcext:value-type="float">
            <text:p>37.52</text:p>
          </table:table-cell>
          <table:table-cell table:formula="of:=([.J44]-[.M44])/[.J44]*100" office:value-type="float" office:value="41.7782716256447" calcext:value-type="float">
            <text:p>41.78</text:p>
          </table:table-cell>
          <table:table-cell office:value-type="float" office:value="2204.495" calcext:value-type="float">
            <text:p>2204.50</text:p>
          </table:table-cell>
          <table:table-cell office:value-type="float" office:value="92.3878458912267" calcext:value-type="float">
            <text:p>92.39</text:p>
          </table:table-cell>
          <table:table-cell office:value-type="float" office:value="21.0930084999999" calcext:value-type="float">
            <text:p>21.09</text:p>
          </table:table-cell>
          <table:table-cell office:value-type="float" office:value="21.0777815754931" calcext:value-type="float">
            <text:p>21.08</text:p>
          </table:table-cell>
          <table:table-cell office:value-type="float" office:value="9.6896069" calcext:value-type="float">
            <text:p>9.69</text:p>
          </table:table-cell>
          <table:table-cell office:value-type="float" office:value="10.7024401166675" calcext:value-type="float">
            <text:p>10.70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240.75" calcext:value-type="float">
            <text:p>240.75</text:p>
          </table:table-cell>
          <table:table-cell office:value-type="float" office:value="65.5357475773819" calcext:value-type="float">
            <text:p>65.54</text:p>
          </table:table-cell>
          <table:table-cell office:value-type="float" office:value="147" calcext:value-type="float">
            <text:p>147</text:p>
          </table:table-cell>
          <table:table-cell office:value-type="float" office:value="387" calcext:value-type="float">
            <text:p>387</text:p>
          </table:table-cell>
          <table:table-cell office:value-type="float" office:value="1365.07025" calcext:value-type="float">
            <text:p>1365.07</text:p>
          </table:table-cell>
          <table:table-cell office:value-type="float" office:value="352.049899405853" calcext:value-type="float">
            <text:p>352.05</text:p>
          </table:table-cell>
          <table:table-cell office:value-type="float" office:value="166.7035" calcext:value-type="float">
            <text:p>166.70</text:p>
          </table:table-cell>
          <table:table-cell office:value-type="float" office:value="7.5329701243757" calcext:value-type="float">
            <text:p>7.53</text:p>
          </table:table-cell>
          <table:table-cell office:value-type="float" office:value="4508.65" calcext:value-type="float">
            <text:p>4508.65</text:p>
          </table:table-cell>
          <table:table-cell office:value-type="float" office:value="1353.2135" calcext:value-type="float">
            <text:p>1353.21</text:p>
          </table:table-cell>
          <table:table-cell office:value-type="float" office:value="73.0476777450684" calcext:value-type="float">
            <text:p>73.05</text:p>
          </table:table-cell>
          <table:table-cell office:value-type="float" office:value="1268.66" calcext:value-type="float">
            <text:p>1268.66</text:p>
          </table:table-cell>
          <table:table-cell office:value-type="float" office:value="1518.59" calcext:value-type="float">
            <text:p>1518.59</text:p>
          </table:table-cell>
          <table:table-cell table:formula="of:=([.J45]-[.K45])/[.J45]*100" office:value-type="float" office:value="69.9862819247447" calcext:value-type="float">
            <text:p>69.99</text:p>
          </table:table-cell>
          <table:table-cell table:formula="of:=([.J45]-[.M45])/[.J45]*100" office:value-type="float" office:value="71.861643729276" calcext:value-type="float">
            <text:p>71.86</text:p>
          </table:table-cell>
          <table:table-cell office:value-type="float" office:value="2483.6575" calcext:value-type="float">
            <text:p>2483.66</text:p>
          </table:table-cell>
          <table:table-cell office:value-type="float" office:value="88.7013529164607" calcext:value-type="float">
            <text:p>88.70</text:p>
          </table:table-cell>
          <table:table-cell office:value-type="float" office:value="1354.3545" calcext:value-type="float">
            <text:p>1354.35</text:p>
          </table:table-cell>
          <table:table-cell office:value-type="float" office:value="196.240148622334" calcext:value-type="float">
            <text:p>196.24</text:p>
          </table:table-cell>
          <table:table-cell office:value-type="float" office:value="221.6313" calcext:value-type="float">
            <text:p>221.63</text:p>
          </table:table-cell>
          <table:table-cell office:value-type="float" office:value="55.3975268905524" calcext:value-type="float">
            <text:p>55.40</text:p>
          </table:table-cell>
        </table:table-row>
        <table:table-row table:style-name="ro1">
          <table:table-cell table:style-name="ce27" office:value-type="string" calcext:value-type="string">
            <text:p>D</text:p>
          </table:table-cell>
          <table:table-cell table:style-name="ce30" table:formula="of:=AVERAGE([.B36:.B45])" office:value-type="float" office:value="271.005" calcext:value-type="float">
            <text:p>271.01</text:p>
          </table:table-cell>
          <table:table-cell table:style-name="ce30" table:formula="of:=AVERAGE([.C36:.C45])" office:value-type="float" office:value="86.967064225826" calcext:value-type="float">
            <text:p>86.97</text:p>
          </table:table-cell>
          <table:table-cell table:style-name="ce30" table:formula="of:=AVERAGE([.D36:.D45])" office:value-type="float" office:value="149.9" calcext:value-type="float">
            <text:p>149.90</text:p>
          </table:table-cell>
          <table:table-cell table:style-name="ce30" table:formula="of:=AVERAGE([.E36:.E45])" office:value-type="float" office:value="491.3" calcext:value-type="float">
            <text:p>491.30</text:p>
          </table:table-cell>
          <table:table-cell table:style-name="ce30" table:formula="of:=AVERAGE([.F36:.F45])" office:value-type="float" office:value="1139.65569" calcext:value-type="float">
            <text:p>1139.66</text:p>
          </table:table-cell>
          <table:table-cell table:style-name="ce30" table:formula="of:=AVERAGE([.G36:.G45])" office:value-type="float" office:value="382.467945034734" calcext:value-type="float">
            <text:p>382.47</text:p>
          </table:table-cell>
          <table:table-cell table:style-name="ce30" table:formula="of:=AVERAGE([.H36:.H45])" office:value-type="float" office:value="174.1142" calcext:value-type="float">
            <text:p>174.11</text:p>
          </table:table-cell>
          <table:table-cell table:style-name="ce30" table:formula="of:=AVERAGE([.I36:.I45])" office:value-type="float" office:value="7.03518383552408" calcext:value-type="float">
            <text:p>7.04</text:p>
          </table:table-cell>
          <table:table-cell table:style-name="ce30" table:formula="of:=AVERAGE([.J36:.J45])" office:value-type="float" office:value="1891.806" calcext:value-type="float">
            <text:p>1891.81</text:p>
          </table:table-cell>
          <table:table-cell table:style-name="ce30" table:formula="of:=AVERAGE([.K36:.K45])" office:value-type="float" office:value="854.453715" calcext:value-type="float">
            <text:p>854.45</text:p>
          </table:table-cell>
          <table:table-cell table:style-name="ce30" table:formula="of:=AVERAGE([.L36:.L45])" office:value-type="float" office:value="48.1425083278503" calcext:value-type="float">
            <text:p>48.14</text:p>
          </table:table-cell>
          <table:table-cell table:style-name="ce30" table:formula="of:=AVERAGE([.M36:.M45])" office:value-type="float" office:value="788.3654" calcext:value-type="float">
            <text:p>788.37</text:p>
          </table:table-cell>
          <table:table-cell table:style-name="ce30" table:formula="of:=AVERAGE([.N36:.N45])" office:value-type="float" office:value="963.2943" calcext:value-type="float">
            <text:p>963.29</text:p>
          </table:table-cell>
          <table:table-cell table:style-name="ce30" table:formula="of:=AVERAGE([.O36:.O45])" office:value-type="float" office:value="49.4046572224421" calcext:value-type="float">
            <text:p>49.40</text:p>
          </table:table-cell>
          <table:table-cell table:style-name="ce30" table:formula="of:=AVERAGE([.P36:.P45])" office:value-type="float" office:value="53.5191135782796" calcext:value-type="float">
            <text:p>53.52</text:p>
          </table:table-cell>
          <table:table-cell table:style-name="ce30" table:formula="of:=AVERAGE([.Q36:.Q45])" office:value-type="float" office:value="2210.18515" calcext:value-type="float">
            <text:p>2210.19</text:p>
          </table:table-cell>
          <table:table-cell table:style-name="ce30" table:formula="of:=AVERAGE([.R36:.R45])" office:value-type="float" office:value="113.852230613058" calcext:value-type="float">
            <text:p>113.85</text:p>
          </table:table-cell>
          <table:table-cell table:style-name="ce30" table:formula="of:=AVERAGE([.S36:.S45])" office:value-type="float" office:value="291.499065645" calcext:value-type="float">
            <text:p>291.50</text:p>
          </table:table-cell>
          <table:table-cell table:style-name="ce30" table:formula="of:=AVERAGE([.T36:.T45])" office:value-type="float" office:value="51.7359485228367" calcext:value-type="float">
            <text:p>51.74</text:p>
          </table:table-cell>
          <table:table-cell table:style-name="ce30" table:formula="of:=AVERAGE([.U36:.U45])" office:value-type="float" office:value="61.67750698" calcext:value-type="float">
            <text:p>61.68</text:p>
          </table:table-cell>
          <table:table-cell table:style-name="ce30" table:formula="of:=AVERAGE([.V36:.V45])" office:value-type="float" office:value="19.100861282474" calcext:value-type="float">
            <text:p>19.1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0.85" calcext:value-type="float">
            <text:p>410.85</text:p>
          </table:table-cell>
          <table:table-cell office:value-type="float" office:value="118.521272796335" calcext:value-type="float">
            <text:p>118.52</text:p>
          </table:table-cell>
          <table:table-cell office:value-type="float" office:value="179" calcext:value-type="float">
            <text:p>179</text:p>
          </table:table-cell>
          <table:table-cell office:value-type="float" office:value="599" calcext:value-type="float">
            <text:p>599</text:p>
          </table:table-cell>
          <table:table-cell office:value-type="float" office:value="4891.3605" calcext:value-type="float">
            <text:p>4891.36</text:p>
          </table:table-cell>
          <table:table-cell office:value-type="float" office:value="1508.98968174937" calcext:value-type="float">
            <text:p>1508.99</text:p>
          </table:table-cell>
          <table:table-cell office:value-type="float" office:value="220.7105" calcext:value-type="float">
            <text:p>220.71</text:p>
          </table:table-cell>
          <table:table-cell office:value-type="float" office:value="4.90379610742106" calcext:value-type="float">
            <text:p>4.90</text:p>
          </table:table-cell>
          <table:table-cell office:value-type="float" office:value="3786.22" calcext:value-type="float">
            <text:p>3786.22</text:p>
          </table:table-cell>
          <table:table-cell office:value-type="float" office:value="1582.325" calcext:value-type="float">
            <text:p>1582.33</text:p>
          </table:table-cell>
          <table:table-cell office:value-type="float" office:value="165.131721792348" calcext:value-type="float">
            <text:p>165.13</text:p>
          </table:table-cell>
          <table:table-cell office:value-type="float" office:value="1393.96" calcext:value-type="float">
            <text:p>1393.96</text:p>
          </table:table-cell>
          <table:table-cell office:value-type="float" office:value="2029.05" calcext:value-type="float">
            <text:p>2029.05</text:p>
          </table:table-cell>
          <table:table-cell table:formula="of:=([.J47]-[.K47])/[.J47]*100" office:value-type="float" office:value="58.2083185868756" calcext:value-type="float">
            <text:p>58.21</text:p>
          </table:table-cell>
          <table:table-cell table:formula="of:=([.J47]-[.M47])/[.J47]*100" office:value-type="float" office:value="63.1833332452948" calcext:value-type="float">
            <text:p>63.18</text:p>
          </table:table-cell>
          <table:table-cell office:value-type="float" office:value="3074.0405" calcext:value-type="float">
            <text:p>3074.04</text:p>
          </table:table-cell>
          <table:table-cell office:value-type="float" office:value="170.349565969663" calcext:value-type="float">
            <text:p>170.35</text:p>
          </table:table-cell>
          <table:table-cell office:value-type="float" office:value="1416.9445" calcext:value-type="float">
            <text:p>1416.94</text:p>
          </table:table-cell>
          <table:table-cell office:value-type="float" office:value="429.482274525173" calcext:value-type="float">
            <text:p>429.48</text:p>
          </table:table-cell>
          <table:table-cell office:value-type="float" office:value="255.9893" calcext:value-type="float">
            <text:p>255.99</text:p>
          </table:table-cell>
          <table:table-cell office:value-type="float" office:value="38.7310789270404" calcext:value-type="float">
            <text:p>38.73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29.9" calcext:value-type="float">
            <text:p>429.90</text:p>
          </table:table-cell>
          <table:table-cell office:value-type="float" office:value="106.674073207771" calcext:value-type="float">
            <text:p>106.67</text:p>
          </table:table-cell>
          <table:table-cell office:value-type="float" office:value="258" calcext:value-type="float">
            <text:p>258</text:p>
          </table:table-cell>
          <table:table-cell office:value-type="float" office:value="593" calcext:value-type="float">
            <text:p>593</text:p>
          </table:table-cell>
          <table:table-cell office:value-type="float" office:value="4351.0115" calcext:value-type="float">
            <text:p>4351.01</text:p>
          </table:table-cell>
          <table:table-cell office:value-type="float" office:value="1033.43591510769" calcext:value-type="float">
            <text:p>1033.44</text:p>
          </table:table-cell>
          <table:table-cell office:value-type="float" office:value="216.71285" calcext:value-type="float">
            <text:p>216.71</text:p>
          </table:table-cell>
          <table:table-cell office:value-type="float" office:value="5.53243993260611" calcext:value-type="float">
            <text:p>5.53</text:p>
          </table:table-cell>
          <table:table-cell office:value-type="float" office:value="1730.6" calcext:value-type="float">
            <text:p>1730.60</text:p>
          </table:table-cell>
          <table:table-cell office:value-type="float" office:value="1009.3208" calcext:value-type="float">
            <text:p>1009.32</text:p>
          </table:table-cell>
          <table:table-cell office:value-type="float" office:value="55.76587511203" calcext:value-type="float">
            <text:p>55.77</text:p>
          </table:table-cell>
          <table:table-cell office:value-type="float" office:value="926.397" calcext:value-type="float">
            <text:p>926.40</text:p>
          </table:table-cell>
          <table:table-cell office:value-type="float" office:value="1143.1" calcext:value-type="float">
            <text:p>1143.10</text:p>
          </table:table-cell>
          <table:table-cell table:formula="of:=([.J48]-[.K48])/[.J48]*100" office:value-type="float" office:value="41.6779845140414" calcext:value-type="float">
            <text:p>41.68</text:p>
          </table:table-cell>
          <table:table-cell table:formula="of:=([.J48]-[.M48])/[.J48]*100" office:value-type="float" office:value="46.469605917023" calcext:value-type="float">
            <text:p>46.47</text:p>
          </table:table-cell>
          <table:table-cell office:value-type="float" office:value="2990.5265" calcext:value-type="float">
            <text:p>2990.53</text:p>
          </table:table-cell>
          <table:table-cell office:value-type="float" office:value="155.163416071912" calcext:value-type="float">
            <text:p>155.16</text:p>
          </table:table-cell>
          <table:table-cell office:value-type="float" office:value="26.1853945" calcext:value-type="float">
            <text:p>26.19</text:p>
          </table:table-cell>
          <table:table-cell office:value-type="float" office:value="14.2587126286822" calcext:value-type="float">
            <text:p>14.26</text:p>
          </table:table-cell>
          <table:table-cell office:value-type="float" office:value="11.2508925" calcext:value-type="float">
            <text:p>11.25</text:p>
          </table:table-cell>
          <table:table-cell office:value-type="float" office:value="7.42732991463064" calcext:value-type="float">
            <text:p>7.4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74.75" calcext:value-type="float">
            <text:p>474.75</text:p>
          </table:table-cell>
          <table:table-cell office:value-type="float" office:value="234.587852469636" calcext:value-type="float">
            <text:p>234.59</text:p>
          </table:table-cell>
          <table:table-cell office:value-type="float" office:value="133" calcext:value-type="float">
            <text:p>133</text:p>
          </table:table-cell>
          <table:table-cell office:value-type="float" office:value="1070" calcext:value-type="float">
            <text:p>1070</text:p>
          </table:table-cell>
          <table:table-cell office:value-type="float" office:value="4492.9135" calcext:value-type="float">
            <text:p>4492.91</text:p>
          </table:table-cell>
          <table:table-cell office:value-type="float" office:value="1947.05660986898" calcext:value-type="float">
            <text:p>1947.06</text:p>
          </table:table-cell>
          <table:table-cell office:value-type="float" office:value="220.95575" calcext:value-type="float">
            <text:p>220.96</text:p>
          </table:table-cell>
          <table:table-cell office:value-type="float" office:value="5.91114066715064" calcext:value-type="float">
            <text:p>5.91</text:p>
          </table:table-cell>
          <table:table-cell office:value-type="float" office:value="1715.9" calcext:value-type="float">
            <text:p>1715.90</text:p>
          </table:table-cell>
          <table:table-cell office:value-type="float" office:value="927.70065" calcext:value-type="float">
            <text:p>927.70</text:p>
          </table:table-cell>
          <table:table-cell office:value-type="float" office:value="68.8391198071157" calcext:value-type="float">
            <text:p>68.84</text:p>
          </table:table-cell>
          <table:table-cell office:value-type="float" office:value="825.139" calcext:value-type="float">
            <text:p>825.14</text:p>
          </table:table-cell>
          <table:table-cell office:value-type="float" office:value="1128.68" calcext:value-type="float">
            <text:p>1128.68</text:p>
          </table:table-cell>
          <table:table-cell table:formula="of:=([.J49]-[.K49])/[.J49]*100" office:value-type="float" office:value="45.9350399207413" calcext:value-type="float">
            <text:p>45.94</text:p>
          </table:table-cell>
          <table:table-cell table:formula="of:=([.J49]-[.M49])/[.J49]*100" office:value-type="float" office:value="51.9121743691357" calcext:value-type="float">
            <text:p>51.91</text:p>
          </table:table-cell>
          <table:table-cell office:value-type="float" office:value="2764.4585" calcext:value-type="float">
            <text:p>2764.46</text:p>
          </table:table-cell>
          <table:table-cell office:value-type="float" office:value="202.708082181846" calcext:value-type="float">
            <text:p>202.71</text:p>
          </table:table-cell>
          <table:table-cell office:value-type="float" office:value="12.7342305" calcext:value-type="float">
            <text:p>12.73</text:p>
          </table:table-cell>
          <table:table-cell office:value-type="float" office:value="9.90656272078659" calcext:value-type="float">
            <text:p>9.91</text:p>
          </table:table-cell>
          <table:table-cell office:value-type="float" office:value="5.9083135" calcext:value-type="float">
            <text:p>5.91</text:p>
          </table:table-cell>
          <table:table-cell office:value-type="float" office:value="4.04790685102843" calcext:value-type="float">
            <text:p>4.05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422.25" calcext:value-type="float">
            <text:p>422.25</text:p>
          </table:table-cell>
          <table:table-cell office:value-type="float" office:value="125.047306837726" calcext:value-type="float">
            <text:p>125.05</text:p>
          </table:table-cell>
          <table:table-cell office:value-type="float" office:value="214" calcext:value-type="float">
            <text:p>214</text:p>
          </table:table-cell>
          <table:table-cell office:value-type="float" office:value="628" calcext:value-type="float">
            <text:p>628</text:p>
          </table:table-cell>
          <table:table-cell office:value-type="float" office:value="4180.3475" calcext:value-type="float">
            <text:p>4180.35</text:p>
          </table:table-cell>
          <table:table-cell office:value-type="float" office:value="1230.37428135496" calcext:value-type="float">
            <text:p>1230.37</text:p>
          </table:table-cell>
          <table:table-cell office:value-type="float" office:value="230.7357" calcext:value-type="float">
            <text:p>230.74</text:p>
          </table:table-cell>
          <table:table-cell office:value-type="float" office:value="7.7169429528047" calcext:value-type="float">
            <text:p>7.72</text:p>
          </table:table-cell>
          <table:table-cell office:value-type="float" office:value="1442.73" calcext:value-type="float">
            <text:p>1442.73</text:p>
          </table:table-cell>
          <table:table-cell office:value-type="float" office:value="870.20625" calcext:value-type="float">
            <text:p>870.21</text:p>
          </table:table-cell>
          <table:table-cell office:value-type="float" office:value="50.6863918557562" calcext:value-type="float">
            <text:p>50.69</text:p>
          </table:table-cell>
          <table:table-cell office:value-type="float" office:value="795.935" calcext:value-type="float">
            <text:p>795.94</text:p>
          </table:table-cell>
          <table:table-cell office:value-type="float" office:value="952.036" calcext:value-type="float">
            <text:p>952.04</text:p>
          </table:table-cell>
          <table:table-cell table:formula="of:=([.J50]-[.K50])/[.J50]*100" office:value-type="float" office:value="39.6833607119835" calcext:value-type="float">
            <text:p>39.68</text:p>
          </table:table-cell>
          <table:table-cell table:formula="of:=([.J50]-[.M50])/[.J50]*100" office:value-type="float" office:value="44.8313267208695" calcext:value-type="float">
            <text:p>44.83</text:p>
          </table:table-cell>
          <table:table-cell office:value-type="float" office:value="2586.7875" calcext:value-type="float">
            <text:p>2586.79</text:p>
          </table:table-cell>
          <table:table-cell office:value-type="float" office:value="155.88230056765" calcext:value-type="float">
            <text:p>155.88</text:p>
          </table:table-cell>
          <table:table-cell office:value-type="float" office:value="16.6243595" calcext:value-type="float">
            <text:p>16.62</text:p>
          </table:table-cell>
          <table:table-cell office:value-type="float" office:value="14.4777972579287" calcext:value-type="float">
            <text:p>14.48</text:p>
          </table:table-cell>
          <table:table-cell office:value-type="float" office:value="7.2081765" calcext:value-type="float">
            <text:p>7.21</text:p>
          </table:table-cell>
          <table:table-cell office:value-type="float" office:value="5.10614192534656" calcext:value-type="float">
            <text:p>5.11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447.05" calcext:value-type="float">
            <text:p>447.05</text:p>
          </table:table-cell>
          <table:table-cell office:value-type="float" office:value="127.441823672814" calcext:value-type="float">
            <text:p>127.44</text:p>
          </table:table-cell>
          <table:table-cell office:value-type="float" office:value="179" calcext:value-type="float">
            <text:p>179</text:p>
          </table:table-cell>
          <table:table-cell office:value-type="float" office:value="619" calcext:value-type="float">
            <text:p>619</text:p>
          </table:table-cell>
          <table:table-cell office:value-type="float" office:value="5162.2465" calcext:value-type="float">
            <text:p>5162.25</text:p>
          </table:table-cell>
          <table:table-cell office:value-type="float" office:value="1382.65912907083" calcext:value-type="float">
            <text:p>1382.66</text:p>
          </table:table-cell>
          <table:table-cell office:value-type="float" office:value="224.11035" calcext:value-type="float">
            <text:p>224.11</text:p>
          </table:table-cell>
          <table:table-cell office:value-type="float" office:value="5.8161977204772" calcext:value-type="float">
            <text:p>5.82</text:p>
          </table:table-cell>
          <table:table-cell office:value-type="float" office:value="1706.2" calcext:value-type="float">
            <text:p>1706.20</text:p>
          </table:table-cell>
          <table:table-cell office:value-type="float" office:value="979.5738" calcext:value-type="float">
            <text:p>979.57</text:p>
          </table:table-cell>
          <table:table-cell office:value-type="float" office:value="70.1150236146592" calcext:value-type="float">
            <text:p>70.12</text:p>
          </table:table-cell>
          <table:table-cell office:value-type="float" office:value="883.888" calcext:value-type="float">
            <text:p>883.89</text:p>
          </table:table-cell>
          <table:table-cell office:value-type="float" office:value="1108.46" calcext:value-type="float">
            <text:p>1108.46</text:p>
          </table:table-cell>
          <table:table-cell table:formula="of:=([.J51]-[.K51])/[.J51]*100" office:value-type="float" office:value="42.5873988981362" calcext:value-type="float">
            <text:p>42.59</text:p>
          </table:table-cell>
          <table:table-cell table:formula="of:=([.J51]-[.M51])/[.J51]*100" office:value-type="float" office:value="48.1955222131051" calcext:value-type="float">
            <text:p>48.20</text:p>
          </table:table-cell>
          <table:table-cell office:value-type="float" office:value="2879.8045" calcext:value-type="float">
            <text:p>2879.80</text:p>
          </table:table-cell>
          <table:table-cell office:value-type="float" office:value="199.847987427155" calcext:value-type="float">
            <text:p>199.85</text:p>
          </table:table-cell>
          <table:table-cell office:value-type="float" office:value="41.9509685" calcext:value-type="float">
            <text:p>41.95</text:p>
          </table:table-cell>
          <table:table-cell office:value-type="float" office:value="33.9488550884222" calcext:value-type="float">
            <text:p>33.95</text:p>
          </table:table-cell>
          <table:table-cell office:value-type="float" office:value="16.965577" calcext:value-type="float">
            <text:p>16.97</text:p>
          </table:table-cell>
          <table:table-cell office:value-type="float" office:value="12.6446225480575" calcext:value-type="float">
            <text:p>12.64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528.45" calcext:value-type="float">
            <text:p>528.45</text:p>
          </table:table-cell>
          <table:table-cell office:value-type="float" office:value="187.089192070183" calcext:value-type="float">
            <text:p>187.09</text:p>
          </table:table-cell>
          <table:table-cell office:value-type="float" office:value="266" calcext:value-type="float">
            <text:p>266</text:p>
          </table:table-cell>
          <table:table-cell office:value-type="float" office:value="956" calcext:value-type="float">
            <text:p>956</text:p>
          </table:table-cell>
          <table:table-cell office:value-type="float" office:value="5181.546" calcext:value-type="float">
            <text:p>5181.55</text:p>
          </table:table-cell>
          <table:table-cell office:value-type="float" office:value="1679.28880730222" calcext:value-type="float">
            <text:p>1679.29</text:p>
          </table:table-cell>
          <table:table-cell office:value-type="float" office:value="223.01625" calcext:value-type="float">
            <text:p>223.02</text:p>
          </table:table-cell>
          <table:table-cell office:value-type="float" office:value="7.21842074049734" calcext:value-type="float">
            <text:p>7.22</text:p>
          </table:table-cell>
          <table:table-cell office:value-type="float" office:value="1614.55" calcext:value-type="float">
            <text:p>1614.55</text:p>
          </table:table-cell>
          <table:table-cell office:value-type="float" office:value="959.1128" calcext:value-type="float">
            <text:p>959.11</text:p>
          </table:table-cell>
          <table:table-cell office:value-type="float" office:value="58.5877504285127" calcext:value-type="float">
            <text:p>58.59</text:p>
          </table:table-cell>
          <table:table-cell office:value-type="float" office:value="869.095" calcext:value-type="float">
            <text:p>869.10</text:p>
          </table:table-cell>
          <table:table-cell office:value-type="float" office:value="1078.9" calcext:value-type="float">
            <text:p>1078.90</text:p>
          </table:table-cell>
          <table:table-cell table:formula="of:=([.J52]-[.K52])/[.J52]*100" office:value-type="float" office:value="40.5956582329442" calcext:value-type="float">
            <text:p>40.60</text:p>
          </table:table-cell>
          <table:table-cell table:formula="of:=([.J52]-[.M52])/[.J52]*100" office:value-type="float" office:value="46.1710693382057" calcext:value-type="float">
            <text:p>46.17</text:p>
          </table:table-cell>
          <table:table-cell office:value-type="float" office:value="2845.569" calcext:value-type="float">
            <text:p>2845.57</text:p>
          </table:table-cell>
          <table:table-cell office:value-type="float" office:value="166.897414281001" calcext:value-type="float">
            <text:p>166.90</text:p>
          </table:table-cell>
          <table:table-cell office:value-type="float" office:value="22.490988643265" calcext:value-type="float">
            <text:p>22.49</text:p>
          </table:table-cell>
          <table:table-cell office:value-type="float" office:value="20.1419741411171" calcext:value-type="float">
            <text:p>20.14</text:p>
          </table:table-cell>
          <table:table-cell office:value-type="float" office:value="9.276669821635" calcext:value-type="float">
            <text:p>9.28</text:p>
          </table:table-cell>
          <table:table-cell office:value-type="float" office:value="6.10440050256869" calcext:value-type="float">
            <text:p>6.10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92.6" calcext:value-type="float">
            <text:p>392.60</text:p>
          </table:table-cell>
          <table:table-cell office:value-type="float" office:value="103.973377159226" calcext:value-type="float">
            <text:p>103.97</text:p>
          </table:table-cell>
          <table:table-cell office:value-type="float" office:value="178" calcext:value-type="float">
            <text:p>178</text:p>
          </table:table-cell>
          <table:table-cell office:value-type="float" office:value="618" calcext:value-type="float">
            <text:p>618</text:p>
          </table:table-cell>
          <table:table-cell office:value-type="float" office:value="4192.7265" calcext:value-type="float">
            <text:p>4192.73</text:p>
          </table:table-cell>
          <table:table-cell office:value-type="float" office:value="1124.54697309054" calcext:value-type="float">
            <text:p>1124.55</text:p>
          </table:table-cell>
          <table:table-cell office:value-type="float" office:value="236.7641" calcext:value-type="float">
            <text:p>236.76</text:p>
          </table:table-cell>
          <table:table-cell office:value-type="float" office:value="6.00318679316946" calcext:value-type="float">
            <text:p>6.00</text:p>
          </table:table-cell>
          <table:table-cell office:value-type="float" office:value="1289.07" calcext:value-type="float">
            <text:p>1289.07</text:p>
          </table:table-cell>
          <table:table-cell office:value-type="float" office:value="852.34615" calcext:value-type="float">
            <text:p>852.35</text:p>
          </table:table-cell>
          <table:table-cell office:value-type="float" office:value="37.9011669869981" calcext:value-type="float">
            <text:p>37.90</text:p>
          </table:table-cell>
          <table:table-cell office:value-type="float" office:value="768.995" calcext:value-type="float">
            <text:p>769.00</text:p>
          </table:table-cell>
          <table:table-cell office:value-type="float" office:value="937.02" calcext:value-type="float">
            <text:p>937.02</text:p>
          </table:table-cell>
          <table:table-cell table:formula="of:=([.J53]-[.K53])/[.J53]*100" office:value-type="float" office:value="33.8789864010488" calcext:value-type="float">
            <text:p>33.88</text:p>
          </table:table-cell>
          <table:table-cell table:formula="of:=([.J53]-[.M53])/[.J53]*100" office:value-type="float" office:value="40.3449773867982" calcext:value-type="float">
            <text:p>40.34</text:p>
          </table:table-cell>
          <table:table-cell office:value-type="float" office:value="2539.3025" calcext:value-type="float">
            <text:p>2539.30</text:p>
          </table:table-cell>
          <table:table-cell office:value-type="float" office:value="109.595584422914" calcext:value-type="float">
            <text:p>109.60</text:p>
          </table:table-cell>
          <table:table-cell office:value-type="float" office:value="11.1712625" calcext:value-type="float">
            <text:p>11.17</text:p>
          </table:table-cell>
          <table:table-cell office:value-type="float" office:value="9.4372378624423" calcext:value-type="float">
            <text:p>9.44</text:p>
          </table:table-cell>
          <table:table-cell office:value-type="float" office:value="6.564785" calcext:value-type="float">
            <text:p>6.56</text:p>
          </table:table-cell>
          <table:table-cell office:value-type="float" office:value="5.33185138496495" calcext:value-type="float">
            <text:p>5.33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79.7" calcext:value-type="float">
            <text:p>479.70</text:p>
          </table:table-cell>
          <table:table-cell office:value-type="float" office:value="133.651589472109" calcext:value-type="float">
            <text:p>133.65</text:p>
          </table:table-cell>
          <table:table-cell office:value-type="float" office:value="182" calcext:value-type="float">
            <text:p>182</text:p>
          </table:table-cell>
          <table:table-cell office:value-type="float" office:value="692" calcext:value-type="float">
            <text:p>692</text:p>
          </table:table-cell>
          <table:table-cell office:value-type="float" office:value="4623.2985" calcext:value-type="float">
            <text:p>4623.30</text:p>
          </table:table-cell>
          <table:table-cell office:value-type="float" office:value="1236.9369151351" calcext:value-type="float">
            <text:p>1236.94</text:p>
          </table:table-cell>
          <table:table-cell office:value-type="float" office:value="219.86965" calcext:value-type="float">
            <text:p>219.87</text:p>
          </table:table-cell>
          <table:table-cell office:value-type="float" office:value="4.98311531468756" calcext:value-type="float">
            <text:p>4.98</text:p>
          </table:table-cell>
          <table:table-cell office:value-type="float" office:value="1483.75" calcext:value-type="float">
            <text:p>1483.75</text:p>
          </table:table-cell>
          <table:table-cell office:value-type="float" office:value="903.6662" calcext:value-type="float">
            <text:p>903.67</text:p>
          </table:table-cell>
          <table:table-cell office:value-type="float" office:value="64.1409366683613" calcext:value-type="float">
            <text:p>64.14</text:p>
          </table:table-cell>
          <table:table-cell office:value-type="float" office:value="778.704" calcext:value-type="float">
            <text:p>778.70</text:p>
          </table:table-cell>
          <table:table-cell office:value-type="float" office:value="1092.14" calcext:value-type="float">
            <text:p>1092.14</text:p>
          </table:table-cell>
          <table:table-cell table:formula="of:=([.J54]-[.K54])/[.J54]*100" office:value-type="float" office:value="39.0957910699242" calcext:value-type="float">
            <text:p>39.10</text:p>
          </table:table-cell>
          <table:table-cell table:formula="of:=([.J54]-[.M54])/[.J54]*100" office:value-type="float" office:value="47.5178433024431" calcext:value-type="float">
            <text:p>47.52</text:p>
          </table:table-cell>
          <table:table-cell office:value-type="float" office:value="2679.0405" calcext:value-type="float">
            <text:p>2679.04</text:p>
          </table:table-cell>
          <table:table-cell office:value-type="float" office:value="171.422187026651" calcext:value-type="float">
            <text:p>171.42</text:p>
          </table:table-cell>
          <table:table-cell office:value-type="float" office:value="22.851501" calcext:value-type="float">
            <text:p>22.85</text:p>
          </table:table-cell>
          <table:table-cell office:value-type="float" office:value="22.35005425493" calcext:value-type="float">
            <text:p>22.35</text:p>
          </table:table-cell>
          <table:table-cell office:value-type="float" office:value="9.1069905" calcext:value-type="float">
            <text:p>9.11</text:p>
          </table:table-cell>
          <table:table-cell office:value-type="float" office:value="7.45770093709179" calcext:value-type="float">
            <text:p>7.4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534.15" calcext:value-type="float">
            <text:p>534.15</text:p>
          </table:table-cell>
          <table:table-cell office:value-type="float" office:value="159.38641393597" calcext:value-type="float">
            <text:p>159.39</text:p>
          </table:table-cell>
          <table:table-cell office:value-type="float" office:value="271" calcext:value-type="float">
            <text:p>271</text:p>
          </table:table-cell>
          <table:table-cell office:value-type="float" office:value="755" calcext:value-type="float">
            <text:p>755</text:p>
          </table:table-cell>
          <table:table-cell office:value-type="float" office:value="4692.3275" calcext:value-type="float">
            <text:p>4692.33</text:p>
          </table:table-cell>
          <table:table-cell office:value-type="float" office:value="1194.4830353001" calcext:value-type="float">
            <text:p>1194.48</text:p>
          </table:table-cell>
          <table:table-cell office:value-type="float" office:value="219.3022" calcext:value-type="float">
            <text:p>219.30</text:p>
          </table:table-cell>
          <table:table-cell office:value-type="float" office:value="10.5261425263109" calcext:value-type="float">
            <text:p>10.53</text:p>
          </table:table-cell>
          <table:table-cell office:value-type="float" office:value="1683.32" calcext:value-type="float">
            <text:p>1683.32</text:p>
          </table:table-cell>
          <table:table-cell office:value-type="float" office:value="1059.38805" calcext:value-type="float">
            <text:p>1059.39</text:p>
          </table:table-cell>
          <table:table-cell office:value-type="float" office:value="58.2867537759156" calcext:value-type="float">
            <text:p>58.29</text:p>
          </table:table-cell>
          <table:table-cell office:value-type="float" office:value="954.884" calcext:value-type="float">
            <text:p>954.88</text:p>
          </table:table-cell>
          <table:table-cell office:value-type="float" office:value="1169.04" calcext:value-type="float">
            <text:p>1169.04</text:p>
          </table:table-cell>
          <table:table-cell table:formula="of:=([.J55]-[.K55])/[.J55]*100" office:value-type="float" office:value="37.0655579450134" calcext:value-type="float">
            <text:p>37.07</text:p>
          </table:table-cell>
          <table:table-cell table:formula="of:=([.J55]-[.M55])/[.J55]*100" office:value-type="float" office:value="43.2737685050971" calcext:value-type="float">
            <text:p>43.27</text:p>
          </table:table-cell>
          <table:table-cell office:value-type="float" office:value="3146.945" calcext:value-type="float">
            <text:p>3146.95</text:p>
          </table:table-cell>
          <table:table-cell office:value-type="float" office:value="158.796560399578" calcext:value-type="float">
            <text:p>158.80</text:p>
          </table:table-cell>
          <table:table-cell office:value-type="float" office:value="21.718599" calcext:value-type="float">
            <text:p>21.72</text:p>
          </table:table-cell>
          <table:table-cell office:value-type="float" office:value="19.8757917674783" calcext:value-type="float">
            <text:p>19.88</text:p>
          </table:table-cell>
          <table:table-cell office:value-type="float" office:value="9.500182" calcext:value-type="float">
            <text:p>9.50</text:p>
          </table:table-cell>
          <table:table-cell office:value-type="float" office:value="7.09024858546292" calcext:value-type="float">
            <text:p>7.0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92.45" calcext:value-type="float">
            <text:p>492.45</text:p>
          </table:table-cell>
          <table:table-cell office:value-type="float" office:value="220.996183582194" calcext:value-type="float">
            <text:p>221.00</text:p>
          </table:table-cell>
          <table:table-cell office:value-type="float" office:value="186" calcext:value-type="float">
            <text:p>186</text:p>
          </table:table-cell>
          <table:table-cell office:value-type="float" office:value="886" calcext:value-type="float">
            <text:p>886</text:p>
          </table:table-cell>
          <table:table-cell office:value-type="float" office:value="4956.1715" calcext:value-type="float">
            <text:p>4956.17</text:p>
          </table:table-cell>
          <table:table-cell office:value-type="float" office:value="2022.59050454524" calcext:value-type="float">
            <text:p>2022.59</text:p>
          </table:table-cell>
          <table:table-cell office:value-type="float" office:value="220.76515" calcext:value-type="float">
            <text:p>220.77</text:p>
          </table:table-cell>
          <table:table-cell office:value-type="float" office:value="5.88664517338767" calcext:value-type="float">
            <text:p>5.89</text:p>
          </table:table-cell>
          <table:table-cell office:value-type="float" office:value="2114.08" calcext:value-type="float">
            <text:p>2114.08</text:p>
          </table:table-cell>
          <table:table-cell office:value-type="float" office:value="1059.10355" calcext:value-type="float">
            <text:p>1059.10</text:p>
          </table:table-cell>
          <table:table-cell office:value-type="float" office:value="111.166227255202" calcext:value-type="float">
            <text:p>111.17</text:p>
          </table:table-cell>
          <table:table-cell office:value-type="float" office:value="882.327" calcext:value-type="float">
            <text:p>882.33</text:p>
          </table:table-cell>
          <table:table-cell office:value-type="float" office:value="1262.31" calcext:value-type="float">
            <text:p>1262.31</text:p>
          </table:table-cell>
          <table:table-cell table:formula="of:=([.J56]-[.K56])/[.J56]*100" office:value-type="float" office:value="49.902390164989" calcext:value-type="float">
            <text:p>49.90</text:p>
          </table:table-cell>
          <table:table-cell table:formula="of:=([.J56]-[.M56])/[.J56]*100" office:value-type="float" office:value="58.2642567925528" calcext:value-type="float">
            <text:p>58.26</text:p>
          </table:table-cell>
          <table:table-cell office:value-type="float" office:value="3131.034" calcext:value-type="float">
            <text:p>3131.03</text:p>
          </table:table-cell>
          <table:table-cell office:value-type="float" office:value="321.820180722092" calcext:value-type="float">
            <text:p>321.82</text:p>
          </table:table-cell>
          <table:table-cell office:value-type="float" office:value="35.1459865" calcext:value-type="float">
            <text:p>35.15</text:p>
          </table:table-cell>
          <table:table-cell office:value-type="float" office:value="28.6825297921256" calcext:value-type="float">
            <text:p>28.68</text:p>
          </table:table-cell>
          <table:table-cell office:value-type="float" office:value="11.1301895" calcext:value-type="float">
            <text:p>11.13</text:p>
          </table:table-cell>
          <table:table-cell office:value-type="float" office:value="6.43750008159139" calcext:value-type="float">
            <text:p>6.44</text:p>
          </table:table-cell>
        </table:table-row>
        <table:table-row table:style-name="ro1">
          <table:table-cell table:style-name="ce27" office:value-type="string" calcext:value-type="string">
            <text:p>E</text:p>
          </table:table-cell>
          <table:table-cell table:style-name="ce30" table:formula="of:=AVERAGE([.B47:.B56])" office:value-type="float" office:value="461.215" calcext:value-type="float">
            <text:p>461.22</text:p>
          </table:table-cell>
          <table:table-cell table:style-name="ce30" table:formula="of:=AVERAGE([.C47:.C56])" office:value-type="float" office:value="151.736908520396" calcext:value-type="float">
            <text:p>151.74</text:p>
          </table:table-cell>
          <table:table-cell table:style-name="ce30" table:formula="of:=AVERAGE([.D47:.D56])" office:value-type="float" office:value="204.6" calcext:value-type="float">
            <text:p>204.60</text:p>
          </table:table-cell>
          <table:table-cell table:style-name="ce30" table:formula="of:=AVERAGE([.E47:.E56])" office:value-type="float" office:value="741.6" calcext:value-type="float">
            <text:p>741.60</text:p>
          </table:table-cell>
          <table:table-cell table:style-name="ce30" table:formula="of:=AVERAGE([.F47:.F56])" office:value-type="float" office:value="4672.39495" calcext:value-type="float">
            <text:p>4672.39</text:p>
          </table:table-cell>
          <table:table-cell table:style-name="ce30" table:formula="of:=AVERAGE([.G47:.G56])" office:value-type="float" office:value="1436.0361852525" calcext:value-type="float">
            <text:p>1436.04</text:p>
          </table:table-cell>
          <table:table-cell table:style-name="ce30" table:formula="of:=AVERAGE([.H47:.H56])" office:value-type="float" office:value="223.29425" calcext:value-type="float">
            <text:p>223.29</text:p>
          </table:table-cell>
          <table:table-cell table:style-name="ce30" table:formula="of:=AVERAGE([.I47:.I56])" office:value-type="float" office:value="6.44980279285126" calcext:value-type="float">
            <text:p>6.45</text:p>
          </table:table-cell>
          <table:table-cell table:style-name="ce30" table:formula="of:=AVERAGE([.J47:.J56])" office:value-type="float" office:value="1856.642" calcext:value-type="float">
            <text:p>1856.64</text:p>
          </table:table-cell>
          <table:table-cell table:style-name="ce30" table:formula="of:=AVERAGE([.K47:.K56])" office:value-type="float" office:value="1020.274325" calcext:value-type="float">
            <text:p>1020.27</text:p>
          </table:table-cell>
          <table:table-cell table:style-name="ce30" table:formula="of:=AVERAGE([.L47:.L56])" office:value-type="float" office:value="74.0620967296899" calcext:value-type="float">
            <text:p>74.06</text:p>
          </table:table-cell>
          <table:table-cell table:style-name="ce30" table:formula="of:=AVERAGE([.M47:.M56])" office:value-type="float" office:value="907.9324" calcext:value-type="float">
            <text:p>907.93</text:p>
          </table:table-cell>
          <table:table-cell table:style-name="ce30" table:formula="of:=AVERAGE([.N47:.N56])" office:value-type="float" office:value="1190.0736" calcext:value-type="float">
            <text:p>1190.07</text:p>
          </table:table-cell>
          <table:table-cell table:style-name="ce30" table:formula="of:=AVERAGE([.O47:.O56])" office:value-type="float" office:value="42.8630486445698" calcext:value-type="float">
            <text:p>42.86</text:p>
          </table:table-cell>
          <table:table-cell table:style-name="ce30" table:formula="of:=AVERAGE([.P47:.P56])" office:value-type="float" office:value="49.0163877790525" calcext:value-type="float">
            <text:p>49.02</text:p>
          </table:table-cell>
          <table:table-cell table:style-name="ce30" table:formula="of:=AVERAGE([.Q47:.Q56])" office:value-type="float" office:value="2863.75085" calcext:value-type="float">
            <text:p>2863.75</text:p>
          </table:table-cell>
          <table:table-cell table:style-name="ce30" table:formula="of:=AVERAGE([.R47:.R56])" office:value-type="float" office:value="181.248327907046" calcext:value-type="float">
            <text:p>181.25</text:p>
          </table:table-cell>
          <table:table-cell table:style-name="ce30" table:formula="of:=AVERAGE([.S47:.S56])" office:value-type="float" office:value="162.781779064327" calcext:value-type="float">
            <text:p>162.78</text:p>
          </table:table-cell>
          <table:table-cell table:style-name="ce30" table:formula="of:=AVERAGE([.T47:.T56])" office:value-type="float" office:value="60.2561790039086" calcext:value-type="float">
            <text:p>60.26</text:p>
          </table:table-cell>
          <table:table-cell table:style-name="ce30" table:formula="of:=AVERAGE([.U47:.U56])" office:value-type="float" office:value="34.2901076321635" calcext:value-type="float">
            <text:p>34.29</text:p>
          </table:table-cell>
          <table:table-cell table:style-name="ce30" table:formula="of:=AVERAGE([.V47:.V56])" office:value-type="float" office:value="10.0378781657783" calcext:value-type="float">
            <text:p>10.04</text:p>
          </table:table-cell>
        </table:table-row>
        <table:table-row table:style-name="ro1" table:number-rows-repeated="104851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Mean by family" table:style-name="ta1">
        <office:forms form:automatic-focus="false" form:apply-design-mode="false"/>
        <table:table-column table:style-name="co15" table:number-columns-repeated="1023" table:default-cell-style-name="ce26"/>
        <table:table-row table:style-name="ro1"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4" office:value-type="string" calcext:value-type="string" table:number-columns-spanned="4" table:number-rows-spanned="1">
            <text:p>Iterations</text:p>
          </table:table-cell>
          <table:covered-table-cell table:style-name="ce4" office:value-type="string" calcext:value-type="string">
            <text:p>iter.sd</text:p>
          </table:covered-table-cell>
          <table:covered-table-cell table:style-name="ce1" office:value-type="string" calcext:value-type="string">
            <text:p>iter.min</text:p>
          </table:covered-table-cell>
          <table:covered-table-cell table:style-name="ce1" office:value-type="string" calcext:value-type="string">
            <text:p>iter.max</text:p>
          </table:covered-table-cell>
          <table:table-cell table:style-name="ce4" office:value-type="string" calcext:value-type="string" table:number-columns-spanned="2" table:number-rows-spanned="1">
            <text:p>Time (sec)</text:p>
          </table:table-cell>
          <table:covered-table-cell table:style-name="ce4" office:value-type="string" calcext:value-type="string">
            <text:p>time.sd</text:p>
          </table:covered-table-cell>
          <table:table-cell table:style-name="ce4" office:value-type="string" calcext:value-type="string" table:number-columns-spanned="2" table:number-rows-spanned="1">
            <text:p>Memory usage (KiB)</text:p>
          </table:table-cell>
          <table:covered-table-cell table:style-name="ce4" office:value-type="string" calcext:value-type="string">
            <text:p>memusage.sd</text:p>
          </table:covered-table-cell>
          <table:table-cell table:style-name="ce4" office:value-type="string" calcext:value-type="string" table:number-columns-spanned="5" table:number-rows-spanned="1">
            <text:p>Cost</text:p>
          </table:table-cell>
          <table:covered-table-cell table:style-name="ce4" office:value-type="string" calcext:value-type="string">
            <text:p>Cost</text:p>
          </table:covered-table-cell>
          <table:covered-table-cell table:style-name="ce4" office:value-type="string" calcext:value-type="string">
            <text:p>cost.sd</text:p>
          </table:covered-table-cell>
          <table:covered-table-cell table:style-name="ce4" office:value-type="string" calcext:value-type="string">
            <text:p>cost.min</text:p>
          </table:covered-table-cell>
          <table:covered-table-cell table:style-name="ce4" office:value-type="string" calcext:value-type="string">
            <text:p>cost.max</text:p>
          </table:covered-table-cell>
          <table:table-cell table:style-name="ce4" office:value-type="string" calcext:value-type="string" table:number-columns-spanned="2" table:number-rows-spanned="1">
            <text:p>Improvement (%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ravel distance</text:p>
          </table:table-cell>
          <table:covered-table-cell table:style-name="ce4" office:value-type="string" calcext:value-type="string">
            <text:p>dist.sd</text:p>
          </table:covered-table-cell>
          <table:table-cell table:style-name="ce4" office:value-type="string" calcext:value-type="string" table:number-columns-spanned="2" table:number-rows-spanned="1">
            <text:p>Total tardiness</text:p>
          </table:table-cell>
          <table:covered-table-cell table:style-name="ce4" office:value-type="string" calcext:value-type="string">
            <text:p>tard.sd</text:p>
          </table:covered-table-cell>
          <table:table-cell table:style-name="ce4" office:value-type="string" calcext:value-type="string" table:number-columns-spanned="2" table:number-rows-spanned="1">
            <text:p>Maximum tardiness</text:p>
          </table:table-cell>
          <table:covered-table-cell table:style-name="ce4" office:value-type="string" calcext:value-type="string">
            <text:p>tmax.sd</text:p>
          </table:covered-table-cell>
          <table:table-cell table:style-name="ce9" table:number-columns-repeated="1001"/>
        </table:table-row>
        <table:table-row table:style-name="ro1">
          <table:covered-table-cell table:style-name="ce1"/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D</text:p>
          </table:table-cell>
          <table:table-cell table:style-name="ce9" table:number-columns-repeated="1001"/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35" office:value-type="float" office:value="8.195" calcext:value-type="float">
            <text:p>8.20</text:p>
          </table:table-cell>
          <table:table-cell table:style-name="ce35" office:value-type="float" office:value="1.30211935666417" calcext:value-type="float">
            <text:p>1.30</text:p>
          </table:table-cell>
          <table:table-cell table:style-name="ce35" office:value-type="float" office:value="6.8" calcext:value-type="float">
            <text:p>6.80</text:p>
          </table:table-cell>
          <table:table-cell table:style-name="ce35" office:value-type="float" office:value="11.2" calcext:value-type="float">
            <text:p>11.20</text:p>
          </table:table-cell>
          <table:table-cell table:style-name="ce35" office:value-type="float" office:value="0.47135" calcext:value-type="float">
            <text:p>0.47</text:p>
          </table:table-cell>
          <table:table-cell table:style-name="ce35" office:value-type="float" office:value="0.205119615330531" calcext:value-type="float">
            <text:p>0.21</text:p>
          </table:table-cell>
          <table:table-cell table:style-name="ce35" office:value-type="float" office:value="134.243885" calcext:value-type="float">
            <text:p>134.24</text:p>
          </table:table-cell>
          <table:table-cell table:style-name="ce35" office:value-type="float" office:value="0.093114803071271" calcext:value-type="float">
            <text:p>0.09</text:p>
          </table:table-cell>
          <table:table-cell table:style-name="ce35" office:value-type="float" office:value="275.7544" calcext:value-type="float">
            <text:p>275.75</text:p>
          </table:table-cell>
          <table:table-cell table:style-name="ce35" office:value-type="float" office:value="225.653085" calcext:value-type="float">
            <text:p>225.65</text:p>
          </table:table-cell>
          <table:table-cell table:style-name="ce35" office:value-type="float" office:value="1.72302420620859" calcext:value-type="float">
            <text:p>1.72</text:p>
          </table:table-cell>
          <table:table-cell table:style-name="ce35" office:value-type="float" office:value="225.1943" calcext:value-type="float">
            <text:p>225.19</text:p>
          </table:table-cell>
          <table:table-cell table:style-name="ce35" office:value-type="float" office:value="232.0122" calcext:value-type="float">
            <text:p>232.01</text:p>
          </table:table-cell>
          <table:table-cell table:style-name="ce35" office:value-type="float" office:value="16.5688681872147" calcext:value-type="float">
            <text:p>16.57</text:p>
          </table:table-cell>
          <table:table-cell table:style-name="ce35" office:value-type="float" office:value="16.7630974568895" calcext:value-type="float">
            <text:p>16.76</text:p>
          </table:table-cell>
          <table:table-cell table:style-name="ce35" office:value-type="float" office:value="639.73679" calcext:value-type="float">
            <text:p>639.74</text:p>
          </table:table-cell>
          <table:table-cell table:style-name="ce35" office:value-type="float" office:value="6.74045922156667" calcext:value-type="float">
            <text:p>6.74</text:p>
          </table:table-cell>
          <table:table-cell table:style-name="ce35" office:value-type="float" office:value="21.365076" calcext:value-type="float">
            <text:p>21.37</text:p>
          </table:table-cell>
          <table:table-cell table:style-name="ce35" office:value-type="float" office:value="1.04758750813678" calcext:value-type="float">
            <text:p>1.05</text:p>
          </table:table-cell>
          <table:table-cell table:style-name="ce35" office:value-type="float" office:value="15.857183" calcext:value-type="float">
            <text:p>15.86</text:p>
          </table:table-cell>
          <table:table-cell table:style-name="ce35" office:value-type="float" office:value="0.523793754068386" calcext:value-type="float">
            <text:p>0.52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B</text:p>
          </table:table-cell>
          <table:table-cell table:style-name="ce35" office:value-type="float" office:value="31.42" calcext:value-type="float">
            <text:p>31.42</text:p>
          </table:table-cell>
          <table:table-cell table:style-name="ce35" office:value-type="float" office:value="8.02926053771837" calcext:value-type="float">
            <text:p>8.03</text:p>
          </table:table-cell>
          <table:table-cell table:style-name="ce35" office:value-type="float" office:value="19.1" calcext:value-type="float">
            <text:p>19.10</text:p>
          </table:table-cell>
          <table:table-cell table:style-name="ce35" office:value-type="float" office:value="47.5" calcext:value-type="float">
            <text:p>47.50</text:p>
          </table:table-cell>
          <table:table-cell table:style-name="ce35" office:value-type="float" office:value="87.74436" calcext:value-type="float">
            <text:p>87.74</text:p>
          </table:table-cell>
          <table:table-cell table:style-name="ce35" office:value-type="float" office:value="38.4480129831267" calcext:value-type="float">
            <text:p>38.45</text:p>
          </table:table-cell>
          <table:table-cell table:style-name="ce35" office:value-type="float" office:value="138.10883" calcext:value-type="float">
            <text:p>138.11</text:p>
          </table:table-cell>
          <table:table-cell table:style-name="ce35" office:value-type="float" office:value="1.39364838675294" calcext:value-type="float">
            <text:p>1.39</text:p>
          </table:table-cell>
          <table:table-cell table:style-name="ce35" office:value-type="float" office:value="936.3754" calcext:value-type="float">
            <text:p>936.38</text:p>
          </table:table-cell>
          <table:table-cell table:style-name="ce35" office:value-type="float" office:value="425.84608" calcext:value-type="float">
            <text:p>425.85</text:p>
          </table:table-cell>
          <table:table-cell table:style-name="ce35" office:value-type="float" office:value="18.8079678509934" calcext:value-type="float">
            <text:p>18.81</text:p>
          </table:table-cell>
          <table:table-cell table:style-name="ce35" office:value-type="float" office:value="408.975" calcext:value-type="float">
            <text:p>408.98</text:p>
          </table:table-cell>
          <table:table-cell table:style-name="ce35" office:value-type="float" office:value="483.0814" calcext:value-type="float">
            <text:p>483.08</text:p>
          </table:table-cell>
          <table:table-cell table:style-name="ce35" office:value-type="float" office:value="49.6596865641766" calcext:value-type="float">
            <text:p>49.66</text:p>
          </table:table-cell>
          <table:table-cell table:style-name="ce35" office:value-type="float" office:value="51.3170616479039" calcext:value-type="float">
            <text:p>51.32</text:p>
          </table:table-cell>
          <table:table-cell table:style-name="ce35" office:value-type="float" office:value="1162.46924" calcext:value-type="float">
            <text:p>1162.47</text:p>
          </table:table-cell>
          <table:table-cell table:style-name="ce35" office:value-type="float" office:value="44.1736581824941" calcext:value-type="float">
            <text:p>44.17</text:p>
          </table:table-cell>
          <table:table-cell table:style-name="ce35" office:value-type="float" office:value="79.34262505" calcext:value-type="float">
            <text:p>79.34</text:p>
          </table:table-cell>
          <table:table-cell table:style-name="ce35" office:value-type="float" office:value="27.785135620988" calcext:value-type="float">
            <text:p>27.79</text:p>
          </table:table-cell>
          <table:table-cell table:style-name="ce35" office:value-type="float" office:value="35.7261112" calcext:value-type="float">
            <text:p>35.73</text:p>
          </table:table-cell>
          <table:table-cell table:style-name="ce35" office:value-type="float" office:value="6.70743777383608" calcext:value-type="float">
            <text:p>6.71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C</text:p>
          </table:table-cell>
          <table:table-cell table:style-name="ce35" office:value-type="float" office:value="127.82" calcext:value-type="float">
            <text:p>127.82</text:p>
          </table:table-cell>
          <table:table-cell table:style-name="ce35" office:value-type="float" office:value="35.5866572091393" calcext:value-type="float">
            <text:p>35.59</text:p>
          </table:table-cell>
          <table:table-cell table:style-name="ce35" office:value-type="float" office:value="69.8" calcext:value-type="float">
            <text:p>69.80</text:p>
          </table:table-cell>
          <table:table-cell table:style-name="ce35" office:value-type="float" office:value="203.4" calcext:value-type="float">
            <text:p>203.40</text:p>
          </table:table-cell>
          <table:table-cell table:style-name="ce35" office:value-type="float" office:value="381.45146" calcext:value-type="float">
            <text:p>381.45</text:p>
          </table:table-cell>
          <table:table-cell table:style-name="ce35" office:value-type="float" office:value="132.141567944745" calcext:value-type="float">
            <text:p>132.14</text:p>
          </table:table-cell>
          <table:table-cell table:style-name="ce35" office:value-type="float" office:value="148.306405" calcext:value-type="float">
            <text:p>148.31</text:p>
          </table:table-cell>
          <table:table-cell table:style-name="ce35" office:value-type="float" office:value="3.32811499316477" calcext:value-type="float">
            <text:p>3.33</text:p>
          </table:table-cell>
          <table:table-cell table:style-name="ce35" office:value-type="float" office:value="1705.8586" calcext:value-type="float">
            <text:p>1705.86</text:p>
          </table:table-cell>
          <table:table-cell table:style-name="ce35" office:value-type="float" office:value="660.01409" calcext:value-type="float">
            <text:p>660.01</text:p>
          </table:table-cell>
          <table:table-cell table:style-name="ce35" office:value-type="float" office:value="35.4010569326834" calcext:value-type="float">
            <text:p>35.40</text:p>
          </table:table-cell>
          <table:table-cell table:style-name="ce35" office:value-type="float" office:value="618.8496" calcext:value-type="float">
            <text:p>618.85</text:p>
          </table:table-cell>
          <table:table-cell table:style-name="ce35" office:value-type="float" office:value="747.5823" calcext:value-type="float">
            <text:p>747.58</text:p>
          </table:table-cell>
          <table:table-cell table:style-name="ce35" office:value-type="float" office:value="51.2618339395773" calcext:value-type="float">
            <text:p>51.26</text:p>
          </table:table-cell>
          <table:table-cell table:style-name="ce35" office:value-type="float" office:value="53.9780155152907" calcext:value-type="float">
            <text:p>53.98</text:p>
          </table:table-cell>
          <table:table-cell table:style-name="ce35" office:value-type="float" office:value="1658.47585" calcext:value-type="float">
            <text:p>1658.48</text:p>
          </table:table-cell>
          <table:table-cell table:style-name="ce35" office:value-type="float" office:value="63.3824766721064" calcext:value-type="float">
            <text:p>63.38</text:p>
          </table:table-cell>
          <table:table-cell table:style-name="ce35" office:value-type="float" office:value="262.77045455" calcext:value-type="float">
            <text:p>262.77</text:p>
          </table:table-cell>
          <table:table-cell table:style-name="ce35" office:value-type="float" office:value="65.9564495833773" calcext:value-type="float">
            <text:p>65.96</text:p>
          </table:table-cell>
          <table:table-cell table:style-name="ce35" office:value-type="float" office:value="58.7958066" calcext:value-type="float">
            <text:p>58.80</text:p>
          </table:table-cell>
          <table:table-cell table:style-name="ce35" office:value-type="float" office:value="13.6977986773968" calcext:value-type="float">
            <text:p>13.70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D</text:p>
          </table:table-cell>
          <table:table-cell table:style-name="ce35" office:value-type="float" office:value="271.005" calcext:value-type="float">
            <text:p>271.01</text:p>
          </table:table-cell>
          <table:table-cell table:style-name="ce35" office:value-type="float" office:value="86.967064225826" calcext:value-type="float">
            <text:p>86.97</text:p>
          </table:table-cell>
          <table:table-cell table:style-name="ce35" office:value-type="float" office:value="149.9" calcext:value-type="float">
            <text:p>149.90</text:p>
          </table:table-cell>
          <table:table-cell table:style-name="ce35" office:value-type="float" office:value="491.3" calcext:value-type="float">
            <text:p>491.30</text:p>
          </table:table-cell>
          <table:table-cell table:style-name="ce35" office:value-type="float" office:value="1139.65569" calcext:value-type="float">
            <text:p>1139.66</text:p>
          </table:table-cell>
          <table:table-cell table:style-name="ce35" office:value-type="float" office:value="382.467945034734" calcext:value-type="float">
            <text:p>382.47</text:p>
          </table:table-cell>
          <table:table-cell table:style-name="ce35" office:value-type="float" office:value="174.1142" calcext:value-type="float">
            <text:p>174.11</text:p>
          </table:table-cell>
          <table:table-cell table:style-name="ce35" office:value-type="float" office:value="7.03518383552408" calcext:value-type="float">
            <text:p>7.04</text:p>
          </table:table-cell>
          <table:table-cell table:style-name="ce35" office:value-type="float" office:value="1891.806" calcext:value-type="float">
            <text:p>1891.81</text:p>
          </table:table-cell>
          <table:table-cell table:style-name="ce35" office:value-type="float" office:value="854.453715" calcext:value-type="float">
            <text:p>854.45</text:p>
          </table:table-cell>
          <table:table-cell table:style-name="ce35" office:value-type="float" office:value="48.1425083278503" calcext:value-type="float">
            <text:p>48.14</text:p>
          </table:table-cell>
          <table:table-cell table:style-name="ce35" office:value-type="float" office:value="788.3654" calcext:value-type="float">
            <text:p>788.37</text:p>
          </table:table-cell>
          <table:table-cell table:style-name="ce35" office:value-type="float" office:value="963.2943" calcext:value-type="float">
            <text:p>963.29</text:p>
          </table:table-cell>
          <table:table-cell table:style-name="ce35" office:value-type="float" office:value="49.4046572224421" calcext:value-type="float">
            <text:p>49.40</text:p>
          </table:table-cell>
          <table:table-cell table:style-name="ce35" office:value-type="float" office:value="53.5191135782796" calcext:value-type="float">
            <text:p>53.52</text:p>
          </table:table-cell>
          <table:table-cell table:style-name="ce35" office:value-type="float" office:value="2210.18515" calcext:value-type="float">
            <text:p>2210.19</text:p>
          </table:table-cell>
          <table:table-cell table:style-name="ce35" office:value-type="float" office:value="113.852230613058" calcext:value-type="float">
            <text:p>113.85</text:p>
          </table:table-cell>
          <table:table-cell table:style-name="ce35" office:value-type="float" office:value="291.499065645" calcext:value-type="float">
            <text:p>291.50</text:p>
          </table:table-cell>
          <table:table-cell table:style-name="ce35" office:value-type="float" office:value="51.7359485228367" calcext:value-type="float">
            <text:p>51.74</text:p>
          </table:table-cell>
          <table:table-cell table:style-name="ce35" office:value-type="float" office:value="61.67750698" calcext:value-type="float">
            <text:p>61.68</text:p>
          </table:table-cell>
          <table:table-cell table:style-name="ce35" office:value-type="float" office:value="19.100861282474" calcext:value-type="float">
            <text:p>19.10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35" office:value-type="float" office:value="461.215" calcext:value-type="float">
            <text:p>461.22</text:p>
          </table:table-cell>
          <table:table-cell table:style-name="ce35" office:value-type="float" office:value="151.736908520396" calcext:value-type="float">
            <text:p>151.74</text:p>
          </table:table-cell>
          <table:table-cell table:style-name="ce35" office:value-type="float" office:value="204.6" calcext:value-type="float">
            <text:p>204.60</text:p>
          </table:table-cell>
          <table:table-cell table:style-name="ce35" office:value-type="float" office:value="741.6" calcext:value-type="float">
            <text:p>741.60</text:p>
          </table:table-cell>
          <table:table-cell table:style-name="ce35" office:value-type="float" office:value="4672.39495" calcext:value-type="float">
            <text:p>4672.39</text:p>
          </table:table-cell>
          <table:table-cell table:style-name="ce35" office:value-type="float" office:value="1436.0361852525" calcext:value-type="float">
            <text:p>1436.04</text:p>
          </table:table-cell>
          <table:table-cell table:style-name="ce35" office:value-type="float" office:value="223.29425" calcext:value-type="float">
            <text:p>223.29</text:p>
          </table:table-cell>
          <table:table-cell table:style-name="ce35" office:value-type="float" office:value="6.44980279285126" calcext:value-type="float">
            <text:p>6.45</text:p>
          </table:table-cell>
          <table:table-cell table:style-name="ce35" office:value-type="float" office:value="1856.642" calcext:value-type="float">
            <text:p>1856.64</text:p>
          </table:table-cell>
          <table:table-cell table:style-name="ce35" office:value-type="float" office:value="1020.274325" calcext:value-type="float">
            <text:p>1020.27</text:p>
          </table:table-cell>
          <table:table-cell table:style-name="ce35" office:value-type="float" office:value="74.0620967296899" calcext:value-type="float">
            <text:p>74.06</text:p>
          </table:table-cell>
          <table:table-cell table:style-name="ce35" office:value-type="float" office:value="907.9324" calcext:value-type="float">
            <text:p>907.93</text:p>
          </table:table-cell>
          <table:table-cell table:style-name="ce35" office:value-type="float" office:value="1190.0736" calcext:value-type="float">
            <text:p>1190.07</text:p>
          </table:table-cell>
          <table:table-cell table:style-name="ce35" office:value-type="float" office:value="42.8630486445698" calcext:value-type="float">
            <text:p>42.86</text:p>
          </table:table-cell>
          <table:table-cell table:style-name="ce35" office:value-type="float" office:value="49.0163877790525" calcext:value-type="float">
            <text:p>49.02</text:p>
          </table:table-cell>
          <table:table-cell table:style-name="ce35" office:value-type="float" office:value="2863.75085" calcext:value-type="float">
            <text:p>2863.75</text:p>
          </table:table-cell>
          <table:table-cell table:style-name="ce35" office:value-type="float" office:value="181.248327907046" calcext:value-type="float">
            <text:p>181.25</text:p>
          </table:table-cell>
          <table:table-cell table:style-name="ce35" office:value-type="float" office:value="162.781779064327" calcext:value-type="float">
            <text:p>162.78</text:p>
          </table:table-cell>
          <table:table-cell table:style-name="ce35" office:value-type="float" office:value="60.2561790039086" calcext:value-type="float">
            <text:p>60.26</text:p>
          </table:table-cell>
          <table:table-cell table:style-name="ce35" office:value-type="float" office:value="34.2901076321635" calcext:value-type="float">
            <text:p>34.29</text:p>
          </table:table-cell>
          <table:table-cell table:style-name="ce35" office:value-type="float" office:value="10.0378781657783" calcext:value-type="float">
            <text:p>10.04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F</text:p>
          </table:table-cell>
          <table:table-cell table:number-columns-repeated="21" table:style-name="ce35" office:value-type="string" calcext:value-type="string">
            <text:p>--</text:p>
          </table:table-cell>
          <table:table-cell table:style-name="ce34" table:number-columns-repeated="1001"/>
        </table:table-row>
        <table:table-row table:style-name="ro1">
          <table:table-cell table:style-name="ce34" office:value-type="string" calcext:value-type="string">
            <text:p>G</text:p>
          </table:table-cell>
          <table:table-cell table:number-columns-repeated="21" table:style-name="ce35" office:value-type="string" calcext:value-type="string">
            <text:p>--</text:p>
          </table:table-cell>
          <table:table-cell table:style-name="ce34" table:number-columns-repeated="100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raw.A1:raw.T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9:35:30.715251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7:21:42.110317926</meta:creation-date>
    <meta:generator>LibreOffice/6.4.7.2$Linux_X86_64 LibreOffice_project/40$Build-2</meta:generator>
    <dc:date>2021-06-04T09:49:51.043074944</dc:date>
    <meta:editing-duration>PT34M31S</meta:editing-duration>
    <meta:editing-cycles>17</meta:editing-cycles>
    <meta:document-statistic meta:table-count="3" meta:cell-count="2468" meta:object-count="0"/>
  </office:meta>
</office:document-meta>
</file>